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"/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2">
      <style:table-cell-properties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38"/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39">
      <style:table-cell-properties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text-underline-style="solid" style:text-underline-type="single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co3" style:family="table-column">
      <style:table-column-properties fo:break-before="auto" style:column-width="4.67783333333333cm"/>
    </style:style>
    <style:style style:name="co4" style:family="table-column">
      <style:table-column-properties fo:break-before="auto" style:column-width="1.54516666666667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667cm"/>
    </style:style>
    <style:style style:name="co7" style:family="table-column">
      <style:table-column-properties fo:break-before="auto" style:column-width="3.66183333333333cm"/>
    </style:style>
    <style:style style:name="co8" style:family="table-column">
      <style:table-column-properties fo:break-before="auto" style:column-width="4.27566666666667cm"/>
    </style:style>
    <style:style style:name="co9" style:family="table-column">
      <style:table-column-properties fo:break-before="auto" style:column-width="2.7305cm"/>
    </style:style>
    <style:style style:name="co10" style:family="table-column">
      <style:table-column-properties fo:break-before="auto" style:column-width="4.72016666666667cm"/>
    </style:style>
    <style:style style:name="co11" style:family="table-column">
      <style:table-column-properties fo:break-before="auto" style:column-width="5.0165cm"/>
    </style:style>
    <style:style style:name="co12" style:family="table-column">
      <style:table-column-properties fo:break-before="auto" style:column-width="3.21733333333333cm"/>
    </style:style>
    <style:style style:name="co13" style:family="table-column">
      <style:table-column-properties fo:break-before="auto" style:column-width="2.68816666666667cm"/>
    </style:style>
    <style:style style:name="co14" style:family="table-column">
      <style:table-column-properties fo:break-before="auto" style:column-width="1.41816666666667cm"/>
    </style:style>
    <style:style style:name="co15" style:family="table-column">
      <style:table-column-properties fo:break-before="auto" style:column-width="3.81cm"/>
    </style:style>
    <style:style style:name="co16" style:family="table-column">
      <style:table-column-properties fo:break-before="auto" style:column-width="2.45533333333333cm"/>
    </style:style>
    <style:style style:name="co17" style:family="table-column">
      <style:table-column-properties fo:break-before="auto" style:column-width="0.9525cm"/>
    </style:style>
    <style:style style:name="co18" style:family="table-column">
      <style:table-column-properties fo:break-before="auto" style:column-width="4.84716666666667cm"/>
    </style:style>
    <style:style style:name="co19" style:family="table-column">
      <style:table-column-properties fo:break-before="auto" style:column-width="1.82033333333333cm"/>
    </style:style>
    <style:style style:name="co20" style:family="table-column">
      <style:table-column-properties fo:break-before="auto" style:column-width="4.04283333333333cm"/>
    </style:style>
    <style:style style:name="co21" style:family="table-column">
      <style:table-column-properties fo:break-before="auto" style:column-width="3.97933333333333cm"/>
    </style:style>
    <style:style style:name="co22" style:family="table-column">
      <style:table-column-properties fo:break-before="auto" style:column-width="3.13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lobal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number-columns-spanned="3" table:number-rows-spanned="1" table:style-name="ce23">
            <text:p>Gains</text:p>
          </table:table-cell>
          <table:covered-table-cell table:number-columns-repeated="2"/>
          <table:table-cell office:value-type="string" table:number-columns-spanned="3" table:number-rows-spanned="1" table:style-name="ce23">
            <text:p>Offset</text:p>
          </table:table-cell>
          <table:covered-table-cell table:number-columns-repeated="2"/>
          <table:table-cell table:number-columns-repeated="16376"/>
        </table:table-row>
        <table:table-row table:style-name="ro1">
          <table:table-cell/>
          <table:table-cell table:style-name="ce1"/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office:value-type="string" table:style-name="ce2">
            <text:p>z</text:p>
          </table:table-cell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office:value-type="string" table:style-name="ce2">
            <text:p>z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C 1</text:p>
          </table:table-cell>
          <table:table-cell office:value-type="float" office:value="13780" table:formula="of:=[LC_1.G6]" table:style-name="ce1">
            <text:p>13780</text:p>
          </table:table-cell>
          <table:table-cell office:value-type="float" office:value="13827" table:formula="of:=[LC_1.G10]" table:style-name="ce1">
            <text:p>13827</text:p>
          </table:table-cell>
          <table:table-cell office:value-type="float" office:value="12504" table:formula="of:=[LC_1.G14]" table:style-name="ce1">
            <text:p>12504</text:p>
          </table:table-cell>
          <table:table-cell office:value-type="float" office:value="-0.33986724055553807" table:formula="of:=[LC_1.L7]" table:style-name="ce3">
            <text:p>-0.34</text:p>
          </table:table-cell>
          <table:table-cell office:value-type="float" office:value="-6.0274746190453588E-2" table:formula="of:=[LC_1.L11]" table:style-name="ce3">
            <text:p>-0.06</text:p>
          </table:table-cell>
          <table:table-cell office:value-type="float" office:value="0.19548854078570987" table:formula="of:=[LC_1.L15]" table:style-name="ce3">
            <text:p>0.2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C 3</text:p>
          </table:table-cell>
          <table:table-cell office:value-type="float" office:value="13530" table:style-name="ce1">
            <text:p>13530</text:p>
          </table:table-cell>
          <table:table-cell office:value-type="float" office:value="13660" table:style-name="ce1">
            <text:p>13660</text:p>
          </table:table-cell>
          <table:table-cell office:value-type="float" office:value="12240" table:style-name="ce1">
            <text:p>12240</text:p>
          </table:table-cell>
          <table:table-cell office:value-type="float" office:value="-3.53" table:style-name="ce3">
            <text:p>-3.53</text:p>
          </table:table-cell>
          <table:table-cell office:value-type="float" office:value="-3.38" table:style-name="ce3">
            <text:p>-3.38</text:p>
          </table:table-cell>
          <table:table-cell office:value-type="float" office:value="0.83" table:style-name="ce3">
            <text:p>0.8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C 4</text:p>
          </table:table-cell>
          <table:table-cell office:value-type="float" office:value="13230" table:style-name="ce1">
            <text:p>13230</text:p>
          </table:table-cell>
          <table:table-cell office:value-type="float" office:value="13330" table:style-name="ce1">
            <text:p>13330</text:p>
          </table:table-cell>
          <table:table-cell office:value-type="float" office:value="12385" table:style-name="ce1">
            <text:p>12385</text:p>
          </table:table-cell>
          <table:table-cell office:value-type="float" office:value="-3.05" table:style-name="ce3">
            <text:p>-3.05</text:p>
          </table:table-cell>
          <table:table-cell office:value-type="float" office:value="-1.73" table:style-name="ce3">
            <text:p>-1.73</text:p>
          </table:table-cell>
          <table:table-cell office:value-type="float" office:value="-0.03" table:style-name="ce3">
            <text:p>-0.0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C 5</text:p>
          </table:table-cell>
          <table:table-cell office:value-type="float" office:value="13612" table:style-name="ce1">
            <text:p>13612</text:p>
          </table:table-cell>
          <table:table-cell office:value-type="float" office:value="13785" table:style-name="ce1">
            <text:p>13785</text:p>
          </table:table-cell>
          <table:table-cell office:value-type="float" office:value="12294" table:style-name="ce1">
            <text:p>12294</text:p>
          </table:table-cell>
          <table:table-cell office:value-type="float" office:value="-1.58" table:style-name="ce1">
            <text:p>-1.58</text:p>
          </table:table-cell>
          <table:table-cell office:value-type="float" office:value="-3.2" table:style-name="ce1">
            <text:p>-3.2</text:p>
          </table:table-cell>
          <table:table-cell office:value-type="float" office:value="0.06" table:style-name="ce1">
            <text:p>0.0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C 5 v2</text:p>
          </table:table-cell>
          <table:table-cell office:value-type="float" office:value="13607" table:style-name="ce1">
            <text:p>13607</text:p>
          </table:table-cell>
          <table:table-cell office:value-type="float" office:value="13823" table:style-name="ce1">
            <text:p>13823</text:p>
          </table:table-cell>
          <table:table-cell office:value-type="float" office:value="12354" table:style-name="ce1">
            <text:p>12354</text:p>
          </table:table-cell>
          <table:table-cell office:value-type="float" office:value="-1.6" table:style-name="ce1">
            <text:p>-1.6</text:p>
          </table:table-cell>
          <table:table-cell office:value-type="float" office:value="-3.16" table:style-name="ce1">
            <text:p>-3.16</text:p>
          </table:table-cell>
          <table:table-cell office:value-type="float" office:value="0.08" table:style-name="ce1">
            <text:p>0.0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C 6</text:p>
          </table:table-cell>
          <table:table-cell office:value-type="float" office:value="13712" table:style-name="ce1">
            <text:p>13712</text:p>
          </table:table-cell>
          <table:table-cell office:value-type="float" office:value="13614" table:style-name="ce1">
            <text:p>13614</text:p>
          </table:table-cell>
          <table:table-cell office:value-type="float" office:value="12254" table:style-name="ce1">
            <text:p>12254</text:p>
          </table:table-cell>
          <table:table-cell office:value-type="float" office:value="-0.27" table:style-name="ce1">
            <text:p>-0.27</text:p>
          </table:table-cell>
          <table:table-cell office:value-type="float" office:value="-1.65" table:style-name="ce1">
            <text:p>-1.65</text:p>
          </table:table-cell>
          <table:table-cell office:value-type="float" office:value="-2.69" table:style-name="ce1">
            <text:p>-2.6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C 9</text:p>
          </table:table-cell>
          <table:table-cell office:value-type="float" office:value="13124" table:style-name="ce1">
            <text:p>13124</text:p>
          </table:table-cell>
          <table:table-cell office:value-type="float" office:value="13301" table:style-name="ce1">
            <text:p>13301</text:p>
          </table:table-cell>
          <table:table-cell office:value-type="float" office:value="12441" table:style-name="ce1">
            <text:p>12441</text:p>
          </table:table-cell>
          <table:table-cell office:value-type="float" office:value="0.94" table:style-name="ce1">
            <text:p>0.94</text:p>
          </table:table-cell>
          <table:table-cell office:value-type="float" office:value="3.25" table:style-name="ce1">
            <text:p>3.25</text:p>
          </table:table-cell>
          <table:table-cell office:value-type="float" office:value="-0.18" table:style-name="ce1">
            <text:p>-0.1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C 11</text:p>
          </table:table-cell>
          <table:table-cell office:value-type="float" office:value="13516" table:style-name="ce1">
            <text:p>13516</text:p>
          </table:table-cell>
          <table:table-cell office:value-type="float" office:value="13481" table:style-name="ce1">
            <text:p>13481</text:p>
          </table:table-cell>
          <table:table-cell office:value-type="float" office:value="12418" table:style-name="ce1">
            <text:p>12418</text:p>
          </table:table-cell>
          <table:table-cell office:value-type="float" office:value="0.66" table:style-name="ce1">
            <text:p>0.66</text:p>
          </table:table-cell>
          <table:table-cell office:value-type="float" office:value="1.49" table:style-name="ce1">
            <text:p>1.49</text:p>
          </table:table-cell>
          <table:table-cell office:value-type="float" office:value="-1.91" table:style-name="ce1">
            <text:p>-1.9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C 12</text:p>
          </table:table-cell>
          <table:table-cell office:value-type="float" office:value="13761" table:style-name="ce1">
            <text:p>13761</text:p>
          </table:table-cell>
          <table:table-cell office:value-type="float" office:value="13823" table:style-name="ce1">
            <text:p>13823</text:p>
          </table:table-cell>
          <table:table-cell office:value-type="float" office:value="12550" table:style-name="ce1">
            <text:p>12550</text:p>
          </table:table-cell>
          <table:table-cell office:value-type="float" office:value="-1.3" table:style-name="ce1">
            <text:p>-1.3</text:p>
          </table:table-cell>
          <table:table-cell office:value-type="float" office:value="-2.11" table:style-name="ce1">
            <text:p>-2.11</text:p>
          </table:table-cell>
          <table:table-cell office:value-type="float" office:value="0.61" table:style-name="ce1">
            <text:p>0.61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4"/>
          <table:table-cell table:number-columns-repeated="16381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LC_1" table:style-name="ta1">
        <table:table-column table:style-name="co3" table:default-cell-style-name="ce7"/>
        <table:table-column table:style-name="co4" table:default-cell-style-name="ce6"/>
        <table:table-column table:style-name="co1" table:default-cell-style-name="ce6"/>
        <table:table-column table:style-name="co5" table:number-columns-repeated="2" table:default-cell-style-name="ce7"/>
        <table:table-column table:style-name="co6" table:default-cell-style-name="ce7"/>
        <table:table-column table:style-name="co1" table:default-cell-style-name="ce7"/>
        <table:table-column table:style-name="co7" table:default-cell-style-name="ce7"/>
        <table:table-column table:style-name="co1" table:number-columns-repeated="1015" table:default-cell-style-name="ce7"/>
        <table:table-column table:style-name="co2" table:number-columns-repeated="15361" table:default-cell-style-name="ce1"/>
        <table:table-row table:style-name="ro1">
          <table:table-cell office:value-type="string" table:style-name="ce5">
            <text:p>CALIBRATION VALUES</text:p>
          </table:table-cell>
          <table:table-cell table:number-columns-repeated="2"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6"/>
          <table:table-cell office:value-type="float" office:value="0.5" table:style-name="ce7">
            <text:p>0.5</text:p>
          </table:table-cell>
          <table:table-cell office:value-type="float" office:value="1.5" table:style-name="ce7">
            <text:p>1.5</text:p>
          </table:table-cell>
          <table:table-cell table:number-columns-repeated="7" table:style-name="ce7"/>
          <table:table-cell table:number-columns-repeated="16372" table:style-name="ce5"/>
        </table:table-row>
        <table:table-row table:style-name="ro1">
          <table:table-cell office:value-type="string" table:style-name="ce8">
            <text:p>Loadcell #1</text:p>
          </table:table-cell>
          <table:table-cell office:value-type="string" table:style-name="ce9">
            <text:p>Axis</text:p>
          </table:table-cell>
          <table:table-cell office:value-type="string" table:style-name="ce9">
            <text:p>Direction</text:p>
          </table:table-cell>
          <table:table-cell office:value-type="string" table:style-name="ce10">
            <text:p>Mean voltage value 0.5 kg</text:p>
          </table:table-cell>
          <table:table-cell office:value-type="string" table:style-name="ce10">
            <text:p>Mean voltage value 1.5 kg</text:p>
          </table:table-cell>
          <table:table-cell office:value-type="string" table:style-name="ce10">
            <text:p>Gain</text:p>
          </table:table-cell>
          <table:table-cell office:value-type="string" table:style-name="ce10">
            <text:p>Gain selected</text:p>
          </table:table-cell>
          <table:table-cell table:style-name="ce10"/>
          <table:table-cell office:value-type="string" table:style-name="ce11">
            <text:p>Offset 1.5</text:p>
          </table:table-cell>
          <table:table-cell office:value-type="string" table:style-name="ce10">
            <text:p>Offset 0.5</text:p>
          </table:table-cell>
          <table:table-cell office:value-type="string" table:style-name="ce10">
            <text:p>Offset Mean</text:p>
          </table:table-cell>
          <table:table-cell office:value-type="string" table:style-name="ce10">
            <text:p>Offset selected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could be loadcell 5 for Martinjn)</text:p>
          </table:table-cell>
          <table:table-cell office:value-type="string" table:style-name="ce6">
            <text:p>x</text:p>
          </table:table-cell>
          <table:table-cell office:value-type="string" table:style-name="ce6">
            <text:p>neutral</text:p>
          </table:table-cell>
          <table:table-cell table:style-name="ce7"/>
          <table:table-cell table:style-name="ce1"/>
          <table:table-cell table:number-columns-repeated="1018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+</text:p>
          </table:table-cell>
          <table:table-cell office:value-type="float" office:value="3.8320299999999998E-4" table:style-name="ce12">
            <text:p>0.0003832</text:p>
          </table:table-cell>
          <table:table-cell office:value-type="float" office:value="1.0927422222222201E-3" table:style-name="ce12">
            <text:p>0.0010927</text:p>
          </table:table-cell>
          <table:table-cell office:value-type="float" office:value="13825.874162778295" table:formula="of:=([.$E$3]-[.$D$3])*9.81/([.E6]-[.D6])" table:style-name="ce13">
            <text:p>13825.87</text:p>
          </table:table-cell>
          <table:table-cell office:value-type="float" office:value="13780" table:style-name="ce14">
            <text:p>13780</text:p>
          </table:table-cell>
          <table:table-cell table:style-name="ce14"/>
          <table:table-cell office:value-type="float" office:value="-0.34298782222219337" table:formula="of:=([.$E$3]*9.81-[.G6]*[.E6])" table:style-name="ce15">
            <text:p>-0.34</text:p>
          </table:table-cell>
          <table:table-cell office:value-type="float" office:value="-0.37553733999999928" table:formula="of:=([.$D$3]*9.81-[.D6]*[.G6])" table:style-name="ce15">
            <text:p>-0.38</text:p>
          </table:table-cell>
          <table:table-cell office:value-type="float" office:value="-0.35926258111109632" table:formula="of:=AVERAGE([.I6:.J6])" table:style-name="ce15">
            <text:p>-0.36</text:p>
          </table:table-cell>
          <table:table-cell table:style-name="ce15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float" office:value="-3.3146333333333299E-4" table:style-name="ce12">
            <text:p>-0.0003315</text:p>
          </table:table-cell>
          <table:table-cell office:value-type="float" office:value="-1.0458266666666699E-3" table:style-name="ce12">
            <text:p>-0.0010458</text:p>
          </table:table-cell>
          <table:table-cell office:value-type="float" office:value="13732.507734159486" table:formula="of:=(-[.$E$3]--[.$D$3])*9.81/([.E7]-[.D7])" table:style-name="ce13">
            <text:p>13732.51</text:p>
          </table:table-cell>
          <table:table-cell office:value-type="float" office:value="13780" table:style-name="ce14">
            <text:p>13780</text:p>
          </table:table-cell>
          <table:table-cell table:style-name="ce14"/>
          <table:table-cell office:value-type="float" office:value="-0.30350853333328764" table:formula="of:=(-[.$E$3]*9.81-[.G7]*[.E7])" table:style-name="ce15">
            <text:p>-0.30</text:p>
          </table:table-cell>
          <table:table-cell office:value-type="float" office:value="-0.33743526666667201" table:formula="of:=(-[.$D$3]*9.81-[.D7]*[.G7])" table:style-name="ce15">
            <text:p>-0.34</text:p>
          </table:table-cell>
          <table:table-cell office:value-type="float" office:value="-0.32047189999997983" table:formula="of:=AVERAGE([.I7:.J7])" table:style-name="ce15">
            <text:p>-0.32</text:p>
          </table:table-cell>
          <table:table-cell office:value-type="float" office:value="-0.33986724055553807" table:formula="of:=AVERAGE([.K6:.K7])" table:style-name="ce15">
            <text:p>-0.34</text:p>
          </table:table-cell>
          <table:table-cell table:number-columns-repeated="16372" table:style-name="ce1"/>
        </table:table-row>
        <table:table-row table:style-name="ro1">
          <table:table-cell table:style-name="ce7"/>
          <table:table-cell table:number-columns-repeated="2" table:style-name="ce1"/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neutral</text:p>
          </table:table-cell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+</text:p>
          </table:table-cell>
          <table:table-cell office:value-type="float" office:value="3.6077277777777798E-4" table:style-name="ce12">
            <text:p>0.0003608</text:p>
          </table:table-cell>
          <table:table-cell office:value-type="float" office:value="1.07021714285714E-3" table:style-name="ce12">
            <text:p>0.0010702</text:p>
          </table:table-cell>
          <table:table-cell office:value-type="float" office:value="13827.72276851139" table:formula="of:=([.$E$3]-[.$D$3])*9.81/([.E10]-[.D10])" table:style-name="ce13">
            <text:p>13827.72</text:p>
          </table:table-cell>
          <table:table-cell office:value-type="float" office:value="13827" table:style-name="ce14">
            <text:p>13827</text:p>
          </table:table-cell>
          <table:table-cell table:style-name="ce14"/>
          <table:table-cell office:value-type="float" office:value="-8.2892434285675165E-2" table:formula="of:=([.$E$3]*9.81-[.G10]*[.E10])" table:style-name="ce15">
            <text:p>-0.08</text:p>
          </table:table-cell>
          <table:table-cell office:value-type="float" office:value="-8.3405198333335484E-2" table:formula="of:=([.$D$3]*9.81-[.D10]*[.G10])" table:style-name="ce15">
            <text:p>-0.08</text:p>
          </table:table-cell>
          <table:table-cell office:value-type="float" office:value="-8.3148816309505325E-2" table:formula="of:=AVERAGE([.I10:.J10])" table:style-name="ce15">
            <text:p>-0.08</text:p>
          </table:table-cell>
          <table:table-cell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-</text:p>
          </table:table-cell>
          <table:table-cell office:value-type="float" office:value="-3.5205142857142898E-4" table:style-name="ce12">
            <text:p>-0.0003521</text:p>
          </table:table-cell>
          <table:table-cell office:value-type="float" office:value="-1.0615016666666701E-3" table:style-name="ce12">
            <text:p>-0.0010615</text:p>
          </table:table-cell>
          <table:table-cell office:value-type="float" office:value="13827.608298981278" table:formula="of:=(-[.$E$3]--[.$D$3])*9.81/([.E11]-[.D11])" table:style-name="ce13">
            <text:p>13827.61</text:p>
          </table:table-cell>
          <table:table-cell office:value-type="float" office:value="13827" table:style-name="ce14">
            <text:p>13827</text:p>
          </table:table-cell>
          <table:table-cell table:style-name="ce14"/>
          <table:table-cell office:value-type="float" office:value="-3.7616454999952254E-2" table:formula="of:=(-[.$E$3]*9.81-[.G11]*[.E11])" table:style-name="ce15">
            <text:p>-0.04</text:p>
          </table:table-cell>
          <table:table-cell office:value-type="float" office:value="-3.7184897142851447E-2" table:formula="of:=(-[.$D$3]*9.81-[.D11]*[.G11])" table:style-name="ce15">
            <text:p>-0.04</text:p>
          </table:table-cell>
          <table:table-cell office:value-type="float" office:value="-3.740067607140185E-2" table:formula="of:=AVERAGE([.I11:.J11])" table:style-name="ce15">
            <text:p>-0.04</text:p>
          </table:table-cell>
          <table:table-cell office:value-type="float" office:value="-6.0274746190453588E-2" table:formula="of:=AVERAGE([.K10:.K11])" table:style-name="ce15">
            <text:p>-0.06</text:p>
          </table:table-cell>
          <table:table-cell table:number-columns-repeated="16372"/>
        </table:table-row>
        <table:table-row table:style-name="ro1">
          <table:table-cell table:style-name="ce7"/>
          <table:table-cell table:number-columns-repeated="2" table:style-name="ce6"/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z</text:p>
          </table:table-cell>
          <table:table-cell office:value-type="string" table:style-name="ce6">
            <text:p>neutral</text:p>
          </table:table-cell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+</text:p>
          </table:table-cell>
          <table:table-cell office:value-type="float" office:value="3.8560500000000002E-4" table:style-name="ce12">
            <text:p>0.0003856</text:p>
          </table:table-cell>
          <table:table-cell office:value-type="float" office:value="1.17069625E-3" table:style-name="ce12">
            <text:p>0.0011707</text:p>
          </table:table-cell>
          <table:table-cell office:value-type="float" office:value="12495.362800184055" table:formula="of:=([.$E$3]-[.$D$3])*9.81/([.E14]-[.D14])" table:style-name="ce13">
            <text:p>12495.36</text:p>
          </table:table-cell>
          <table:table-cell office:value-type="float" office:value="12504" table:style-name="ce14">
            <text:p>12504</text:p>
          </table:table-cell>
          <table:table-cell table:style-name="ce14"/>
          <table:table-cell office:value-type="float" office:value="7.6614089999999635E-2" table:formula="of:=([.$E$3]*9.81-[.G14]*[.E14])" table:style-name="ce15">
            <text:p>0.08</text:p>
          </table:table-cell>
          <table:table-cell office:value-type="float" office:value="8.3395079999999844E-2" table:formula="of:=([.$D$3]*9.81-[.D14]*[.G14])" table:style-name="ce15">
            <text:p>0.08</text:p>
          </table:table-cell>
          <table:table-cell office:value-type="float" office:value="8.0004584999999739E-2" table:formula="of:=AVERAGE([.I14:.J14])" table:style-name="ce15">
            <text:p>0.08</text:p>
          </table:table-cell>
          <table:table-cell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-</text:p>
          </table:table-cell>
          <table:table-cell office:value-type="float" office:value="-4.1740899999999999E-4" table:style-name="ce12">
            <text:p>-0.0004174</text:p>
          </table:table-cell>
          <table:table-cell office:value-type="float" office:value="-1.2014285714285701E-3" table:style-name="ce12">
            <text:p>-0.0012014</text:p>
          </table:table-cell>
          <table:table-cell office:value-type="float" office:value="12512.442746964976" table:formula="of:=(-[.$E$3]--[.$D$3])*9.81/([.E15]-[.D15])" table:style-name="ce13">
            <text:p>12512.44</text:p>
          </table:table-cell>
          <table:table-cell office:value-type="float" office:value="12504" table:style-name="ce14">
            <text:p>12504</text:p>
          </table:table-cell>
          <table:table-cell table:style-name="ce14"/>
          <table:table-cell office:value-type="float" office:value="0.30766285714284081" table:formula="of:=(-[.$E$3]*9.81-[.G15]*[.E15])" table:style-name="ce15">
            <text:p>0.31</text:p>
          </table:table-cell>
          <table:table-cell office:value-type="float" office:value="0.31428213599999921" table:formula="of:=(-[.$D$3]*9.81-[.D15]*[.G15])" table:style-name="ce15">
            <text:p>0.31</text:p>
          </table:table-cell>
          <table:table-cell office:value-type="float" office:value="0.31097249657142001" table:formula="of:=AVERAGE([.I15:.J15])" table:style-name="ce15">
            <text:p>0.31</text:p>
          </table:table-cell>
          <table:table-cell office:value-type="float" office:value="0.19548854078570987" table:formula="of:=AVERAGE([.K14:.K15])" table:style-name="ce15">
            <text:p>0.20</text:p>
          </table:table-cell>
          <table:table-cell table:number-columns-repeated="16372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1021" table:style-name="ce7"/>
          <table:table-cell table:number-columns-repeated="15361"/>
        </table:table-row>
        <table:table-row table:number-rows-repeated="6" table:style-name="ro1">
          <table:table-cell table:number-columns-repeated="2"/>
          <table:table-cell table:number-columns-repeated="2" table:style-name="ce6"/>
          <table:table-cell table:number-columns-repeated="16380"/>
        </table:table-row>
        <table:table-row table:number-rows-repeated="3" table:style-name="ro1">
          <table:table-cell table:number-columns-repeated="3"/>
          <table:table-cell table:style-name="ce6"/>
          <table:table-cell table:number-columns-repeated="16380"/>
        </table:table-row>
        <table:table-row table:number-rows-repeated="1048541" table:style-name="ro1">
          <table:table-cell table:number-columns-repeated="16384"/>
        </table:table-row>
      </table:table>
      <table:table table:name="LC_3" table:style-name="ta1">
        <table:table-column table:style-name="co3" table:default-cell-style-name="ce7"/>
        <table:table-column table:style-name="co4" table:default-cell-style-name="ce6"/>
        <table:table-column table:style-name="co1" table:default-cell-style-name="ce6"/>
        <table:table-column table:style-name="co5" table:number-columns-repeated="2" table:default-cell-style-name="ce7"/>
        <table:table-column table:style-name="co6" table:default-cell-style-name="ce7"/>
        <table:table-column table:style-name="co1" table:default-cell-style-name="ce7"/>
        <table:table-column table:style-name="co7" table:default-cell-style-name="ce7"/>
        <table:table-column table:style-name="co1" table:number-columns-repeated="1015" table:default-cell-style-name="ce7"/>
        <table:table-column table:style-name="co2" table:number-columns-repeated="15361" table:default-cell-style-name="ce1"/>
        <table:table-row table:style-name="ro1">
          <table:table-cell office:value-type="string" table:style-name="ce5">
            <text:p>CALIBRATION VALUES</text:p>
          </table:table-cell>
          <table:table-cell table:number-columns-repeated="2"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6"/>
          <table:table-cell office:value-type="float" office:value="0.5" table:style-name="ce7">
            <text:p>0.5</text:p>
          </table:table-cell>
          <table:table-cell office:value-type="float" office:value="1.5" table:style-name="ce7">
            <text:p>1.5</text:p>
          </table:table-cell>
          <table:table-cell table:number-columns-repeated="7" table:style-name="ce7"/>
          <table:table-cell table:number-columns-repeated="16372" table:style-name="ce5"/>
        </table:table-row>
        <table:table-row table:style-name="ro1">
          <table:table-cell office:value-type="string" table:style-name="ce8">
            <text:p>Loadcell #3</text:p>
          </table:table-cell>
          <table:table-cell office:value-type="string" table:style-name="ce9">
            <text:p>Axis</text:p>
          </table:table-cell>
          <table:table-cell office:value-type="string" table:style-name="ce9">
            <text:p>Direction</text:p>
          </table:table-cell>
          <table:table-cell office:value-type="string" table:style-name="ce10">
            <text:p>Mean voltage value 0.5 kg</text:p>
          </table:table-cell>
          <table:table-cell office:value-type="string" table:style-name="ce10">
            <text:p>Mean voltage value 1.5 kg</text:p>
          </table:table-cell>
          <table:table-cell office:value-type="string" table:style-name="ce10">
            <text:p>Gain</text:p>
          </table:table-cell>
          <table:table-cell office:value-type="string" table:style-name="ce10">
            <text:p>Gain selected</text:p>
          </table:table-cell>
          <table:table-cell table:style-name="ce10"/>
          <table:table-cell office:value-type="string" table:style-name="ce11">
            <text:p>Offset 1.5</text:p>
          </table:table-cell>
          <table:table-cell office:value-type="string" table:style-name="ce10">
            <text:p>Offset 0.5</text:p>
          </table:table-cell>
          <table:table-cell office:value-type="string" table:style-name="ce10">
            <text:p>Offset Mean</text:p>
          </table:table-cell>
          <table:table-cell office:value-type="string" table:style-name="ce10">
            <text:p>Offset selected</text:p>
          </table:table-cell>
          <table:table-cell table:number-columns-repeated="1011" table:style-name="ce7"/>
          <table:table-cell table:number-columns-repeated="15361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neutral</text:p>
          </table:table-cell>
          <table:table-cell table:style-name="ce7"/>
          <table:table-cell table:style-name="ce1"/>
          <table:table-cell table:number-columns-repeated="1018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+</text:p>
          </table:table-cell>
          <table:table-cell office:value-type="float" office:value="6.2367E-4" table:style-name="ce12">
            <text:p>0.0006237</text:p>
          </table:table-cell>
          <table:table-cell office:value-type="float" office:value="1.34493E-3" table:style-name="ce12">
            <text:p>0.0013449</text:p>
          </table:table-cell>
          <table:table-cell office:value-type="float" office:value="13601.197903668581" table:formula="of:=([.$E$3]-[.$D$3])*9.81/([.E6]-[.D6])" table:style-name="ce13">
            <text:p>13601.20</text:p>
          </table:table-cell>
          <table:table-cell office:value-type="float" office:value="13530" table:style-name="ce14">
            <text:p>13530</text:p>
          </table:table-cell>
          <table:table-cell table:style-name="ce14"/>
          <table:table-cell office:value-type="float" office:value="-3.4819029000000015" table:formula="of:=([.$E$3]*9.81-[.G6]*[.E6])" table:style-name="ce15">
            <text:p>-3.48</text:p>
          </table:table-cell>
          <table:table-cell office:value-type="float" office:value="-3.533255099999999" table:formula="of:=([.$D$3]*9.81-[.D6]*[.G6])" table:style-name="ce15">
            <text:p>-3.53</text:p>
          </table:table-cell>
          <table:table-cell office:value-type="float" office:value="-3.5075790000000002" table:formula="of:=AVERAGE([.I6:.J6])" table:style-name="ce15">
            <text:p>-3.51</text:p>
          </table:table-cell>
          <table:table-cell table:style-name="ce15"/>
          <table:table-cell table:number-columns-repeated="1011" table:style-name="ce7"/>
          <table:table-cell table:number-columns-repeated="15361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float" office:value="-9.8200000000000002E-5" table:style-name="ce12">
            <text:p>-0.0000982</text:p>
          </table:table-cell>
          <table:table-cell office:value-type="float" office:value="-8.2700000000000004E-4" table:style-name="ce12">
            <text:p>-0.0008270</text:p>
          </table:table-cell>
          <table:table-cell office:value-type="float" office:value="13460.482985729966" table:formula="of:=(-[.$E$3]--[.$D$3])*9.81/([.E7]-[.D7])" table:style-name="ce13">
            <text:p>13460.48</text:p>
          </table:table-cell>
          <table:table-cell office:value-type="float" office:value="13530" table:style-name="ce14">
            <text:p>13530</text:p>
          </table:table-cell>
          <table:table-cell table:style-name="ce14"/>
          <table:table-cell office:value-type="float" office:value="-3.5256899999999991" table:formula="of:=(-[.$E$3]*9.81-[.G7]*[.E7])" table:style-name="ce15">
            <text:p>-3.53</text:p>
          </table:table-cell>
          <table:table-cell office:value-type="float" office:value="-3.5763540000000003" table:formula="of:=(-[.$D$3]*9.81-[.D7]*[.G7])" table:style-name="ce15">
            <text:p>-3.58</text:p>
          </table:table-cell>
          <table:table-cell office:value-type="float" office:value="-3.5510219999999997" table:formula="of:=AVERAGE([.I7:.J7])" table:style-name="ce15">
            <text:p>-3.55</text:p>
          </table:table-cell>
          <table:table-cell office:value-type="float" office:value="-3.5293004999999997" table:formula="of:=AVERAGE([.K6:.K7])" table:style-name="ce15">
            <text:p>-3.53</text:p>
          </table:table-cell>
          <table:table-cell table:number-columns-repeated="16372" table:style-name="ce1"/>
        </table:table-row>
        <table:table-row table:style-name="ro1">
          <table:table-cell table:style-name="ce7"/>
          <table:table-cell table:number-columns-repeated="2" table:style-name="ce1"/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011" table:style-name="ce7"/>
          <table:table-cell table:number-columns-repeated="15361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neutral</text:p>
          </table:table-cell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011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+</text:p>
          </table:table-cell>
          <table:table-cell office:value-type="float" office:value="6.0839624999999996E-4" table:style-name="ce12">
            <text:p>0.0006084</text:p>
          </table:table-cell>
          <table:table-cell office:value-type="float" office:value="1.3261099999999999E-3" table:style-name="ce12">
            <text:p>0.0013261</text:p>
          </table:table-cell>
          <table:table-cell office:value-type="float" office:value="13668.40192207548" table:formula="of:=([.$E$3]-[.$D$3])*9.81/([.E10]-[.D10])" table:style-name="ce13">
            <text:p>13668.40</text:p>
          </table:table-cell>
          <table:table-cell office:value-type="float" office:value="13660" table:style-name="ce14">
            <text:p>13660</text:p>
          </table:table-cell>
          <table:table-cell table:style-name="ce14"/>
          <table:table-cell office:value-type="float" office:value="-3.3996625999999992" table:formula="of:=([.$E$3]*9.81-[.G10]*[.E10])" table:style-name="ce15">
            <text:p>-3.40</text:p>
          </table:table-cell>
          <table:table-cell office:value-type="float" office:value="-3.4056927749999995" table:formula="of:=([.$D$3]*9.81-[.D10]*[.G10])" table:style-name="ce15">
            <text:p>-3.41</text:p>
          </table:table-cell>
          <table:table-cell office:value-type="float" office:value="-3.4026776874999993" table:formula="of:=AVERAGE([.I10:.J10])" table:style-name="ce15">
            <text:p>-3.40</text:p>
          </table:table-cell>
          <table:table-cell table:style-name="ce15"/>
          <table:table-cell table:number-columns-repeated="1011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-</text:p>
          </table:table-cell>
          <table:table-cell office:value-type="float" office:value="-1.12653333333333E-4" table:style-name="ce12">
            <text:p>-0.0001127</text:p>
          </table:table-cell>
          <table:table-cell office:value-type="float" office:value="-8.3121285714285703E-4" table:style-name="ce12">
            <text:p>-0.0008312</text:p>
          </table:table-cell>
          <table:table-cell office:value-type="float" office:value="13652.313656621214" table:formula="of:=(-[.$E$3]--[.$D$3])*9.81/([.E11]-[.D11])" table:style-name="ce13">
            <text:p>13652.31</text:p>
          </table:table-cell>
          <table:table-cell office:value-type="float" office:value="13660" table:style-name="ce14">
            <text:p>13660</text:p>
          </table:table-cell>
          <table:table-cell table:style-name="ce14"/>
          <table:table-cell office:value-type="float" office:value="-3.3606323714285722" table:formula="of:=(-[.$E$3]*9.81-[.G11]*[.E11])" table:style-name="ce15">
            <text:p>-3.36</text:p>
          </table:table-cell>
          <table:table-cell office:value-type="float" office:value="-3.3661554666666715" table:formula="of:=(-[.$D$3]*9.81-[.D11]*[.G11])" table:style-name="ce15">
            <text:p>-3.37</text:p>
          </table:table-cell>
          <table:table-cell office:value-type="float" office:value="-3.3633939190476219" table:formula="of:=AVERAGE([.I11:.J11])" table:style-name="ce15">
            <text:p>-3.36</text:p>
          </table:table-cell>
          <table:table-cell office:value-type="float" office:value="-3.3830358032738106" table:formula="of:=AVERAGE([.K10:.K11])" table:style-name="ce15">
            <text:p>-3.38</text:p>
          </table:table-cell>
          <table:table-cell table:number-columns-repeated="1011" table:style-name="ce7"/>
          <table:table-cell table:number-columns-repeated="15361"/>
        </table:table-row>
        <table:table-row table:style-name="ro1">
          <table:table-cell table:style-name="ce7"/>
          <table:table-cell table:number-columns-repeated="2" table:style-name="ce6"/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011" table:style-name="ce7"/>
          <table:table-cell table:number-columns-repeated="15361"/>
        </table:table-row>
        <table:table-row table:style-name="ro1">
          <table:table-cell table:style-name="ce1"/>
          <table:table-cell office:value-type="string" table:style-name="ce6">
            <text:p>z</text:p>
          </table:table-cell>
          <table:table-cell office:value-type="string" table:style-name="ce6">
            <text:p>neutral</text:p>
          </table:table-cell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011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+</text:p>
          </table:table-cell>
          <table:table-cell office:value-type="float" office:value="3.4368799999999998E-4" table:style-name="ce12">
            <text:p>0.0003437</text:p>
          </table:table-cell>
          <table:table-cell office:value-type="float" office:value="1.1385340000000001E-3" table:style-name="ce12">
            <text:p>0.0011385</text:p>
          </table:table-cell>
          <table:table-cell office:value-type="float" office:value="12342.013421467806" table:formula="of:=([.$E$3]-[.$D$3])*9.81/([.E14]-[.D14])" table:style-name="ce13">
            <text:p>12342.01</text:p>
          </table:table-cell>
          <table:table-cell office:value-type="float" office:value="12240" table:style-name="ce14">
            <text:p>12240</text:p>
          </table:table-cell>
          <table:table-cell table:style-name="ce14"/>
          <table:table-cell office:value-type="float" office:value="0.77934383999999923" table:formula="of:=([.$E$3]*9.81-[.G14]*[.E14])" table:style-name="ce15">
            <text:p>0.78</text:p>
          </table:table-cell>
          <table:table-cell office:value-type="float" office:value="0.69825888000000091" table:formula="of:=([.$D$3]*9.81-[.D14]*[.G14])" table:style-name="ce15">
            <text:p>0.70</text:p>
          </table:table-cell>
          <table:table-cell office:value-type="float" office:value="0.73880136000000007" table:formula="of:=AVERAGE([.I14:.J14])" table:style-name="ce15">
            <text:p>0.74</text:p>
          </table:table-cell>
          <table:table-cell table:style-name="ce15"/>
          <table:table-cell table:number-columns-repeated="1011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-</text:p>
          </table:table-cell>
          <table:table-cell office:value-type="float" office:value="-4.73319166666667E-4" table:style-name="ce12">
            <text:p>-0.0004733</text:p>
          </table:table-cell>
          <table:table-cell office:value-type="float" office:value="-1.2814650000000001E-3" table:style-name="ce12">
            <text:p>-0.0012815</text:p>
          </table:table-cell>
          <table:table-cell office:value-type="float" office:value="12138.898198035633" table:formula="of:=(-[.$E$3]--[.$D$3])*9.81/([.E15]-[.D15])" table:style-name="ce13">
            <text:p>12138.90</text:p>
          </table:table-cell>
          <table:table-cell office:value-type="float" office:value="12240" table:style-name="ce14">
            <text:p>12240</text:p>
          </table:table-cell>
          <table:table-cell table:style-name="ce14"/>
          <table:table-cell office:value-type="float" office:value="0.97013160000000198" table:formula="of:=(-[.$E$3]*9.81-[.G15]*[.E15])" table:style-name="ce15">
            <text:p>0.97</text:p>
          </table:table-cell>
          <table:table-cell office:value-type="float" office:value="0.8884266000000034" table:formula="of:=(-[.$D$3]*9.81-[.D15]*[.G15])" table:style-name="ce15">
            <text:p>0.89</text:p>
          </table:table-cell>
          <table:table-cell office:value-type="float" office:value="0.92927910000000269" table:formula="of:=AVERAGE([.I15:.J15])" table:style-name="ce15">
            <text:p>0.93</text:p>
          </table:table-cell>
          <table:table-cell office:value-type="float" office:value="0.83404023000000138" table:formula="of:=AVERAGE([.K14:.K15])" table:style-name="ce15">
            <text:p>0.83</text:p>
          </table:table-cell>
          <table:table-cell table:number-columns-repeated="1011" table:style-name="ce7"/>
          <table:table-cell table:number-columns-repeated="15361"/>
        </table:table-row>
        <table:table-row table:number-rows-repeated="5" table:style-name="ro1">
          <table:table-cell table:number-columns-repeated="16384"/>
        </table:table-row>
        <table:table-row table:number-rows-repeated="2" table:style-name="ro1">
          <table:table-cell table:number-columns-repeated="2"/>
          <table:table-cell table:number-columns-repeated="1021" table:style-name="ce7"/>
          <table:table-cell table:number-columns-repeated="1536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1021" table:style-name="ce7"/>
          <table:table-cell table:number-columns-repeated="15361"/>
        </table:table-row>
        <table:table-row table:number-rows-repeated="5" table:style-name="ro1">
          <table:table-cell table:number-columns-repeated="2"/>
          <table:table-cell table:number-columns-repeated="2" table:style-name="ce6"/>
          <table:table-cell table:number-columns-repeated="16380"/>
        </table:table-row>
        <table:table-row table:number-rows-repeated="4" table:style-name="ro1">
          <table:table-cell table:number-columns-repeated="3"/>
          <table:table-cell table:style-name="ce6"/>
          <table:table-cell table:number-columns-repeated="16380"/>
        </table:table-row>
        <table:table-row table:number-rows-repeated="1048540" table:style-name="ro1">
          <table:table-cell table:number-columns-repeated="16384"/>
        </table:table-row>
      </table:table>
      <table:table table:name="LC_3_b" table:style-name="ta2">
        <table:table-column table:style-name="co3" table:default-cell-style-name="ce7"/>
        <table:table-column table:style-name="co4" table:default-cell-style-name="ce6"/>
        <table:table-column table:style-name="co1" table:default-cell-style-name="ce6"/>
        <table:table-column table:style-name="co5" table:number-columns-repeated="2" table:default-cell-style-name="ce7"/>
        <table:table-column table:style-name="co6" table:default-cell-style-name="ce7"/>
        <table:table-column table:style-name="co1" table:default-cell-style-name="ce7"/>
        <table:table-column table:style-name="co7" table:default-cell-style-name="ce7"/>
        <table:table-column table:style-name="co1" table:number-columns-repeated="1015" table:default-cell-style-name="ce7"/>
        <table:table-column table:style-name="co2" table:number-columns-repeated="15361" table:default-cell-style-name="ce1"/>
        <table:table-row table:style-name="ro1">
          <table:table-cell office:value-type="string" table:style-name="ce5">
            <text:p>CALIBRATION VALUES</text:p>
          </table:table-cell>
          <table:table-cell table:number-columns-repeated="2"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6"/>
          <table:table-cell office:value-type="float" office:value="0.215" table:style-name="ce7">
            <text:p>0.215</text:p>
          </table:table-cell>
          <table:table-cell office:value-type="float" office:value="1.07" table:style-name="ce7">
            <text:p>1.07</text:p>
          </table:table-cell>
          <table:table-cell table:number-columns-repeated="7" table:style-name="ce7"/>
          <table:table-cell table:number-columns-repeated="16372" table:style-name="ce5"/>
        </table:table-row>
        <table:table-row table:style-name="ro1">
          <table:table-cell office:value-type="string" table:style-name="ce8">
            <text:p>Loadcell #3</text:p>
          </table:table-cell>
          <table:table-cell office:value-type="string" table:style-name="ce9">
            <text:p>Axis</text:p>
          </table:table-cell>
          <table:table-cell office:value-type="string" table:style-name="ce9">
            <text:p>Direction</text:p>
          </table:table-cell>
          <table:table-cell office:value-type="string" table:style-name="ce10">
            <text:p>Mean voltage value 1</text:p>
          </table:table-cell>
          <table:table-cell office:value-type="string" table:style-name="ce10">
            <text:p>Mean voltage value 2</text:p>
          </table:table-cell>
          <table:table-cell office:value-type="string" table:style-name="ce10">
            <text:p>Gain</text:p>
          </table:table-cell>
          <table:table-cell office:value-type="string" table:style-name="ce10">
            <text:p>Gain selected</text:p>
          </table:table-cell>
          <table:table-cell table:style-name="ce10"/>
          <table:table-cell office:value-type="string" table:style-name="ce11">
            <text:p>Offset 1.5</text:p>
          </table:table-cell>
          <table:table-cell office:value-type="string" table:style-name="ce10">
            <text:p>Offset 0.5</text:p>
          </table:table-cell>
          <table:table-cell office:value-type="string" table:style-name="ce10">
            <text:p>Offset Mean</text:p>
          </table:table-cell>
          <table:table-cell office:value-type="string" table:style-name="ce10">
            <text:p>Offset selected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z</text:p>
          </table:table-cell>
          <table:table-cell office:value-type="string" table:style-name="ce6">
            <text:p>neutral</text:p>
          </table:table-cell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+</text:p>
          </table:table-cell>
          <table:table-cell office:value-type="float" office:value="1.215E-4" table:style-name="ce12">
            <text:p>0.0001215</text:p>
          </table:table-cell>
          <table:table-cell office:value-type="float" office:value="7.5401428499999995E-4" table:style-name="ce12">
            <text:p>0.0007540</text:p>
          </table:table-cell>
          <table:table-cell office:value-type="float" office:value="13260.649125102371" table:formula="of:=([.$E$3]-[.$D$3])*9.81/([.E6]-[.D6])" table:style-name="ce13">
            <text:p>13260.65</text:p>
          </table:table-cell>
          <table:table-cell office:value-type="float" office:value="13316" table:style-name="ce14">
            <text:p>13316</text:p>
          </table:table-cell>
          <table:table-cell table:style-name="ce14"/>
          <table:table-cell office:value-type="float" office:value="0.45624578094000157" table:formula="of:=([.$E$3]*9.81-[.G6]*[.E6])" table:style-name="ce15">
            <text:p>0.46</text:p>
          </table:table-cell>
          <table:table-cell office:value-type="float" office:value="0.49125600000000014" table:formula="of:=([.$D$3]*9.81-[.D6]*[.G6])" table:style-name="ce15">
            <text:p>0.49</text:p>
          </table:table-cell>
          <table:table-cell office:value-type="float" office:value="0.47375089047000085" table:formula="of:=AVERAGE([.I6:.J6])" table:style-name="ce15">
            <text:p>0.47</text:p>
          </table:table-cell>
          <table:table-cell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-</text:p>
          </table:table-cell>
          <table:table-cell office:value-type="float" office:value="-2.59635714E-4" table:style-name="ce12">
            <text:p>-0.0002596</text:p>
          </table:table-cell>
          <table:table-cell office:value-type="float" office:value="-8.8691428499999999E-4" table:style-name="ce12">
            <text:p>-0.0008869</text:p>
          </table:table-cell>
          <table:table-cell office:value-type="float" office:value="13371.331953247931" table:formula="of:=(-[.$E$3]--[.$D$3])*9.81/([.E7]-[.D7])" table:style-name="ce13">
            <text:p>13371.33</text:p>
          </table:table-cell>
          <table:table-cell office:value-type="float" office:value="13316" table:style-name="ce14">
            <text:p>13316</text:p>
          </table:table-cell>
          <table:table-cell table:style-name="ce14"/>
          <table:table-cell office:value-type="float" office:value="1.3134506190599993" table:formula="of:=(-[.$E$3]*9.81-[.G7]*[.E7])" table:style-name="ce15">
            <text:p>1.31</text:p>
          </table:table-cell>
          <table:table-cell office:value-type="float" office:value="1.3481591676239999" table:formula="of:=(-[.$D$3]*9.81-[.D7]*[.G7])" table:style-name="ce15">
            <text:p>1.35</text:p>
          </table:table-cell>
          <table:table-cell office:value-type="float" office:value="1.3308048933419996" table:formula="of:=AVERAGE([.I7:.J7])" table:style-name="ce15">
            <text:p>1.33</text:p>
          </table:table-cell>
          <table:table-cell office:value-type="float" office:value="0.90227789190600016" table:formula="of:=AVERAGE([.K6:.K7])" table:style-name="ce15">
            <text:p>0.90</text:p>
          </table:table-cell>
          <table:table-cell table:number-columns-repeated="16372"/>
        </table:table-row>
        <table:table-row table:number-rows-repeated="5" table:style-name="ro1">
          <table:table-cell table:number-columns-repeated="16384"/>
        </table:table-row>
        <table:table-row table:number-rows-repeated="2" table:style-name="ro1">
          <table:table-cell table:style-name="ce7"/>
          <table:table-cell table:style-name="ce6"/>
          <table:table-cell table:number-columns-repeated="1021" table:style-name="ce7"/>
          <table:table-cell table:number-columns-repeated="1536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1021" table:style-name="ce7"/>
          <table:table-cell table:number-columns-repeated="15361"/>
        </table:table-row>
        <table:table-row table:number-rows-repeated="9" table:style-name="ro1">
          <table:table-cell table:number-columns-repeated="2"/>
          <table:table-cell table:number-columns-repeated="2" table:style-name="ce6"/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LC_4" table:style-name="ta1">
        <table:table-column table:style-name="co8" table:default-cell-style-name="ce7"/>
        <table:table-column table:style-name="co9" table:default-cell-style-name="ce6"/>
        <table:table-column table:style-name="co1" table:default-cell-style-name="ce6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" table:number-columns-repeated="1015" table:default-cell-style-name="ce7"/>
        <table:table-column table:style-name="co2" table:number-columns-repeated="15361" table:default-cell-style-name="ce1"/>
        <table:table-row table:style-name="ro1">
          <table:table-cell office:value-type="string" table:style-name="ce5">
            <text:p>CALIBRATION VALUES</text:p>
          </table:table-cell>
          <table:table-cell table:number-columns-repeated="2"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style-name="ce5"/>
          <table:table-cell table:number-columns-repeated="2"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style-name="ce7"/>
          <table:table-cell table:number-columns-repeated="2" table:style-name="ce6"/>
          <table:table-cell office:value-type="float" office:value="0.5" table:style-name="ce7">
            <text:p>0.5</text:p>
          </table:table-cell>
          <table:table-cell office:value-type="float" office:value="1.5" table:style-name="ce7">
            <text:p>1.5</text:p>
          </table:table-cell>
          <table:table-cell table:number-columns-repeated="1018" table:style-name="ce7"/>
          <table:table-cell table:number-columns-repeated="15361"/>
        </table:table-row>
        <table:table-row table:style-name="ro1">
          <table:table-cell office:value-type="string" table:style-name="ce8">
            <text:p>Loadcell #4</text:p>
          </table:table-cell>
          <table:table-cell office:value-type="string" table:style-name="ce9">
            <text:p>Axis</text:p>
          </table:table-cell>
          <table:table-cell office:value-type="string" table:style-name="ce9">
            <text:p>Direction</text:p>
          </table:table-cell>
          <table:table-cell office:value-type="string" table:style-name="ce16">
            <text:p>Mean voltage value 0.5 kg</text:p>
          </table:table-cell>
          <table:table-cell office:value-type="string" table:style-name="ce16">
            <text:p>Mean voltage value 1.5 kg</text:p>
          </table:table-cell>
          <table:table-cell office:value-type="string" table:style-name="ce16">
            <text:p>Gain</text:p>
          </table:table-cell>
          <table:table-cell office:value-type="string" table:style-name="ce16">
            <text:p>Gain selected</text:p>
          </table:table-cell>
          <table:table-cell table:style-name="ce17"/>
          <table:table-cell office:value-type="string" table:style-name="ce18">
            <text:p>Offset 1.5</text:p>
          </table:table-cell>
          <table:table-cell office:value-type="string" table:style-name="ce16">
            <text:p>Offset 0.5</text:p>
          </table:table-cell>
          <table:table-cell table:style-name="ce16"/>
          <table:table-cell office:value-type="string" table:style-name="ce16">
            <text:p>Offset selected</text:p>
          </table:table-cell>
          <table:table-cell table:number-columns-repeated="16372" table:style-name="ce5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neutral</text:p>
          </table:table-cell>
          <table:table-cell table:number-columns-repeated="2" table:style-name="ce12"/>
          <table:table-cell table:number-columns-repeated="2" table:style-name="ce14"/>
          <table:table-cell table:style-name="ce1"/>
          <table:table-cell table:number-columns-repeated="4" table:style-name="ce14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+</text:p>
          </table:table-cell>
          <table:table-cell office:value-type="float" office:value="5.9815166666666697E-4" table:style-name="ce12">
            <text:p>0.0005982</text:p>
          </table:table-cell>
          <table:table-cell office:value-type="float" office:value="1.3377282142857101E-3" table:style-name="ce12">
            <text:p>0.0013377</text:p>
          </table:table-cell>
          <table:table-cell office:value-type="float" office:value="13264.347053164191" table:formula="of:=([.$E$3]-[.$D$3])*9.81/([.E6]-[.D6])" table:style-name="ce15">
            <text:p>13264.35</text:p>
          </table:table-cell>
          <table:table-cell office:value-type="float" office:value="13230" table:style-name="ce14">
            <text:p>13230</text:p>
          </table:table-cell>
          <table:table-cell table:style-name="ce1"/>
          <table:table-cell office:value-type="float" office:value="-2.9831442749999439" table:formula="of:=([.$E$3]*9.81-[.G6]*[.E6])" table:style-name="ce15">
            <text:p>-2.98</text:p>
          </table:table-cell>
          <table:table-cell office:value-type="float" office:value="-3.0085465500000037" table:formula="of:=([.$D$3]*9.81-[.G6]*[.D6])" table:style-name="ce15">
            <text:p>-3.01</text:p>
          </table:table-cell>
          <table:table-cell office:value-type="float" office:value="-2.9958454124999738" table:formula="of:=AVERAGE([.I6:.J6])" table:style-name="ce15">
            <text:p>-3.00</text:p>
          </table:table-cell>
          <table:table-cell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float" office:value="-1.35312222222222E-4" table:style-name="ce12">
            <text:p>-0.0001353</text:p>
          </table:table-cell>
          <table:table-cell office:value-type="float" office:value="-8.7844500000000005E-4" table:style-name="ce12">
            <text:p>-0.0008784</text:p>
          </table:table-cell>
          <table:table-cell office:value-type="float" office:value="13200.871087042166" table:formula="of:=(-[.$E$3]--[.$D$3])*9.81/([.E7]-[.D7])" table:style-name="ce15">
            <text:p>13200.87</text:p>
          </table:table-cell>
          <table:table-cell office:value-type="float" office:value="13230" table:style-name="ce14">
            <text:p>13230</text:p>
          </table:table-cell>
          <table:table-cell table:style-name="ce1"/>
          <table:table-cell office:value-type="float" office:value="-3.0931726499999996" table:formula="of:=(-[.$E$3]*9.81-[.G7]*[.E7])" table:style-name="ce15">
            <text:p>-3.09</text:p>
          </table:table-cell>
          <table:table-cell office:value-type="float" office:value="-3.1148193000000033" table:formula="of:=(-[.$D$3]*9.81-[.G7]*[.D7])" table:style-name="ce15">
            <text:p>-3.11</text:p>
          </table:table-cell>
          <table:table-cell office:value-type="float" office:value="-3.1039959750000015" table:formula="of:=AVERAGE([.I7:.J7])" table:style-name="ce15">
            <text:p>-3.10</text:p>
          </table:table-cell>
          <table:table-cell office:value-type="float" office:value="-3.0499206937499874" table:formula="of:=AVERAGE([.K6:.K7])" table:style-name="ce15">
            <text:p>-3.05</text:p>
          </table:table-cell>
          <table:table-cell table:number-columns-repeated="16372"/>
        </table:table-row>
        <table:table-row table:style-name="ro1">
          <table:table-cell table:number-columns-repeated="3" table:style-name="ce1"/>
          <table:table-cell table:number-columns-repeated="2" table:style-name="ce12"/>
          <table:table-cell table:style-name="ce15"/>
          <table:table-cell table:style-name="ce14"/>
          <table:table-cell table:style-name="ce1"/>
          <table:table-cell table:number-columns-repeated="4" table:style-name="ce15"/>
          <table:table-cell table:number-columns-repeated="16372" table:style-name="ce1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neutral</text:p>
          </table:table-cell>
          <table:table-cell table:number-columns-repeated="2" table:style-name="ce12"/>
          <table:table-cell table:style-name="ce15"/>
          <table:table-cell table:style-name="ce14"/>
          <table:table-cell table:style-name="ce1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+</text:p>
          </table:table-cell>
          <table:table-cell office:value-type="float" office:value="5.0606909090909096E-4" table:style-name="ce12">
            <text:p>0.0005061</text:p>
          </table:table-cell>
          <table:table-cell office:value-type="float" office:value="1.2422900000000001E-3" table:style-name="ce12">
            <text:p>0.0012423</text:p>
          </table:table-cell>
          <table:table-cell office:value-type="float" office:value="13324.804931326196" table:formula="of:=([.$E$3]-[.$D$3])*9.81/([.E10]-[.D10])" table:style-name="ce15">
            <text:p>13324.80</text:p>
          </table:table-cell>
          <table:table-cell office:value-type="float" office:value="13330" table:style-name="ce14">
            <text:p>13330</text:p>
          </table:table-cell>
          <table:table-cell table:style-name="ce1"/>
          <table:table-cell office:value-type="float" office:value="-1.8447257000000015" table:formula="of:=([.$E$3]*9.81-[.G10]*[.E10])" table:style-name="ce15">
            <text:p>-1.84</text:p>
          </table:table-cell>
          <table:table-cell office:value-type="float" office:value="-1.8409009818181818" table:formula="of:=([.$D$3]*9.81-[.G10]*[.D10])" table:style-name="ce15">
            <text:p>-1.84</text:p>
          </table:table-cell>
          <table:table-cell office:value-type="float" office:value="-1.8428133409090917" table:formula="of:=AVERAGE([.I10:.J10])" table:style-name="ce15">
            <text:p>-1.84</text:p>
          </table:table-cell>
          <table:table-cell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-</text:p>
          </table:table-cell>
          <table:table-cell office:value-type="float" office:value="-2.4748555555555602E-4" table:style-name="ce12">
            <text:p>-0.0002475</text:p>
          </table:table-cell>
          <table:table-cell office:value-type="float" office:value="-9.8309681818181801E-4" table:style-name="ce12">
            <text:p>-0.0009831</text:p>
          </table:table-cell>
          <table:table-cell office:value-type="float" office:value="13335.848019749683" table:formula="of:=(-[.$E$3]--[.$D$3])*9.81/([.E11]-[.D11])" table:style-name="ce15">
            <text:p>13335.85</text:p>
          </table:table-cell>
          <table:table-cell office:value-type="float" office:value="13330" table:style-name="ce14">
            <text:p>13330</text:p>
          </table:table-cell>
          <table:table-cell table:style-name="ce1"/>
          <table:table-cell office:value-type="float" office:value="-1.6103194136363665" table:formula="of:=(-[.$E$3]*9.81-[.G11]*[.E11])" table:style-name="ce15">
            <text:p>-1.61</text:p>
          </table:table-cell>
          <table:table-cell office:value-type="float" office:value="-1.6060175444444384" table:formula="of:=(-[.$D$3]*9.81-[.G11]*[.D11])" table:style-name="ce15">
            <text:p>-1.61</text:p>
          </table:table-cell>
          <table:table-cell office:value-type="float" office:value="-1.6081684790404025" table:formula="of:=AVERAGE([.I11:.J11])" table:style-name="ce15">
            <text:p>-1.61</text:p>
          </table:table-cell>
          <table:table-cell office:value-type="float" office:value="-1.7254909099747471" table:formula="of:=AVERAGE([.K10:.K11])" table:style-name="ce15">
            <text:p>-1.73</text:p>
          </table:table-cell>
          <table:table-cell table:number-columns-repeated="16372"/>
        </table:table-row>
        <table:table-row table:style-name="ro1">
          <table:table-cell table:style-name="ce7"/>
          <table:table-cell table:number-columns-repeated="2" table:style-name="ce6"/>
          <table:table-cell table:number-columns-repeated="2" table:style-name="ce12"/>
          <table:table-cell table:style-name="ce15"/>
          <table:table-cell table:style-name="ce14"/>
          <table:table-cell table:style-name="ce1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neutral</text:p>
          </table:table-cell>
          <table:table-cell table:number-columns-repeated="2" table:style-name="ce12"/>
          <table:table-cell table:style-name="ce15"/>
          <table:table-cell table:style-name="ce14"/>
          <table:table-cell table:style-name="ce1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z</text:p>
          </table:table-cell>
          <table:table-cell office:value-type="string" table:style-name="ce6">
            <text:p>+</text:p>
          </table:table-cell>
          <table:table-cell office:value-type="float" office:value="3.9154000000000001E-4" table:style-name="ce12">
            <text:p>0.0003915</text:p>
          </table:table-cell>
          <table:table-cell office:value-type="float" office:value="1.18763285714286E-3" table:style-name="ce12">
            <text:p>0.0011876</text:p>
          </table:table-cell>
          <table:table-cell office:value-type="float" office:value="12322.683104088675" table:formula="of:=([.$E$3]-[.$D$3])*9.81/([.E14]-[.D14])" table:style-name="ce15">
            <text:p>12322.68</text:p>
          </table:table-cell>
          <table:table-cell office:value-type="float" office:value="12385" table:style-name="ce14">
            <text:p>12385</text:p>
          </table:table-cell>
          <table:table-cell table:style-name="ce1"/>
          <table:table-cell office:value-type="float" office:value="6.1670642856785918E-3" table:formula="of:=([.$E$3]*9.81-[.G14]*[.E14])" table:style-name="ce15">
            <text:p>0.01</text:p>
          </table:table-cell>
          <table:table-cell office:value-type="float" office:value="5.5777100000000246E-2" table:formula="of:=([.$D$3]*9.81-[.G14]*[.D14])" table:style-name="ce15">
            <text:p>0.06</text:p>
          </table:table-cell>
          <table:table-cell office:value-type="float" office:value="3.0972082142839419E-2" table:formula="of:=AVERAGE([.I14:.J14])" table:style-name="ce15">
            <text:p>0.03</text:p>
          </table:table-cell>
          <table:table-cell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-</text:p>
          </table:table-cell>
          <table:table-cell office:value-type="float" office:value="-3.9018444444444399E-4" table:style-name="ce12">
            <text:p>-0.0003902</text:p>
          </table:table-cell>
          <table:table-cell office:value-type="float" office:value="-1.1784675000000001E-3" table:style-name="ce12">
            <text:p>-0.0011785</text:p>
          </table:table-cell>
          <table:table-cell office:value-type="float" office:value="12444.768323843056" table:formula="of:=(-[.$E$3]--[.$D$3])*9.81/([.E15]-[.D15])" table:style-name="ce15">
            <text:p>12444.77</text:p>
          </table:table-cell>
          <table:table-cell office:value-type="float" office:value="12385" table:style-name="ce14">
            <text:p>12385</text:p>
          </table:table-cell>
          <table:table-cell table:style-name="ce1"/>
          <table:table-cell office:value-type="float" office:value="-0.11968001249999993" table:formula="of:=(-[.$E$3]*9.81-[.G15]*[.E15])" table:style-name="ce15">
            <text:p>-0.12</text:p>
          </table:table-cell>
          <table:table-cell office:value-type="float" office:value="-7.2565655555561825E-2" table:formula="of:=(-[.$D$3]*9.81-[.G15]*[.D15])" table:style-name="ce15">
            <text:p>-0.07</text:p>
          </table:table-cell>
          <table:table-cell office:value-type="float" office:value="-9.6122834027780879E-2" table:formula="of:=AVERAGE([.I15:.J15])" table:style-name="ce15">
            <text:p>-0.10</text:p>
          </table:table-cell>
          <table:table-cell office:value-type="float" office:value="-3.257537594247073E-2" table:formula="of:=AVERAGE([.K14:.K15])" table:style-name="ce15">
            <text:p>-0.03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6"/>
          <table:table-cell table:number-columns-repeated="3" table:style-name="ce7"/>
          <table:table-cell table:number-columns-repeated="2" table:style-name="ce1"/>
          <table:table-cell table:number-columns-repeated="5" table:style-name="ce7"/>
          <table:table-cell table:number-columns-repeated="6" table:style-name="ce1"/>
          <table:table-cell table:number-columns-repeated="1004" table:style-name="ce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6"/>
          <table:table-cell table:number-columns-repeated="2" table:style-name="ce7"/>
          <table:table-cell table:style-name="ce1"/>
          <table:table-cell table:number-columns-repeated="9" table:style-name="ce7"/>
          <table:table-cell table:number-columns-repeated="4" table:style-name="ce1"/>
          <table:table-cell table:number-columns-repeated="1004" table:style-name="ce7"/>
          <table:table-cell table:number-columns-repeated="15361"/>
        </table:table-row>
        <table:table-row table:number-rows-repeated="8" table:style-name="ro1">
          <table:table-cell/>
          <table:table-cell table:number-columns-repeated="8" table:style-name="ce1"/>
          <table:table-cell table:number-columns-repeated="4" table:style-name="ce7"/>
          <table:table-cell table:number-columns-repeated="6" table:style-name="ce1"/>
          <table:table-cell table:number-columns-repeated="1004" table:style-name="ce7"/>
          <table:table-cell table:number-columns-repeated="15361"/>
        </table:table-row>
        <table:table-row table:style-name="ro1">
          <table:table-cell/>
          <table:table-cell table:number-columns-repeated="11" table:style-name="ce1"/>
          <table:table-cell table:style-name="ce7"/>
          <table:table-cell table:number-columns-repeated="6" table:style-name="ce1"/>
          <table:table-cell table:number-columns-repeated="1004" table:style-name="ce7"/>
          <table:table-cell table:number-columns-repeated="15361"/>
        </table:table-row>
        <table:table-row table:style-name="ro1">
          <table:table-cell/>
          <table:table-cell table:number-columns-repeated="11" table:style-name="ce1"/>
          <table:table-cell table:style-name="ce7"/>
          <table:table-cell table:number-columns-repeated="6" table:style-name="ce1"/>
          <table:table-cell table:style-name="ce7"/>
          <table:table-cell table:number-columns-repeated="6" table:style-name="ce1"/>
          <table:table-cell table:number-columns-repeated="16358"/>
        </table:table-row>
        <table:table-row table:number-rows-repeated="3" table:style-name="ro1">
          <table:table-cell/>
          <table:table-cell table:number-columns-repeated="11" table:style-name="ce1"/>
          <table:table-cell table:style-name="ce7"/>
          <table:table-cell table:number-columns-repeated="6" table:style-name="ce1"/>
          <table:table-cell table:number-columns-repeated="1004" table:style-name="ce7"/>
          <table:table-cell table:number-columns-repeated="15361"/>
        </table:table-row>
        <table:table-row table:number-rows-repeated="5" table:style-name="ro1">
          <table:table-cell/>
          <table:table-cell table:number-columns-repeated="11" table:style-name="ce1"/>
          <table:table-cell table:style-name="ce7"/>
          <table:table-cell table:number-columns-repeated="6" table:style-name="ce1"/>
          <table:table-cell table:number-columns-repeated="16365"/>
        </table:table-row>
        <table:table-row table:number-rows-repeated="3" table:style-name="ro1">
          <table:table-cell/>
          <table:table-cell table:number-columns-repeated="11" table:style-name="ce1"/>
          <table:table-cell table:number-columns-repeated="1011" table:style-name="ce7"/>
          <table:table-cell table:number-columns-repeated="15361"/>
        </table:table-row>
        <table:table-row table:number-rows-repeated="1048536" table:style-name="ro1">
          <table:table-cell table:number-columns-repeated="16384"/>
        </table:table-row>
      </table:table>
      <table:table table:name="LC_5" table:style-name="ta1">
        <table:table-column table:style-name="co3" table:default-cell-style-name="ce7"/>
        <table:table-column table:style-name="co4" table:default-cell-style-name="ce6"/>
        <table:table-column table:style-name="co1" table:default-cell-style-name="ce6"/>
        <table:table-column table:style-name="co5" table:number-columns-repeated="2" table:default-cell-style-name="ce7"/>
        <table:table-column table:style-name="co6" table:default-cell-style-name="ce7"/>
        <table:table-column table:style-name="co1" table:default-cell-style-name="ce7"/>
        <table:table-column table:style-name="co7" table:default-cell-style-name="ce7"/>
        <table:table-column table:style-name="co1" table:number-columns-repeated="1015" table:default-cell-style-name="ce7"/>
        <table:table-column table:style-name="co2" table:number-columns-repeated="15361" table:default-cell-style-name="ce1"/>
        <table:table-row table:style-name="ro1">
          <table:table-cell office:value-type="string" table:style-name="ce5">
            <text:p>CALIBRATION VALUES</text:p>
          </table:table-cell>
          <table:table-cell table:number-columns-repeated="2"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6"/>
          <table:table-cell office:value-type="float" office:value="0.5" table:style-name="ce7">
            <text:p>0.5</text:p>
          </table:table-cell>
          <table:table-cell office:value-type="float" office:value="1.5" table:style-name="ce7">
            <text:p>1.5</text:p>
          </table:table-cell>
          <table:table-cell table:number-columns-repeated="7" table:style-name="ce7"/>
          <table:table-cell table:number-columns-repeated="16372" table:style-name="ce5"/>
        </table:table-row>
        <table:table-row table:style-name="ro1">
          <table:table-cell office:value-type="string" table:style-name="ce8">
            <text:p>Loadcell 5#</text:p>
          </table:table-cell>
          <table:table-cell office:value-type="string" table:style-name="ce9">
            <text:p>Axis</text:p>
          </table:table-cell>
          <table:table-cell office:value-type="string" table:style-name="ce9">
            <text:p>Direction</text:p>
          </table:table-cell>
          <table:table-cell office:value-type="string" table:style-name="ce10">
            <text:p>Mean voltage value 0.5 kg</text:p>
          </table:table-cell>
          <table:table-cell office:value-type="string" table:style-name="ce10">
            <text:p>Mean voltage value 1.5 kg</text:p>
          </table:table-cell>
          <table:table-cell office:value-type="string" table:style-name="ce10">
            <text:p>Gain</text:p>
          </table:table-cell>
          <table:table-cell office:value-type="string" table:style-name="ce10">
            <text:p>Gain selected</text:p>
          </table:table-cell>
          <table:table-cell table:style-name="ce10"/>
          <table:table-cell office:value-type="string" table:style-name="ce11">
            <text:p>Offset 1.5</text:p>
          </table:table-cell>
          <table:table-cell office:value-type="string" table:style-name="ce10">
            <text:p>Offset 0.5</text:p>
          </table:table-cell>
          <table:table-cell table:style-name="ce10"/>
          <table:table-cell office:value-type="string" table:style-name="ce10">
            <text:p>Offset selected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could be martijn 3)</text:p>
          </table:table-cell>
          <table:table-cell office:value-type="string" table:style-name="ce6">
            <text:p>x</text:p>
          </table:table-cell>
          <table:table-cell office:value-type="string" table:style-name="ce6">
            <text:p>neutral</text:p>
          </table:table-cell>
          <table:table-cell table:style-name="ce7"/>
          <table:table-cell table:style-name="ce1"/>
          <table:table-cell table:number-columns-repeated="1018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+</text:p>
          </table:table-cell>
          <table:table-cell office:value-type="float" office:value="4.7857222222222199E-4" table:style-name="ce12">
            <text:p>0.0004786</text:p>
          </table:table-cell>
          <table:table-cell office:value-type="float" office:value="1.1979425E-3" table:style-name="ce12">
            <text:p>0.0011979</text:p>
          </table:table-cell>
          <table:table-cell office:value-type="float" office:value="13636.927050008628" table:formula="of:=([.$E$3]-[.$D$3])*9.81/([.E6]-[.D6])" table:style-name="ce13">
            <text:p>13636.93</text:p>
          </table:table-cell>
          <table:table-cell office:value-type="float" office:value="13612" table:style-name="ce14">
            <text:p>13612</text:p>
          </table:table-cell>
          <table:table-cell table:style-name="ce14"/>
          <table:table-cell office:value-type="float" office:value="-1.5913933100000008" table:formula="of:=([.$E$3]*9.81-[.G6]*[.E6])" table:style-name="ce15">
            <text:p>-1.59</text:p>
          </table:table-cell>
          <table:table-cell office:value-type="float" office:value="-1.6093250888888857" table:formula="of:=([.$D$3]*9.81-[.D6]*[.G6])" table:style-name="ce15">
            <text:p>-1.61</text:p>
          </table:table-cell>
          <table:table-cell office:value-type="float" office:value="-1.6003591994444433" table:formula="of:=AVERAGE([.I6:.J6])" table:style-name="ce15">
            <text:p>-1.60</text:p>
          </table:table-cell>
          <table:table-cell table:style-name="ce15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float" office:value="-2.4541333333333298E-4" table:style-name="ce12">
            <text:p>-0.0002454</text:p>
          </table:table-cell>
          <table:table-cell office:value-type="float" office:value="-9.6743800000000004E-4" table:style-name="ce12">
            <text:p>-0.0009674</text:p>
          </table:table-cell>
          <table:table-cell office:value-type="float" office:value="13586.793433649997" table:formula="of:=(-[.$E$3]--[.$D$3])*9.81/([.E7]-[.D7])" table:style-name="ce13">
            <text:p>13586.79</text:p>
          </table:table-cell>
          <table:table-cell office:value-type="float" office:value="13612" table:style-name="ce14">
            <text:p>13612</text:p>
          </table:table-cell>
          <table:table-cell table:style-name="ce14"/>
          <table:table-cell office:value-type="float" office:value="-1.546233943999999" table:formula="of:=(-[.$E$3]*9.81-[.G7]*[.E7])" table:style-name="ce15">
            <text:p>-1.55</text:p>
          </table:table-cell>
          <table:table-cell office:value-type="float" office:value="-1.5644337066666716" table:formula="of:=(-[.$D$3]*9.81-[.D7]*[.G7])" table:style-name="ce15">
            <text:p>-1.56</text:p>
          </table:table-cell>
          <table:table-cell office:value-type="float" office:value="-1.5553338253333353" table:formula="of:=AVERAGE([.I7:.J7])" table:style-name="ce15">
            <text:p>-1.56</text:p>
          </table:table-cell>
          <table:table-cell office:value-type="float" office:value="-1.5778465123888892" table:formula="of:=AVERAGE([.K6:.K7])" table:style-name="ce15">
            <text:p>-1.58</text:p>
          </table:table-cell>
          <table:table-cell table:number-columns-repeated="16372" table:style-name="ce1"/>
        </table:table-row>
        <table:table-row table:style-name="ro1">
          <table:table-cell table:style-name="ce7"/>
          <table:table-cell table:number-columns-repeated="2" table:style-name="ce1"/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neutral</text:p>
          </table:table-cell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+</text:p>
          </table:table-cell>
          <table:table-cell office:value-type="float" office:value="5.8817699999999995E-4" table:style-name="ce12">
            <text:p>0.0005882</text:p>
          </table:table-cell>
          <table:table-cell office:value-type="float" office:value="1.30008555555556E-3" table:style-name="ce12">
            <text:p>0.0013001</text:p>
          </table:table-cell>
          <table:table-cell office:value-type="float" office:value="13779.8596792315" table:formula="of:=([.$E$3]-[.$D$3])*9.81/([.E10]-[.D10])" table:style-name="ce13">
            <text:p>13779.86</text:p>
          </table:table-cell>
          <table:table-cell office:value-type="float" office:value="13785" table:style-name="ce14">
            <text:p>13785</text:p>
          </table:table-cell>
          <table:table-cell table:style-name="ce14"/>
          <table:table-cell office:value-type="float" office:value="-3.2066793833333946" table:formula="of:=([.$E$3]*9.81-[.G10]*[.E10])" table:style-name="ce15">
            <text:p>-3.21</text:p>
          </table:table-cell>
          <table:table-cell office:value-type="float" office:value="-3.2030199449999985" table:formula="of:=([.$D$3]*9.81-[.D10]*[.G10])" table:style-name="ce15">
            <text:p>-3.20</text:p>
          </table:table-cell>
          <table:table-cell office:value-type="float" office:value="-3.2048496641666966" table:formula="of:=AVERAGE([.I10:.J10])" table:style-name="ce15">
            <text:p>-3.20</text:p>
          </table:table-cell>
          <table:table-cell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-</text:p>
          </table:table-cell>
          <table:table-cell office:value-type="float" office:value="-1.2413300000000001E-4" table:style-name="ce12">
            <text:p>-0.0001241</text:p>
          </table:table-cell>
          <table:table-cell office:value-type="float" office:value="-8.3547555555555601E-4" table:style-name="ce12">
            <text:p>-0.0008355</text:p>
          </table:table-cell>
          <table:table-cell office:value-type="float" office:value="13790.824017745466" table:formula="of:=(-[.$E$3]--[.$D$3])*9.81/([.E11]-[.D11])" table:style-name="ce13">
            <text:p>13790.82</text:p>
          </table:table-cell>
          <table:table-cell office:value-type="float" office:value="13785" table:style-name="ce14">
            <text:p>13785</text:p>
          </table:table-cell>
          <table:table-cell table:style-name="ce14"/>
          <table:table-cell office:value-type="float" office:value="-3.1979694666666596" table:formula="of:=(-[.$E$3]*9.81-[.G11]*[.E11])" table:style-name="ce15">
            <text:p>-3.20</text:p>
          </table:table-cell>
          <table:table-cell office:value-type="float" office:value="-3.193826595" table:formula="of:=(-[.$D$3]*9.81-[.D11]*[.G11])" table:style-name="ce15">
            <text:p>-3.19</text:p>
          </table:table-cell>
          <table:table-cell office:value-type="float" office:value="-3.1958980308333298" table:formula="of:=AVERAGE([.I11:.J11])" table:style-name="ce15">
            <text:p>-3.20</text:p>
          </table:table-cell>
          <table:table-cell office:value-type="float" office:value="-3.2003738475000132" table:formula="of:=AVERAGE([.K10:.K11])" table:style-name="ce15">
            <text:p>-3.20</text:p>
          </table:table-cell>
          <table:table-cell table:number-columns-repeated="16372"/>
        </table:table-row>
        <table:table-row table:style-name="ro1">
          <table:table-cell table:style-name="ce7"/>
          <table:table-cell table:number-columns-repeated="2" table:style-name="ce6"/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z</text:p>
          </table:table-cell>
          <table:table-cell office:value-type="string" table:style-name="ce6">
            <text:p>neutral</text:p>
          </table:table-cell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+</text:p>
          </table:table-cell>
          <table:table-cell office:value-type="float" office:value="4.0386000000000003E-4" table:style-name="ce12">
            <text:p>0.0004039</text:p>
          </table:table-cell>
          <table:table-cell office:value-type="float" office:value="1.2009581818181801E-3" table:style-name="ce12">
            <text:p>0.0012010</text:p>
          </table:table-cell>
          <table:table-cell office:value-type="float" office:value="12307.141358199315" table:formula="of:=([.$E$3]-[.$D$3])*9.81/([.E14]-[.D14])" table:style-name="ce13">
            <text:p>12307.14</text:p>
          </table:table-cell>
          <table:table-cell office:value-type="float" office:value="12294" table:style-name="ce14">
            <text:p>12294</text:p>
          </table:table-cell>
          <table:table-cell table:style-name="ce14"/>
          <table:table-cell office:value-type="float" office:value="-4.9579887272706458E-2" table:formula="of:=([.$E$3]*9.81-[.G14]*[.E14])" table:style-name="ce15">
            <text:p>-0.05</text:p>
          </table:table-cell>
          <table:table-cell office:value-type="float" office:value="-6.0054840000000276E-2" table:formula="of:=([.$D$3]*9.81-[.D14]*[.G14])" table:style-name="ce15">
            <text:p>-0.06</text:p>
          </table:table-cell>
          <table:table-cell office:value-type="float" office:value="-5.4817363636353367E-2" table:formula="of:=AVERAGE([.I14:.J14])" table:style-name="ce15">
            <text:p>-0.05</text:p>
          </table:table-cell>
          <table:table-cell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-</text:p>
          </table:table-cell>
          <table:table-cell office:value-type="float" office:value="-4.1294999999999998E-4" table:style-name="ce12">
            <text:p>-0.0004130</text:p>
          </table:table-cell>
          <table:table-cell office:value-type="float" office:value="-1.2118154545454601E-3" table:style-name="ce12">
            <text:p>-0.0012118</text:p>
          </table:table-cell>
          <table:table-cell office:value-type="float" office:value="12279.915152397862" table:formula="of:=(-[.$E$3]--[.$D$3])*9.81/([.E15]-[.D15])" table:style-name="ce13">
            <text:p>12279.92</text:p>
          </table:table-cell>
          <table:table-cell office:value-type="float" office:value="12294" table:style-name="ce14">
            <text:p>12294</text:p>
          </table:table-cell>
          <table:table-cell table:style-name="ce14"/>
          <table:table-cell office:value-type="float" office:value="0.18305919818188698" table:formula="of:=(-[.$E$3]*9.81-[.G15]*[.E15])" table:style-name="ce15">
            <text:p>0.18</text:p>
          </table:table-cell>
          <table:table-cell office:value-type="float" office:value="0.17180729999999933" table:formula="of:=(-[.$D$3]*9.81-[.D15]*[.G15])" table:style-name="ce15">
            <text:p>0.17</text:p>
          </table:table-cell>
          <table:table-cell office:value-type="float" office:value="0.17743324909094316" table:formula="of:=AVERAGE([.I15:.J15])" table:style-name="ce15">
            <text:p>0.18</text:p>
          </table:table-cell>
          <table:table-cell office:value-type="float" office:value="6.1307942727294895E-2" table:formula="of:=AVERAGE([.K14:.K15])" table:style-name="ce15">
            <text:p>0.06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order x+, x-, z-</text:p>
          </table:table-cell>
          <table:table-cell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/>
          <table:table-cell office:value-type="string" table:style-name="ce6">
            <text:p>then y+, y-</text:p>
          </table:table-cell>
          <table:table-cell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/>
          <table:table-cell office:value-type="string" table:style-name="ce6">
            <text:p>then z+ : the bottles are directly on the loadcell</text:p>
          </table:table-cell>
          <table:table-cell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6"/>
          <table:table-cell table:number-columns-repeated="2" table:style-name="ce7"/>
          <table:table-cell office:value-type="float" office:value="0" table:formula="of:=AVERAGE([.F24:.F46])" table:style-name="ce7">
            <text:p>#DIV/0!</text:p>
          </table:table-cell>
          <table:table-cell table:number-columns-repeated="16378"/>
        </table:table-row>
        <table:table-row table:number-rows-repeated="1048553" table:style-name="ro1">
          <table:table-cell table:number-columns-repeated="16384"/>
        </table:table-row>
      </table:table>
      <table:table table:name="LC_5_v2" table:style-name="ta1">
        <table:table-column table:style-name="co3" table:default-cell-style-name="ce7"/>
        <table:table-column table:style-name="co4" table:default-cell-style-name="ce6"/>
        <table:table-column table:style-name="co1" table:default-cell-style-name="ce6"/>
        <table:table-column table:style-name="co5" table:number-columns-repeated="2" table:default-cell-style-name="ce7"/>
        <table:table-column table:style-name="co6" table:default-cell-style-name="ce7"/>
        <table:table-column table:style-name="co1" table:default-cell-style-name="ce7"/>
        <table:table-column table:style-name="co7" table:default-cell-style-name="ce7"/>
        <table:table-column table:style-name="co1" table:number-columns-repeated="1015" table:default-cell-style-name="ce7"/>
        <table:table-column table:style-name="co2" table:number-columns-repeated="15361" table:default-cell-style-name="ce1"/>
        <table:table-row table:style-name="ro1">
          <table:table-cell office:value-type="string" table:style-name="ce5">
            <text:p>CALIBRATION VALUES</text:p>
          </table:table-cell>
          <table:table-cell table:number-columns-repeated="2"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19-05-06T00:00:00" table:style-name="ce19">
            <text:p>06.05.19</text:p>
          </table:table-cell>
          <table:table-cell table:number-columns-repeated="2" table:style-name="ce6"/>
          <table:table-cell office:value-type="float" office:value="0.5" table:style-name="ce7">
            <text:p>0.5</text:p>
          </table:table-cell>
          <table:table-cell office:value-type="float" office:value="1.5" table:style-name="ce7">
            <text:p>1.5</text:p>
          </table:table-cell>
          <table:table-cell table:number-columns-repeated="7" table:style-name="ce7"/>
          <table:table-cell table:number-columns-repeated="16372" table:style-name="ce5"/>
        </table:table-row>
        <table:table-row table:style-name="ro1">
          <table:table-cell office:value-type="string" table:style-name="ce8">
            <text:p>Loadcell 5#</text:p>
          </table:table-cell>
          <table:table-cell office:value-type="string" table:style-name="ce9">
            <text:p>Axis</text:p>
          </table:table-cell>
          <table:table-cell office:value-type="string" table:style-name="ce9">
            <text:p>Direction</text:p>
          </table:table-cell>
          <table:table-cell office:value-type="string" table:style-name="ce10">
            <text:p>Mean voltage value 0.5 kg</text:p>
          </table:table-cell>
          <table:table-cell office:value-type="string" table:style-name="ce10">
            <text:p>Mean voltage value 1.5 kg</text:p>
          </table:table-cell>
          <table:table-cell office:value-type="string" table:style-name="ce10">
            <text:p>Gain</text:p>
          </table:table-cell>
          <table:table-cell office:value-type="string" table:style-name="ce10">
            <text:p>Gain selected</text:p>
          </table:table-cell>
          <table:table-cell table:style-name="ce10"/>
          <table:table-cell office:value-type="string" table:style-name="ce11">
            <text:p>Offset 1.5</text:p>
          </table:table-cell>
          <table:table-cell office:value-type="string" table:style-name="ce10">
            <text:p>Offset 0.5</text:p>
          </table:table-cell>
          <table:table-cell table:style-name="ce10"/>
          <table:table-cell office:value-type="string" table:style-name="ce10">
            <text:p>Offset selected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could be martijn 3)</text:p>
          </table:table-cell>
          <table:table-cell office:value-type="string" table:style-name="ce6">
            <text:p>x</text:p>
          </table:table-cell>
          <table:table-cell office:value-type="string" table:style-name="ce6">
            <text:p>neutral</text:p>
          </table:table-cell>
          <table:table-cell table:style-name="ce7"/>
          <table:table-cell table:style-name="ce1"/>
          <table:table-cell table:number-columns-repeated="1018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+</text:p>
          </table:table-cell>
          <table:table-cell office:value-type="float" office:value="4.7085399999999999E-4" table:style-name="ce12">
            <text:p>0.0004709</text:p>
          </table:table-cell>
          <table:table-cell office:value-type="float" office:value="1.19272E-3" table:style-name="ce12">
            <text:p>0.0011927</text:p>
          </table:table-cell>
          <table:table-cell office:value-type="float" office:value="13589.779820631529" table:formula="of:=([.$E$3]-[.$D$3])*9.81/([.E6]-[.D6])" table:style-name="ce13">
            <text:p>13589.78</text:p>
          </table:table-cell>
          <table:table-cell office:value-type="float" office:value="13607" table:style-name="ce14">
            <text:p>13607</text:p>
          </table:table-cell>
          <table:table-cell table:style-name="ce14"/>
          <table:table-cell office:value-type="float" office:value="-1.5143410400000015" table:formula="of:=([.$E$3]*9.81-[.G6]*[.E6])" table:style-name="ce15">
            <text:p>-1.51</text:p>
          </table:table-cell>
          <table:table-cell office:value-type="float" office:value="-1.5019103779999998" table:formula="of:=([.$D$3]*9.81-[.D6]*[.G6])" table:style-name="ce15">
            <text:p>-1.50</text:p>
          </table:table-cell>
          <table:table-cell office:value-type="float" office:value="-1.5081257090000006" table:formula="of:=AVERAGE([.I6:.J6])" table:style-name="ce15">
            <text:p>-1.51</text:p>
          </table:table-cell>
          <table:table-cell table:style-name="ce15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float" office:value="-2.3728666666666701E-4" table:style-name="ce12">
            <text:p>-0.0002373</text:p>
          </table:table-cell>
          <table:table-cell office:value-type="float" office:value="-9.5730999999999995E-4" table:style-name="ce12">
            <text:p>-0.0009573</text:p>
          </table:table-cell>
          <table:table-cell office:value-type="float" office:value="13624.55846338314" table:formula="of:=(-[.$E$3]--[.$D$3])*9.81/([.E7]-[.D7])" table:style-name="ce13">
            <text:p>13624.56</text:p>
          </table:table-cell>
          <table:table-cell office:value-type="float" office:value="13607" table:style-name="ce14">
            <text:p>13607</text:p>
          </table:table-cell>
          <table:table-cell table:style-name="ce14"/>
          <table:table-cell office:value-type="float" office:value="-1.6888828300000007" table:formula="of:=(-[.$E$3]*9.81-[.G7]*[.E7])" table:style-name="ce15">
            <text:p>-1.69</text:p>
          </table:table-cell>
          <table:table-cell office:value-type="float" office:value="-1.6762403266666621" table:formula="of:=(-[.$D$3]*9.81-[.D7]*[.G7])" table:style-name="ce15">
            <text:p>-1.68</text:p>
          </table:table-cell>
          <table:table-cell office:value-type="float" office:value="-1.6825615783333314" table:formula="of:=AVERAGE([.I7:.J7])" table:style-name="ce15">
            <text:p>-1.68</text:p>
          </table:table-cell>
          <table:table-cell office:value-type="float" office:value="-1.5953436436666659" table:formula="of:=AVERAGE([.K6:.K7])" table:style-name="ce15">
            <text:p>-1.60</text:p>
          </table:table-cell>
          <table:table-cell table:number-columns-repeated="16372" table:style-name="ce1"/>
        </table:table-row>
        <table:table-row table:style-name="ro1">
          <table:table-cell table:style-name="ce7"/>
          <table:table-cell table:number-columns-repeated="2" table:style-name="ce1"/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neutral</text:p>
          </table:table-cell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+</text:p>
          </table:table-cell>
          <table:table-cell office:value-type="float" office:value="5.8651375000000003E-4" table:style-name="ce7">
            <text:p>0.000586514</text:p>
          </table:table-cell>
          <table:table-cell office:value-type="float" office:value="1.2954842857142901E-3" table:style-name="ce12">
            <text:p>0.0012955</text:p>
          </table:table-cell>
          <table:table-cell office:value-type="float" office:value="13836.96431067674" table:formula="of:=([.$E$3]-[.$D$3])*9.81/([.E10]-[.D10])" table:style-name="ce13">
            <text:p>13836.96</text:p>
          </table:table-cell>
          <table:table-cell office:value-type="float" office:value="13823" table:style-name="ce14">
            <text:p>13823</text:p>
          </table:table-cell>
          <table:table-cell table:style-name="ce14"/>
          <table:table-cell office:value-type="float" office:value="-3.192479281428632" table:formula="of:=([.$E$3]*9.81-[.G10]*[.E10])" table:style-name="ce15">
            <text:p>-3.19</text:p>
          </table:table-cell>
          <table:table-cell office:value-type="float" office:value="-3.2023795662499994" table:formula="of:=([.$D$3]*9.81-[.D10]*[.G10])" table:style-name="ce15">
            <text:p>-3.20</text:p>
          </table:table-cell>
          <table:table-cell office:value-type="float" office:value="-3.1974294238393157" table:formula="of:=AVERAGE([.I10:.J10])" table:style-name="ce15">
            <text:p>-3.20</text:p>
          </table:table-cell>
          <table:table-cell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-</text:p>
          </table:table-cell>
          <table:table-cell office:value-type="float" office:value="-1.28374285714286E-4" table:style-name="ce12">
            <text:p>-0.0001284</text:p>
          </table:table-cell>
          <table:table-cell office:value-type="float" office:value="-8.3882571428571398E-4" table:style-name="ce12">
            <text:p>-0.0008388</text:p>
          </table:table-cell>
          <table:table-cell office:value-type="float" office:value="13808.121998890054" table:formula="of:=(-[.$E$3]--[.$D$3])*9.81/([.E11]-[.D11])" table:style-name="ce13">
            <text:p>13808.12</text:p>
          </table:table-cell>
          <table:table-cell office:value-type="float" office:value="13823" table:style-name="ce14">
            <text:p>13823</text:p>
          </table:table-cell>
          <table:table-cell table:style-name="ce14"/>
          <table:table-cell office:value-type="float" office:value="-3.1199121514285757" table:formula="of:=(-[.$E$3]*9.81-[.G11]*[.E11])" table:style-name="ce15">
            <text:p>-3.12</text:p>
          </table:table-cell>
          <table:table-cell office:value-type="float" office:value="-3.130482248571425" table:formula="of:=(-[.$D$3]*9.81-[.D11]*[.G11])" table:style-name="ce15">
            <text:p>-3.13</text:p>
          </table:table-cell>
          <table:table-cell office:value-type="float" office:value="-3.1251972000000006" table:formula="of:=AVERAGE([.I11:.J11])" table:style-name="ce15">
            <text:p>-3.13</text:p>
          </table:table-cell>
          <table:table-cell office:value-type="float" office:value="-3.1613133119196579" table:formula="of:=AVERAGE([.K10:.K11])" table:style-name="ce15">
            <text:p>-3.16</text:p>
          </table:table-cell>
          <table:table-cell table:number-columns-repeated="16372"/>
        </table:table-row>
        <table:table-row table:style-name="ro1">
          <table:table-cell table:style-name="ce7"/>
          <table:table-cell table:number-columns-repeated="2" table:style-name="ce6"/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z</text:p>
          </table:table-cell>
          <table:table-cell office:value-type="string" table:style-name="ce6">
            <text:p>neutral</text:p>
          </table:table-cell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+</text:p>
          </table:table-cell>
          <table:table-cell office:value-type="float" office:value="3.9526999999999997E-4" table:style-name="ce12">
            <text:p>0.0003953</text:p>
          </table:table-cell>
          <table:table-cell office:value-type="float" office:value="1.19089375E-3" table:style-name="ce12">
            <text:p>0.0011909</text:p>
          </table:table-cell>
          <table:table-cell office:value-type="float" office:value="12329.948672346696" table:formula="of:=([.$E$3]-[.$D$3])*9.81/([.E14]-[.D14])" table:style-name="ce13">
            <text:p>12329.95</text:p>
          </table:table-cell>
          <table:table-cell office:value-type="float" office:value="12354" table:style-name="ce14">
            <text:p>12354</text:p>
          </table:table-cell>
          <table:table-cell table:style-name="ce14"/>
          <table:table-cell office:value-type="float" office:value="2.6986124999996974E-3" table:formula="of:=([.$E$3]*9.81-[.G14]*[.E14])" table:style-name="ce15">
            <text:p>0.00</text:p>
          </table:table-cell>
          <table:table-cell office:value-type="float" office:value="2.1834420000000243E-2" table:formula="of:=([.$D$3]*9.81-[.D14]*[.G14])" table:style-name="ce15">
            <text:p>0.02</text:p>
          </table:table-cell>
          <table:table-cell office:value-type="float" office:value="1.226651624999997E-2" table:formula="of:=AVERAGE([.I14:.J14])" table:style-name="ce15">
            <text:p>0.01</text:p>
          </table:table-cell>
          <table:table-cell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-</text:p>
          </table:table-cell>
          <table:table-cell office:value-type="float" office:value="-4.1050199999999998E-4" table:style-name="ce12">
            <text:p>-0.0004105</text:p>
          </table:table-cell>
          <table:table-cell office:value-type="float" office:value="-1.2030624999999999E-3" table:style-name="ce12">
            <text:p>-0.0012031</text:p>
          </table:table-cell>
          <table:table-cell office:value-type="float" office:value="12377.60398102101" table:formula="of:=(-[.$E$3]--[.$D$3])*9.81/([.E15]-[.D15])" table:style-name="ce13">
            <text:p>12377.60</text:p>
          </table:table-cell>
          <table:table-cell office:value-type="float" office:value="12354" table:style-name="ce14">
            <text:p>12354</text:p>
          </table:table-cell>
          <table:table-cell table:style-name="ce14"/>
          <table:table-cell office:value-type="float" office:value="0.14763412499999973" table:formula="of:=(-[.$E$3]*9.81-[.G15]*[.E15])" table:style-name="ce15">
            <text:p>0.15</text:p>
          </table:table-cell>
          <table:table-cell office:value-type="float" office:value="0.16634170799999914" table:formula="of:=(-[.$D$3]*9.81-[.D15]*[.G15])" table:style-name="ce15">
            <text:p>0.17</text:p>
          </table:table-cell>
          <table:table-cell office:value-type="float" office:value="0.15698791649999944" table:formula="of:=AVERAGE([.I15:.J15])" table:style-name="ce15">
            <text:p>0.16</text:p>
          </table:table-cell>
          <table:table-cell office:value-type="float" office:value="8.4627216374999703E-2" table:formula="of:=AVERAGE([.K14:.K15])" table:style-name="ce15">
            <text:p>0.08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7"/>
          <table:table-cell office:value-type="string" table:style-name="ce6">
            <text:p>order x+, x-, z-</text:p>
          </table:table-cell>
          <table:table-cell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then y+, y-</text:p>
          </table:table-cell>
          <table:table-cell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then z+ : the bottles are directly on the loadcell</text:p>
          </table:table-cell>
          <table:table-cell table:style-name="ce6"/>
          <table:table-cell table:number-columns-repeated="1020" table:style-name="ce7"/>
          <table:table-cell table:number-columns-repeated="1536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7">
            <text:p>I did a calibration again because the signals looked very noisy. The calibration results are quite the same but the signals improved again. I guess it was just a wiring problem</text:p>
          </table:table-cell>
          <table:table-cell table:number-columns-repeated="2"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style-name="ce7"/>
          <table:table-cell table:style-name="ce6"/>
          <table:table-cell table:number-columns-repeated="1021" table:style-name="ce7"/>
          <table:table-cell table:number-columns-repeated="15361"/>
        </table:table-row>
        <table:table-row table:style-name="ro1">
          <table:table-cell table:style-name="ce7"/>
          <table:table-cell table:style-name="ce6"/>
          <table:table-cell table:style-name="ce1"/>
          <table:table-cell table:style-name="ce20"/>
          <table:table-cell table:number-columns-repeated="4" table:style-name="ce1"/>
          <table:table-cell table:number-columns-repeated="16376"/>
        </table:table-row>
        <table:table-row table:style-name="ro1">
          <table:table-cell table:style-name="ce7"/>
          <table:table-cell table:style-name="ce6"/>
          <table:table-cell table:number-columns-repeated="6" table:style-name="ce1"/>
          <table:table-cell table:number-columns-repeated="16376"/>
        </table:table-row>
        <table:table-row table:number-rows-repeated="1048549" table:style-name="ro1">
          <table:table-cell table:number-columns-repeated="16384"/>
        </table:table-row>
      </table:table>
      <table:table table:name="LC_6" table:style-name="ta1">
        <table:table-column table:style-name="co3" table:default-cell-style-name="ce7"/>
        <table:table-column table:style-name="co4" table:default-cell-style-name="ce6"/>
        <table:table-column table:style-name="co1" table:default-cell-style-name="ce6"/>
        <table:table-column table:style-name="co5" table:number-columns-repeated="2" table:default-cell-style-name="ce7"/>
        <table:table-column table:style-name="co6" table:default-cell-style-name="ce7"/>
        <table:table-column table:style-name="co1" table:default-cell-style-name="ce7"/>
        <table:table-column table:style-name="co7" table:default-cell-style-name="ce7"/>
        <table:table-column table:style-name="co1" table:number-columns-repeated="1015" table:default-cell-style-name="ce7"/>
        <table:table-column table:style-name="co2" table:number-columns-repeated="15361" table:default-cell-style-name="ce1"/>
        <table:table-row table:style-name="ro1">
          <table:table-cell office:value-type="string" table:style-name="ce5">
            <text:p>CALIBRATION VALUES</text:p>
          </table:table-cell>
          <table:table-cell table:number-columns-repeated="2"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6"/>
          <table:table-cell office:value-type="float" office:value="0.5" table:style-name="ce7">
            <text:p>0.5</text:p>
          </table:table-cell>
          <table:table-cell office:value-type="float" office:value="1.5" table:style-name="ce7">
            <text:p>1.5</text:p>
          </table:table-cell>
          <table:table-cell table:number-columns-repeated="7" table:style-name="ce7"/>
          <table:table-cell table:number-columns-repeated="16372" table:style-name="ce5"/>
        </table:table-row>
        <table:table-row table:style-name="ro1">
          <table:table-cell office:value-type="string" table:style-name="ce8">
            <text:p>Loadcell 6#</text:p>
          </table:table-cell>
          <table:table-cell office:value-type="string" table:style-name="ce9">
            <text:p>Axis</text:p>
          </table:table-cell>
          <table:table-cell office:value-type="string" table:style-name="ce9">
            <text:p>Direction</text:p>
          </table:table-cell>
          <table:table-cell office:value-type="string" table:style-name="ce10">
            <text:p>Mean voltage value 0.5 kg</text:p>
          </table:table-cell>
          <table:table-cell office:value-type="string" table:style-name="ce10">
            <text:p>Mean voltage value 1.5 kg</text:p>
          </table:table-cell>
          <table:table-cell office:value-type="string" table:style-name="ce10">
            <text:p>Gain</text:p>
          </table:table-cell>
          <table:table-cell office:value-type="string" table:style-name="ce10">
            <text:p>Gain selected</text:p>
          </table:table-cell>
          <table:table-cell table:style-name="ce10"/>
          <table:table-cell office:value-type="string" table:style-name="ce11">
            <text:p>Offset 1.5</text:p>
          </table:table-cell>
          <table:table-cell office:value-type="string" table:style-name="ce10">
            <text:p>Offset 0.5</text:p>
          </table:table-cell>
          <table:table-cell table:style-name="ce10"/>
          <table:table-cell office:value-type="string" table:style-name="ce10">
            <text:p>Offset selected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rtijn 1</text:p>
          </table:table-cell>
          <table:table-cell office:value-type="string" table:style-name="ce6">
            <text:p>x</text:p>
          </table:table-cell>
          <table:table-cell office:value-type="string" table:style-name="ce6">
            <text:p>neutral</text:p>
          </table:table-cell>
          <table:table-cell table:style-name="ce7"/>
          <table:table-cell table:style-name="ce1"/>
          <table:table-cell table:number-columns-repeated="1018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+</text:p>
          </table:table-cell>
          <table:table-cell office:value-type="float" office:value="3.73431111111111E-4" table:style-name="ce12">
            <text:p>0.0003734</text:p>
          </table:table-cell>
          <table:table-cell office:value-type="float" office:value="1.0885569230769201E-3" table:style-name="ce12">
            <text:p>0.0010886</text:p>
          </table:table-cell>
          <table:table-cell office:value-type="float" office:value="13717.865913738025" table:formula="of:=([.$E$3]-[.$D$3])*9.81/([.E6]-[.D6])" table:style-name="ce13">
            <text:p>13717.87</text:p>
          </table:table-cell>
          <table:table-cell office:value-type="float" office:value="13712" table:style-name="ce14">
            <text:p>13712</text:p>
          </table:table-cell>
          <table:table-cell table:style-name="ce14"/>
          <table:table-cell office:value-type="float" office:value="-0.21129252923072883" table:formula="of:=([.$E$3]*9.81-[.G6]*[.E6])" table:style-name="ce15">
            <text:p>-0.21</text:p>
          </table:table-cell>
          <table:table-cell office:value-type="float" office:value="-0.21548739555555407" table:formula="of:=([.$D$3]*9.81-[.D6]*[.G6])" table:style-name="ce15">
            <text:p>-0.22</text:p>
          </table:table-cell>
          <table:table-cell office:value-type="float" office:value="-0.21338996239314145" table:formula="of:=AVERAGE([.I6:.J6])" table:style-name="ce15">
            <text:p>-0.21</text:p>
          </table:table-cell>
          <table:table-cell table:style-name="ce15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float" office:value="-3.3416000000000001E-4" table:style-name="ce12">
            <text:p>-0.0003342</text:p>
          </table:table-cell>
          <table:table-cell office:value-type="float" office:value="-1.0499179999999999E-3" table:style-name="ce12">
            <text:p>-0.0010499</text:p>
          </table:table-cell>
          <table:table-cell office:value-type="float" office:value="13705.749708700429" table:formula="of:=(-[.$E$3]--[.$D$3])*9.81/([.E7]-[.D7])" table:style-name="ce13">
            <text:p>13705.75</text:p>
          </table:table-cell>
          <table:table-cell office:value-type="float" office:value="13712" table:style-name="ce14">
            <text:p>13712</text:p>
          </table:table-cell>
          <table:table-cell table:style-name="ce14"/>
          <table:table-cell office:value-type="float" office:value="-0.31852438399999983" table:formula="of:=(-[.$E$3]*9.81-[.G7]*[.E7])" table:style-name="ce15">
            <text:p>-0.32</text:p>
          </table:table-cell>
          <table:table-cell office:value-type="float" office:value="-0.32299808000000052" table:formula="of:=(-[.$D$3]*9.81-[.D7]*[.G7])" table:style-name="ce15">
            <text:p>-0.32</text:p>
          </table:table-cell>
          <table:table-cell office:value-type="float" office:value="-0.32076123200000017" table:formula="of:=AVERAGE([.I7:.J7])" table:style-name="ce15">
            <text:p>-0.32</text:p>
          </table:table-cell>
          <table:table-cell office:value-type="float" office:value="-0.26707559719657081" table:formula="of:=AVERAGE([.K6:.K7])" table:style-name="ce15">
            <text:p>-0.27</text:p>
          </table:table-cell>
          <table:table-cell table:number-columns-repeated="16372" table:style-name="ce1"/>
        </table:table-row>
        <table:table-row table:style-name="ro1">
          <table:table-cell table:style-name="ce7"/>
          <table:table-cell table:number-columns-repeated="2" table:style-name="ce1"/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neutral</text:p>
          </table:table-cell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+</text:p>
          </table:table-cell>
          <table:table-cell office:value-type="float" office:value="4.81388888888889E-4" table:style-name="ce12">
            <text:p>0.0004814</text:p>
          </table:table-cell>
          <table:table-cell office:value-type="float" office:value="1.20458727272727E-3" table:style-name="ce12">
            <text:p>0.0012046</text:p>
          </table:table-cell>
          <table:table-cell office:value-type="float" office:value="13564.742703009581" table:formula="of:=([.$E$3]-[.$D$3])*9.81/([.E10]-[.D10])" table:style-name="ce13">
            <text:p>13564.74</text:p>
          </table:table-cell>
          <table:table-cell office:value-type="float" office:value="13614" table:style-name="ce14">
            <text:p>13614</text:p>
          </table:table-cell>
          <table:table-cell table:style-name="ce14"/>
          <table:table-cell office:value-type="float" office:value="-1.684251130909054" table:formula="of:=([.$E$3]*9.81-[.G10]*[.E10])" table:style-name="ce15">
            <text:p>-1.68</text:p>
          </table:table-cell>
          <table:table-cell office:value-type="float" office:value="-1.6486283333333347" table:formula="of:=([.$D$3]*9.81-[.D10]*[.G10])" table:style-name="ce15">
            <text:p>-1.65</text:p>
          </table:table-cell>
          <table:table-cell office:value-type="float" office:value="-1.6664397321211943" table:formula="of:=AVERAGE([.I10:.J10])" table:style-name="ce15">
            <text:p>-1.67</text:p>
          </table:table-cell>
          <table:table-cell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-</text:p>
          </table:table-cell>
          <table:table-cell office:value-type="float" office:value="-2.4112375E-4" table:style-name="ce12">
            <text:p>-0.0002411</text:p>
          </table:table-cell>
          <table:table-cell office:value-type="float" office:value="-9.5913374999999996E-4" table:style-name="ce12">
            <text:p>-0.0009591</text:p>
          </table:table-cell>
          <table:table-cell office:value-type="float" office:value="13662.762357070238" table:formula="of:=(-[.$E$3]--[.$D$3])*9.81/([.E11]-[.D11])" table:style-name="ce13">
            <text:p>13662.76</text:p>
          </table:table-cell>
          <table:table-cell office:value-type="float" office:value="13614" table:style-name="ce14">
            <text:p>13614</text:p>
          </table:table-cell>
          <table:table-cell table:style-name="ce14"/>
          <table:table-cell office:value-type="float" office:value="-1.6573531275000004" table:formula="of:=(-[.$E$3]*9.81-[.G11]*[.E11])" table:style-name="ce15">
            <text:p>-1.66</text:p>
          </table:table-cell>
          <table:table-cell office:value-type="float" office:value="-1.6223412675000004" table:formula="of:=(-[.$D$3]*9.81-[.D11]*[.G11])" table:style-name="ce15">
            <text:p>-1.62</text:p>
          </table:table-cell>
          <table:table-cell office:value-type="float" office:value="-1.6398471975000004" table:formula="of:=AVERAGE([.I11:.J11])" table:style-name="ce15">
            <text:p>-1.64</text:p>
          </table:table-cell>
          <table:table-cell office:value-type="float" office:value="-1.6531434648105974" table:formula="of:=AVERAGE([.K10:.K11])" table:style-name="ce15">
            <text:p>-1.65</text:p>
          </table:table-cell>
          <table:table-cell table:number-columns-repeated="16372"/>
        </table:table-row>
        <table:table-row table:style-name="ro1">
          <table:table-cell table:style-name="ce7"/>
          <table:table-cell table:number-columns-repeated="2" table:style-name="ce6"/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z</text:p>
          </table:table-cell>
          <table:table-cell office:value-type="string" table:style-name="ce6">
            <text:p>neutral</text:p>
          </table:table-cell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+</text:p>
          </table:table-cell>
          <table:table-cell office:value-type="float" office:value="6.3019249999999997E-4" table:style-name="ce12">
            <text:p>0.0006302</text:p>
          </table:table-cell>
          <table:table-cell office:value-type="float" office:value="1.431873E-3" table:style-name="ce12">
            <text:p>0.0014319</text:p>
          </table:table-cell>
          <table:table-cell office:value-type="float" office:value="12236.795082330182" table:formula="of:=([.$E$3]-[.$D$3])*9.81/([.E14]-[.D14])" table:style-name="ce13">
            <text:p>12236.80</text:p>
          </table:table-cell>
          <table:table-cell office:value-type="float" office:value="12254" table:style-name="ce14">
            <text:p>12254</text:p>
          </table:table-cell>
          <table:table-cell table:style-name="ce14"/>
          <table:table-cell office:value-type="float" office:value="-2.8311717419999987" table:formula="of:=([.$E$3]*9.81-[.G14]*[.E14])" table:style-name="ce15">
            <text:p>-2.83</text:p>
          </table:table-cell>
          <table:table-cell office:value-type="float" office:value="-2.8173788949999992" table:formula="of:=([.$D$3]*9.81-[.D14]*[.G14])" table:style-name="ce15">
            <text:p>-2.82</text:p>
          </table:table-cell>
          <table:table-cell office:value-type="float" office:value="-2.8242753184999989" table:formula="of:=AVERAGE([.I14:.J14])" table:style-name="ce15">
            <text:p>-2.82</text:p>
          </table:table-cell>
          <table:table-cell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-</text:p>
          </table:table-cell>
          <table:table-cell office:value-type="float" office:value="-1.92818333333333E-4" table:style-name="ce12">
            <text:p>-0.0001928</text:p>
          </table:table-cell>
          <table:table-cell office:value-type="float" office:value="-9.9227833333333302E-4" table:style-name="ce12">
            <text:p>-0.0009923</text:p>
          </table:table-cell>
          <table:table-cell office:value-type="float" office:value="12270.782778375404" table:formula="of:=(-[.$E$3]--[.$D$3])*9.81/([.E15]-[.D15])" table:style-name="ce13">
            <text:p>12270.78</text:p>
          </table:table-cell>
          <table:table-cell office:value-type="float" office:value="12254" table:style-name="ce14">
            <text:p>12254</text:p>
          </table:table-cell>
          <table:table-cell table:style-name="ce14"/>
          <table:table-cell office:value-type="float" office:value="-2.5556213033333375" table:formula="of:=(-[.$E$3]*9.81-[.G15]*[.E15])" table:style-name="ce15">
            <text:p>-2.56</text:p>
          </table:table-cell>
          <table:table-cell office:value-type="float" office:value="-2.5422041433333376" table:formula="of:=(-[.$D$3]*9.81-[.D15]*[.G15])" table:style-name="ce15">
            <text:p>-2.54</text:p>
          </table:table-cell>
          <table:table-cell office:value-type="float" office:value="-2.5489127233333377" table:formula="of:=AVERAGE([.I15:.J15])" table:style-name="ce15">
            <text:p>-2.55</text:p>
          </table:table-cell>
          <table:table-cell office:value-type="float" office:value="-2.6865940209166683" table:formula="of:=AVERAGE([.K14:.K15])" table:style-name="ce15">
            <text:p>-2.69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order x+, x-, z-</text:p>
          </table:table-cell>
          <table:table-cell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/>
          <table:table-cell office:value-type="string" table:style-name="ce6">
            <text:p>then y+, y-</text:p>
          </table:table-cell>
          <table:table-cell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/>
          <table:table-cell office:value-type="string" table:style-name="ce6">
            <text:p>then z+ : the bottles are directly on the loadcell</text:p>
          </table:table-cell>
          <table:table-cell table:style-name="ce6"/>
          <table:table-cell table:number-columns-repeated="1020" table:style-name="ce7"/>
          <table:table-cell table:number-columns-repeated="15361"/>
        </table:table-row>
        <table:table-row table:number-rows-repeated="2" table:style-name="ro1">
          <table:table-cell table:number-columns-repeated="16384"/>
        </table:table-row>
        <table:table-row table:number-rows-repeated="2" table:style-name="ro1">
          <table:table-cell/>
          <table:table-cell table:number-columns-repeated="2" table:style-name="ce6"/>
          <table:table-cell table:number-columns-repeated="6" table:style-name="ce1"/>
          <table:table-cell table:number-columns-repeated="16375"/>
        </table:table-row>
        <table:table-row table:number-rows-repeated="1048551" table:style-name="ro1">
          <table:table-cell table:number-columns-repeated="16384"/>
        </table:table-row>
      </table:table>
      <table:table table:name="LC_9" table:style-name="ta1">
        <table:table-column table:style-name="co3" table:default-cell-style-name="ce7"/>
        <table:table-column table:style-name="co4" table:default-cell-style-name="ce6"/>
        <table:table-column table:style-name="co1" table:default-cell-style-name="ce6"/>
        <table:table-column table:style-name="co5" table:number-columns-repeated="2" table:default-cell-style-name="ce7"/>
        <table:table-column table:style-name="co6" table:default-cell-style-name="ce7"/>
        <table:table-column table:style-name="co1" table:default-cell-style-name="ce7"/>
        <table:table-column table:style-name="co7" table:default-cell-style-name="ce7"/>
        <table:table-column table:style-name="co1" table:number-columns-repeated="1015" table:default-cell-style-name="ce7"/>
        <table:table-column table:style-name="co2" table:number-columns-repeated="15361" table:default-cell-style-name="ce1"/>
        <table:table-row table:style-name="ro1">
          <table:table-cell office:value-type="string" table:style-name="ce5">
            <text:p>CALIBRATION VALUES</text:p>
          </table:table-cell>
          <table:table-cell table:number-columns-repeated="2"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6"/>
          <table:table-cell office:value-type="float" office:value="0.5" table:style-name="ce7">
            <text:p>0.5</text:p>
          </table:table-cell>
          <table:table-cell office:value-type="float" office:value="1.5" table:style-name="ce7">
            <text:p>1.5</text:p>
          </table:table-cell>
          <table:table-cell table:number-columns-repeated="7" table:style-name="ce7"/>
          <table:table-cell table:number-columns-repeated="16372" table:style-name="ce5"/>
        </table:table-row>
        <table:table-row table:style-name="ro1">
          <table:table-cell office:value-type="string" table:style-name="ce8">
            <text:p>Loadcell 9#</text:p>
          </table:table-cell>
          <table:table-cell office:value-type="string" table:style-name="ce9">
            <text:p>Axis</text:p>
          </table:table-cell>
          <table:table-cell office:value-type="string" table:style-name="ce9">
            <text:p>Direction</text:p>
          </table:table-cell>
          <table:table-cell office:value-type="string" table:style-name="ce10">
            <text:p>Mean voltage value 0.5 kg</text:p>
          </table:table-cell>
          <table:table-cell office:value-type="string" table:style-name="ce10">
            <text:p>Mean voltage value 1.5 kg</text:p>
          </table:table-cell>
          <table:table-cell office:value-type="string" table:style-name="ce10">
            <text:p>Gain</text:p>
          </table:table-cell>
          <table:table-cell office:value-type="string" table:style-name="ce10">
            <text:p>Gain selected</text:p>
          </table:table-cell>
          <table:table-cell table:style-name="ce10"/>
          <table:table-cell office:value-type="string" table:style-name="ce11">
            <text:p>Offset 1.5</text:p>
          </table:table-cell>
          <table:table-cell office:value-type="string" table:style-name="ce10">
            <text:p>Offset 0.5</text:p>
          </table:table-cell>
          <table:table-cell table:style-name="ce10"/>
          <table:table-cell office:value-type="string" table:style-name="ce10">
            <text:p>Offset selected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(martijn nb 4)</text:p>
          </table:table-cell>
          <table:table-cell office:value-type="string" table:style-name="ce6">
            <text:p>x</text:p>
          </table:table-cell>
          <table:table-cell office:value-type="string" table:style-name="ce6">
            <text:p>neutral</text:p>
          </table:table-cell>
          <table:table-cell table:style-name="ce7"/>
          <table:table-cell table:style-name="ce1"/>
          <table:table-cell table:number-columns-repeated="1018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+</text:p>
          </table:table-cell>
          <table:table-cell office:value-type="float" office:value="2.97805E-4" table:style-name="ce12">
            <text:p>0.0002978</text:p>
          </table:table-cell>
          <table:table-cell office:value-type="float" office:value="1.04511583333333E-3" table:style-name="ce12">
            <text:p>0.0010451</text:p>
          </table:table-cell>
          <table:table-cell office:value-type="float" office:value="13127.067830989618" table:formula="of:=([.$E$3]-[.$D$3])*9.81/([.E6]-[.D6])" table:style-name="ce13">
            <text:p>13127.07</text:p>
          </table:table-cell>
          <table:table-cell office:value-type="float" office:value="13124" table:style-name="ce14">
            <text:p>13124</text:p>
          </table:table-cell>
          <table:table-cell table:style-name="ce14"/>
          <table:table-cell office:value-type="float" office:value="0.99889980333337824" table:formula="of:=([.$E$3]*9.81-[.G6]*[.E6])" table:style-name="ce15">
            <text:p>1.00</text:p>
          </table:table-cell>
          <table:table-cell office:value-type="float" office:value="0.99660718000000026" table:formula="of:=([.$D$3]*9.81-[.D6]*[.G6])" table:style-name="ce15">
            <text:p>1.00</text:p>
          </table:table-cell>
          <table:table-cell office:value-type="float" office:value="0.99775349166668925" table:formula="of:=AVERAGE([.I6:.J6])" table:style-name="ce15">
            <text:p>1.00</text:p>
          </table:table-cell>
          <table:table-cell table:style-name="ce15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float" office:value="-4.41163333333333E-4" table:style-name="ce12">
            <text:p>-0.0004412</text:p>
          </table:table-cell>
          <table:table-cell office:value-type="float" office:value="-1.18883444444444E-3" table:style-name="ce12">
            <text:p>-0.0011888</text:p>
          </table:table-cell>
          <table:table-cell office:value-type="float" office:value="13120.742334716468" table:formula="of:=(-[.$E$3]--[.$D$3])*9.81/([.E7]-[.D7])" table:style-name="ce13">
            <text:p>13120.74</text:p>
          </table:table-cell>
          <table:table-cell office:value-type="float" office:value="13124" table:style-name="ce14">
            <text:p>13124</text:p>
          </table:table-cell>
          <table:table-cell table:style-name="ce14"/>
          <table:table-cell office:value-type="float" office:value="0.88726324888883035" table:formula="of:=(-[.$E$3]*9.81-[.G7]*[.E7])" table:style-name="ce15">
            <text:p>0.89</text:p>
          </table:table-cell>
          <table:table-cell office:value-type="float" office:value="0.88482758666666239" table:formula="of:=(-[.$D$3]*9.81-[.D7]*[.G7])" table:style-name="ce15">
            <text:p>0.88</text:p>
          </table:table-cell>
          <table:table-cell office:value-type="float" office:value="0.88604541777774637" table:formula="of:=AVERAGE([.I7:.J7])" table:style-name="ce15">
            <text:p>0.89</text:p>
          </table:table-cell>
          <table:table-cell office:value-type="float" office:value="0.94189945472221781" table:formula="of:=AVERAGE([.K6:.K7])" table:style-name="ce15">
            <text:p>0.94</text:p>
          </table:table-cell>
          <table:table-cell table:number-columns-repeated="16372" table:style-name="ce1"/>
        </table:table-row>
        <table:table-row table:style-name="ro1">
          <table:table-cell table:style-name="ce7"/>
          <table:table-cell table:number-columns-repeated="2" table:style-name="ce1"/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neutral</text:p>
          </table:table-cell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+</text:p>
          </table:table-cell>
          <table:table-cell office:value-type="float" office:value="1.22634615384615E-4" table:style-name="ce12">
            <text:p>0.0001226</text:p>
          </table:table-cell>
          <table:table-cell office:value-type="float" office:value="8.6209777777777798E-4" table:style-name="ce12">
            <text:p>0.0008621</text:p>
          </table:table-cell>
          <table:table-cell office:value-type="float" office:value="13266.380935395602" table:formula="of:=([.$E$3]-[.$D$3])*9.81/([.E10]-[.D10])" table:style-name="ce13">
            <text:p>13266.38</text:p>
          </table:table-cell>
          <table:table-cell office:value-type="float" office:value="13301" table:style-name="ce14">
            <text:p>13301</text:p>
          </table:table-cell>
          <table:table-cell table:style-name="ce14"/>
          <table:table-cell office:value-type="float" office:value="3.2482374577777744" table:formula="of:=([.$E$3]*9.81-[.G10]*[.E10])" table:style-name="ce15">
            <text:p>3.25</text:p>
          </table:table-cell>
          <table:table-cell office:value-type="float" office:value="3.2738369807692358" table:formula="of:=([.$D$3]*9.81-[.D10]*[.G10])" table:style-name="ce15">
            <text:p>3.27</text:p>
          </table:table-cell>
          <table:table-cell office:value-type="float" office:value="3.2610372192735051" table:formula="of:=AVERAGE([.I10:.J10])" table:style-name="ce15">
            <text:p>3.26</text:p>
          </table:table-cell>
          <table:table-cell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-</text:p>
          </table:table-cell>
          <table:table-cell office:value-type="float" office:value="-6.1351199999999998E-4" table:style-name="ce12">
            <text:p>-0.0006135</text:p>
          </table:table-cell>
          <table:table-cell office:value-type="float" office:value="-1.34917E-3" table:style-name="ce12">
            <text:p>-0.0013492</text:p>
          </table:table-cell>
          <table:table-cell office:value-type="float" office:value="13335.000774816559" table:formula="of:=(-[.$E$3]--[.$D$3])*9.81/([.E11]-[.D11])" table:style-name="ce13">
            <text:p>13335.00</text:p>
          </table:table-cell>
          <table:table-cell office:value-type="float" office:value="13301" table:style-name="ce14">
            <text:p>13301</text:p>
          </table:table-cell>
          <table:table-cell table:style-name="ce14"/>
          <table:table-cell office:value-type="float" office:value="3.2303101699999992" table:formula="of:=(-[.$E$3]*9.81-[.G11]*[.E11])" table:style-name="ce15">
            <text:p>3.23</text:p>
          </table:table-cell>
          <table:table-cell office:value-type="float" office:value="3.2553231120000001" table:formula="of:=(-[.$D$3]*9.81-[.D11]*[.G11])" table:style-name="ce15">
            <text:p>3.26</text:p>
          </table:table-cell>
          <table:table-cell office:value-type="float" office:value="3.2428166409999997" table:formula="of:=AVERAGE([.I11:.J11])" table:style-name="ce15">
            <text:p>3.24</text:p>
          </table:table-cell>
          <table:table-cell office:value-type="float" office:value="3.2519269301367526" table:formula="of:=AVERAGE([.K10:.K11])" table:style-name="ce15">
            <text:p>3.25</text:p>
          </table:table-cell>
          <table:table-cell table:number-columns-repeated="16372"/>
        </table:table-row>
        <table:table-row table:style-name="ro1">
          <table:table-cell table:style-name="ce7"/>
          <table:table-cell table:number-columns-repeated="2" table:style-name="ce6"/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z</text:p>
          </table:table-cell>
          <table:table-cell office:value-type="string" table:style-name="ce6">
            <text:p>neutral</text:p>
          </table:table-cell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+</text:p>
          </table:table-cell>
          <table:table-cell office:value-type="float" office:value="4.1963923076923101E-4" table:style-name="ce12">
            <text:p>0.0004196</text:p>
          </table:table-cell>
          <table:table-cell office:value-type="float" office:value="1.2084309090909099E-3" table:style-name="ce12">
            <text:p>0.0012084</text:p>
          </table:table-cell>
          <table:table-cell office:value-type="float" office:value="12436.743781162664" table:formula="of:=([.$E$3]-[.$D$3])*9.81/([.E14]-[.D14])" table:style-name="ce13">
            <text:p>12436.74</text:p>
          </table:table-cell>
          <table:table-cell office:value-type="float" office:value="12441" table:style-name="ce14">
            <text:p>12441</text:p>
          </table:table-cell>
          <table:table-cell table:style-name="ce14"/>
          <table:table-cell office:value-type="float" office:value="-0.31908894000001098" table:formula="of:=([.$E$3]*9.81-[.G14]*[.E14])" table:style-name="ce15">
            <text:p>-0.32</text:p>
          </table:table-cell>
          <table:table-cell office:value-type="float" office:value="-0.31573167000000257" table:formula="of:=([.$D$3]*9.81-[.D14]*[.G14])" table:style-name="ce15">
            <text:p>-0.32</text:p>
          </table:table-cell>
          <table:table-cell office:value-type="float" office:value="-0.31741030500000678" table:formula="of:=AVERAGE([.I14:.J14])" table:style-name="ce15">
            <text:p>-0.32</text:p>
          </table:table-cell>
          <table:table-cell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-</text:p>
          </table:table-cell>
          <table:table-cell office:value-type="float" office:value="-3.9043727272727299E-4" table:style-name="ce12">
            <text:p>-0.0003904</text:p>
          </table:table-cell>
          <table:table-cell office:value-type="float" office:value="-1.1786544444444399E-3" table:style-name="ce12">
            <text:p>-0.0011787</text:p>
          </table:table-cell>
          <table:table-cell office:value-type="float" office:value="12445.808530951528" table:formula="of:=(-[.$E$3]--[.$D$3])*9.81/([.E15]-[.D15])" table:style-name="ce13">
            <text:p>12445.81</text:p>
          </table:table-cell>
          <table:table-cell office:value-type="float" office:value="12441" table:style-name="ce14">
            <text:p>12441</text:p>
          </table:table-cell>
          <table:table-cell table:style-name="ce14"/>
          <table:table-cell office:value-type="float" office:value="-5.1360056666723608E-2" table:formula="of:=(-[.$E$3]*9.81-[.G15]*[.E15])" table:style-name="ce15">
            <text:p>-0.05</text:p>
          </table:table-cell>
          <table:table-cell office:value-type="float" office:value="-4.7569889999996562E-2" table:formula="of:=(-[.$D$3]*9.81-[.D15]*[.G15])" table:style-name="ce15">
            <text:p>-0.05</text:p>
          </table:table-cell>
          <table:table-cell office:value-type="float" office:value="-4.9464973333360085E-2" table:formula="of:=AVERAGE([.I15:.J15])" table:style-name="ce15">
            <text:p>-0.05</text:p>
          </table:table-cell>
          <table:table-cell office:value-type="float" office:value="-0.18343763916668343" table:formula="of:=AVERAGE([.K14:.K15])" table:style-name="ce15">
            <text:p>-0.18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order x+, x-, z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6">
            <text:p>then y+, y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6">
            <text:p>then z+ : the bottles are directly on the loadcell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LC_11" table:style-name="ta1">
        <table:table-column table:style-name="co3" table:default-cell-style-name="ce7"/>
        <table:table-column table:style-name="co4" table:default-cell-style-name="ce6"/>
        <table:table-column table:style-name="co1" table:default-cell-style-name="ce6"/>
        <table:table-column table:style-name="co5" table:number-columns-repeated="2" table:default-cell-style-name="ce7"/>
        <table:table-column table:style-name="co6" table:default-cell-style-name="ce7"/>
        <table:table-column table:style-name="co1" table:default-cell-style-name="ce7"/>
        <table:table-column table:style-name="co7" table:default-cell-style-name="ce7"/>
        <table:table-column table:style-name="co1" table:number-columns-repeated="1015" table:default-cell-style-name="ce7"/>
        <table:table-column table:style-name="co2" table:number-columns-repeated="15361" table:default-cell-style-name="ce1"/>
        <table:table-row table:style-name="ro1">
          <table:table-cell office:value-type="string" table:style-name="ce5">
            <text:p>CALIBRATION VALUES</text:p>
          </table:table-cell>
          <table:table-cell table:number-columns-repeated="2"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6"/>
          <table:table-cell office:value-type="float" office:value="0.5" table:style-name="ce7">
            <text:p>0.5</text:p>
          </table:table-cell>
          <table:table-cell office:value-type="float" office:value="1.5" table:style-name="ce7">
            <text:p>1.5</text:p>
          </table:table-cell>
          <table:table-cell table:number-columns-repeated="7" table:style-name="ce7"/>
          <table:table-cell table:number-columns-repeated="16372" table:style-name="ce5"/>
        </table:table-row>
        <table:table-row table:style-name="ro1">
          <table:table-cell office:value-type="string" table:style-name="ce8">
            <text:p>Loadcell #11</text:p>
          </table:table-cell>
          <table:table-cell office:value-type="string" table:style-name="ce9">
            <text:p>Axis</text:p>
          </table:table-cell>
          <table:table-cell office:value-type="string" table:style-name="ce9">
            <text:p>Direction</text:p>
          </table:table-cell>
          <table:table-cell office:value-type="string" table:style-name="ce10">
            <text:p>Mean voltage value 0.5 kg</text:p>
          </table:table-cell>
          <table:table-cell office:value-type="string" table:style-name="ce10">
            <text:p>Mean voltage value 1.5 kg</text:p>
          </table:table-cell>
          <table:table-cell office:value-type="string" table:style-name="ce10">
            <text:p>Gain</text:p>
          </table:table-cell>
          <table:table-cell office:value-type="string" table:style-name="ce10">
            <text:p>Gain selected</text:p>
          </table:table-cell>
          <table:table-cell table:style-name="ce10"/>
          <table:table-cell office:value-type="string" table:style-name="ce11">
            <text:p>Offset 1.5</text:p>
          </table:table-cell>
          <table:table-cell office:value-type="string" table:style-name="ce10">
            <text:p>Offset 0.5</text:p>
          </table:table-cell>
          <table:table-cell table:style-name="ce10"/>
          <table:table-cell office:value-type="string" table:style-name="ce10">
            <text:p>Offset selected</text:p>
          </table:table-cell>
          <table:table-cell table:number-columns-repeated="1011" table:style-name="ce7"/>
          <table:table-cell table:number-columns-repeated="15361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neutral</text:p>
          </table:table-cell>
          <table:table-cell table:style-name="ce7"/>
          <table:table-cell table:style-name="ce1"/>
          <table:table-cell table:number-columns-repeated="1018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+</text:p>
          </table:table-cell>
          <table:table-cell office:value-type="float" office:value="3.14741E-4" table:style-name="ce12">
            <text:p>0.0003147</text:p>
          </table:table-cell>
          <table:table-cell office:value-type="float" office:value="1.0372914285714299E-3" table:style-name="ce12">
            <text:p>0.0010373</text:p>
          </table:table-cell>
          <table:table-cell office:value-type="float" office:value="13576.90703940978" table:formula="of:=([.$E$3]-[.$D$3])*9.81/([.E6]-[.D6])" table:style-name="ce13">
            <text:p>13576.91</text:p>
          </table:table-cell>
          <table:table-cell office:value-type="float" office:value="13516" table:style-name="ce14">
            <text:p>13516</text:p>
          </table:table-cell>
          <table:table-cell table:style-name="ce14"/>
          <table:table-cell office:value-type="float" office:value="0.69496905142855248" table:formula="of:=([.$E$3]*9.81-[.G6]*[.E6])" table:style-name="ce15">
            <text:p>0.69</text:p>
          </table:table-cell>
          <table:table-cell office:value-type="float" office:value="0.65096064400000042" table:formula="of:=([.$D$3]*9.81-[.D6]*[.G6])" table:style-name="ce15">
            <text:p>0.65</text:p>
          </table:table-cell>
          <table:table-cell office:value-type="float" office:value="0.67296484771427645" table:formula="of:=AVERAGE([.I6:.J6])" table:style-name="ce15">
            <text:p>0.67</text:p>
          </table:table-cell>
          <table:table-cell table:style-name="ce15"/>
          <table:table-cell table:number-columns-repeated="1011" table:style-name="ce7"/>
          <table:table-cell table:number-columns-repeated="15361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float" office:value="-4.0971166666666701E-4" table:style-name="ce12">
            <text:p>-0.0004097</text:p>
          </table:table-cell>
          <table:table-cell office:value-type="float" office:value="-1.13884227272727E-3" table:style-name="ce12">
            <text:p>-0.0011388</text:p>
          </table:table-cell>
          <table:table-cell office:value-type="float" office:value="13454.379665945096" table:formula="of:=(-[.$E$3]--[.$D$3])*9.81/([.E7]-[.D7])" table:style-name="ce13">
            <text:p>13454.38</text:p>
          </table:table-cell>
          <table:table-cell office:value-type="float" office:value="13516" table:style-name="ce14">
            <text:p>13516</text:p>
          </table:table-cell>
          <table:table-cell table:style-name="ce14"/>
          <table:table-cell office:value-type="float" office:value="0.6775921581817812" table:formula="of:=(-[.$E$3]*9.81-[.G7]*[.E7])" table:style-name="ce15">
            <text:p>0.68</text:p>
          </table:table-cell>
          <table:table-cell office:value-type="float" office:value="0.63266288666667148" table:formula="of:=(-[.$D$3]*9.81-[.D7]*[.G7])" table:style-name="ce15">
            <text:p>0.63</text:p>
          </table:table-cell>
          <table:table-cell office:value-type="float" office:value="0.65512752242422634" table:formula="of:=AVERAGE([.I7:.J7])" table:style-name="ce15">
            <text:p>0.66</text:p>
          </table:table-cell>
          <table:table-cell office:value-type="float" office:value="0.66404618506925139" table:formula="of:=AVERAGE([.K6:.K7])" table:style-name="ce15">
            <text:p>0.66</text:p>
          </table:table-cell>
          <table:table-cell table:number-columns-repeated="2" table:style-name="ce1"/>
          <table:table-cell table:number-columns-repeated="6" table:style-name="ce7"/>
          <table:table-cell table:number-columns-repeated="16364" table:style-name="ce1"/>
        </table:table-row>
        <table:table-row table:style-name="ro1">
          <table:table-cell table:style-name="ce7"/>
          <table:table-cell table:number-columns-repeated="2" table:style-name="ce1"/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2" table:style-name="ce7"/>
          <table:table-cell table:number-columns-repeated="6" table:style-name="ce1"/>
          <table:table-cell table:number-columns-repeated="16364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neutral</text:p>
          </table:table-cell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011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+</text:p>
          </table:table-cell>
          <table:table-cell office:value-type="float" office:value="2.5528500000000001E-4" table:style-name="ce12">
            <text:p>0.0002553</text:p>
          </table:table-cell>
          <table:table-cell office:value-type="float" office:value="9.8418799999999999E-4" table:style-name="ce12">
            <text:p>0.0009842</text:p>
          </table:table-cell>
          <table:table-cell office:value-type="float" office:value="13458.580908570826" table:formula="of:=([.$E$3]-[.$D$3])*9.81/([.E10]-[.D10])" table:style-name="ce13">
            <text:p>13458.58</text:p>
          </table:table-cell>
          <table:table-cell office:value-type="float" office:value="13481" table:style-name="ce14">
            <text:p>13481</text:p>
          </table:table-cell>
          <table:table-cell table:style-name="ce14"/>
          <table:table-cell office:value-type="float" office:value="1.4471615720000006" table:formula="of:=([.$E$3]*9.81-[.G10]*[.E10])" table:style-name="ce15">
            <text:p>1.45</text:p>
          </table:table-cell>
          <table:table-cell office:value-type="float" office:value="1.4635029150000003" table:formula="of:=([.$D$3]*9.81-[.D10]*[.G10])" table:style-name="ce15">
            <text:p>1.46</text:p>
          </table:table-cell>
          <table:table-cell office:value-type="float" office:value="1.4553322435000005" table:formula="of:=AVERAGE([.I10:.J10])" table:style-name="ce15">
            <text:p>1.46</text:p>
          </table:table-cell>
          <table:table-cell table:style-name="ce15"/>
          <table:table-cell table:number-columns-repeated="1011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-</text:p>
          </table:table-cell>
          <table:table-cell office:value-type="float" office:value="-4.7827285714285698E-4" table:style-name="ce12">
            <text:p>-0.0004783</text:p>
          </table:table-cell>
          <table:table-cell office:value-type="float" office:value="-1.2047486666666701E-3" table:style-name="ce12">
            <text:p>-0.0012047</text:p>
          </table:table-cell>
          <table:table-cell office:value-type="float" office:value="13503.54667202231" table:formula="of:=(-[.$E$3]--[.$D$3])*9.81/([.E11]-[.D11])" table:style-name="ce13">
            <text:p>13503.55</text:p>
          </table:table-cell>
          <table:table-cell office:value-type="float" office:value="13481" table:style-name="ce14">
            <text:p>13481</text:p>
          </table:table-cell>
          <table:table-cell table:style-name="ce14"/>
          <table:table-cell office:value-type="float" office:value="1.5262167753333777" table:formula="of:=(-[.$E$3]*9.81-[.G11]*[.E11])" table:style-name="ce15">
            <text:p>1.53</text:p>
          </table:table-cell>
          <table:table-cell office:value-type="float" office:value="1.5425963871428543" table:formula="of:=(-[.$D$3]*9.81-[.D11]*[.G11])" table:style-name="ce15">
            <text:p>1.54</text:p>
          </table:table-cell>
          <table:table-cell office:value-type="float" office:value="1.534406581238116" table:formula="of:=AVERAGE([.I11:.J11])" table:style-name="ce15">
            <text:p>1.53</text:p>
          </table:table-cell>
          <table:table-cell office:value-type="float" office:value="1.4948694123690582" table:formula="of:=AVERAGE([.K10:.K11])" table:style-name="ce15">
            <text:p>1.49</text:p>
          </table:table-cell>
          <table:table-cell table:number-columns-repeated="1011" table:style-name="ce7"/>
          <table:table-cell table:number-columns-repeated="15361"/>
        </table:table-row>
        <table:table-row table:style-name="ro1">
          <table:table-cell table:style-name="ce7"/>
          <table:table-cell table:number-columns-repeated="2" table:style-name="ce6"/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011" table:style-name="ce7"/>
          <table:table-cell table:number-columns-repeated="15361"/>
        </table:table-row>
        <table:table-row table:style-name="ro1">
          <table:table-cell table:style-name="ce1"/>
          <table:table-cell office:value-type="string" table:style-name="ce6">
            <text:p>z</text:p>
          </table:table-cell>
          <table:table-cell office:value-type="string" table:style-name="ce6">
            <text:p>neutral</text:p>
          </table:table-cell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011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+</text:p>
          </table:table-cell>
          <table:table-cell office:value-type="float" office:value="5.5732000000000004E-4" table:style-name="ce12">
            <text:p>0.0005573</text:p>
          </table:table-cell>
          <table:table-cell office:value-type="float" office:value="1.3467799999999999E-3" table:style-name="ce12">
            <text:p>0.0013468</text:p>
          </table:table-cell>
          <table:table-cell office:value-type="float" office:value="12426.215387733389" table:formula="of:=([.$E$3]-[.$D$3])*9.81/([.E14]-[.D14])" table:style-name="ce13">
            <text:p>12426.22</text:p>
          </table:table-cell>
          <table:table-cell office:value-type="float" office:value="12418" table:style-name="ce14">
            <text:p>12418</text:p>
          </table:table-cell>
          <table:table-cell table:style-name="ce14"/>
          <table:table-cell office:value-type="float" office:value="-2.0093140399999996" table:formula="of:=([.$E$3]*9.81-[.G14]*[.E14])" table:style-name="ce15">
            <text:p>-2.01</text:p>
          </table:table-cell>
          <table:table-cell office:value-type="float" office:value="-2.0157997600000002" table:formula="of:=([.$D$3]*9.81-[.D14]*[.G14])" table:style-name="ce15">
            <text:p>-2.02</text:p>
          </table:table-cell>
          <table:table-cell office:value-type="float" office:value="-2.0125568999999999" table:formula="of:=AVERAGE([.I14:.J14])" table:style-name="ce15">
            <text:p>-2.01</text:p>
          </table:table-cell>
          <table:table-cell table:style-name="ce15"/>
          <table:table-cell table:number-columns-repeated="1011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-</text:p>
          </table:table-cell>
          <table:table-cell office:value-type="float" office:value="-2.4988000000000001E-4" table:style-name="ce12">
            <text:p>-0.0002499</text:p>
          </table:table-cell>
          <table:table-cell office:value-type="float" office:value="-1.0404170000000001E-3" table:style-name="ce12">
            <text:p>-0.0010404</text:p>
          </table:table-cell>
          <table:table-cell office:value-type="float" office:value="12409.286345863635" table:formula="of:=(-[.$E$3]--[.$D$3])*9.81/([.E15]-[.D15])" table:style-name="ce13">
            <text:p>12409.29</text:p>
          </table:table-cell>
          <table:table-cell office:value-type="float" office:value="12418" table:style-name="ce14">
            <text:p>12418</text:p>
          </table:table-cell>
          <table:table-cell table:style-name="ce14"/>
          <table:table-cell office:value-type="float" office:value="-1.7951016939999995" table:formula="of:=(-[.$E$3]*9.81-[.G15]*[.E15])" table:style-name="ce15">
            <text:p>-1.80</text:p>
          </table:table-cell>
          <table:table-cell office:value-type="float" office:value="-1.8019901599999999" table:formula="of:=(-[.$D$3]*9.81-[.D15]*[.G15])" table:style-name="ce15">
            <text:p>-1.80</text:p>
          </table:table-cell>
          <table:table-cell office:value-type="float" office:value="-1.7985459269999997" table:formula="of:=AVERAGE([.I15:.J15])" table:style-name="ce15">
            <text:p>-1.80</text:p>
          </table:table-cell>
          <table:table-cell office:value-type="float" office:value="-1.9055514134999998" table:formula="of:=AVERAGE([.K14:.K15])" table:style-name="ce15">
            <text:p>-1.91</text:p>
          </table:table-cell>
          <table:table-cell table:number-columns-repeated="1011" table:style-name="ce7"/>
          <table:table-cell table:number-columns-repeated="1536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order x+, x-, z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6">
            <text:p>then y+, y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6">
            <text:p>then z+ : the bottles are directly on the loadcell</text:p>
          </table:table-cell>
          <table:table-cell table:number-columns-repeated="16382"/>
        </table:table-row>
        <table:table-row table:number-rows-repeated="1048549" table:style-name="ro1">
          <table:table-cell table:number-columns-repeated="16384"/>
        </table:table-row>
      </table:table>
      <table:table table:name="LC_12" table:style-name="ta1">
        <table:table-column table:style-name="co3" table:default-cell-style-name="ce7"/>
        <table:table-column table:style-name="co4" table:default-cell-style-name="ce6"/>
        <table:table-column table:style-name="co1" table:default-cell-style-name="ce6"/>
        <table:table-column table:style-name="co5" table:number-columns-repeated="2" table:default-cell-style-name="ce7"/>
        <table:table-column table:style-name="co6" table:default-cell-style-name="ce7"/>
        <table:table-column table:style-name="co1" table:default-cell-style-name="ce7"/>
        <table:table-column table:style-name="co7" table:default-cell-style-name="ce7"/>
        <table:table-column table:style-name="co1" table:number-columns-repeated="1015" table:default-cell-style-name="ce7"/>
        <table:table-column table:style-name="co2" table:number-columns-repeated="15361" table:default-cell-style-name="ce1"/>
        <table:table-row table:style-name="ro1">
          <table:table-cell office:value-type="string" table:style-name="ce5">
            <text:p>CALIBRATION VALUES</text:p>
          </table:table-cell>
          <table:table-cell table:number-columns-repeated="2"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6"/>
          <table:table-cell office:value-type="float" office:value="0.5" table:style-name="ce7">
            <text:p>0.5</text:p>
          </table:table-cell>
          <table:table-cell office:value-type="float" office:value="1.5" table:style-name="ce7">
            <text:p>1.5</text:p>
          </table:table-cell>
          <table:table-cell table:number-columns-repeated="7" table:style-name="ce7"/>
          <table:table-cell table:number-columns-repeated="16372" table:style-name="ce5"/>
        </table:table-row>
        <table:table-row table:style-name="ro1">
          <table:table-cell office:value-type="string" table:style-name="ce8">
            <text:p>Loadcell #12</text:p>
          </table:table-cell>
          <table:table-cell office:value-type="string" table:style-name="ce9">
            <text:p>Axis</text:p>
          </table:table-cell>
          <table:table-cell office:value-type="string" table:style-name="ce9">
            <text:p>Direction</text:p>
          </table:table-cell>
          <table:table-cell office:value-type="string" table:style-name="ce10">
            <text:p>Mean voltage value 0.5 kg</text:p>
          </table:table-cell>
          <table:table-cell office:value-type="string" table:style-name="ce10">
            <text:p>Mean voltage value 1.5 kg</text:p>
          </table:table-cell>
          <table:table-cell office:value-type="string" table:style-name="ce10">
            <text:p>Gain</text:p>
          </table:table-cell>
          <table:table-cell office:value-type="string" table:style-name="ce10">
            <text:p>Gain selected</text:p>
          </table:table-cell>
          <table:table-cell table:style-name="ce10"/>
          <table:table-cell office:value-type="string" table:style-name="ce11">
            <text:p>Offset 1.5</text:p>
          </table:table-cell>
          <table:table-cell office:value-type="string" table:style-name="ce10">
            <text:p>Offset 0.5</text:p>
          </table:table-cell>
          <table:table-cell office:value-type="string" table:style-name="ce10">
            <text:p>Offset Mean</text:p>
          </table:table-cell>
          <table:table-cell office:value-type="string" table:style-name="ce10">
            <text:p>Offset selected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neutral</text:p>
          </table:table-cell>
          <table:table-cell table:style-name="ce7"/>
          <table:table-cell table:style-name="ce1"/>
          <table:table-cell table:number-columns-repeated="1018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+</text:p>
          </table:table-cell>
          <table:table-cell office:value-type="float" office:value="4.5503333333333297E-4" table:style-name="ce12">
            <text:p>0.0004550</text:p>
          </table:table-cell>
          <table:table-cell office:value-type="float" office:value="1.1688899999999999E-3" table:style-name="ce12">
            <text:p>0.0011689</text:p>
          </table:table-cell>
          <table:table-cell office:value-type="float" office:value="13742.254514211532" table:formula="of:=([.$E$3]-[.$D$3])*9.81/([.E6]-[.D6])" table:style-name="ce13">
            <text:p>13742.25</text:p>
          </table:table-cell>
          <table:table-cell office:value-type="float" office:value="13761" table:style-name="ce14">
            <text:p>13761</text:p>
          </table:table-cell>
          <table:table-cell table:style-name="ce14"/>
          <table:table-cell office:value-type="float" office:value="-1.3700952899999983" table:formula="of:=([.$E$3]*9.81-[.G6]*[.E6])" table:style-name="ce15">
            <text:p>-1.37</text:p>
          </table:table-cell>
          <table:table-cell office:value-type="float" office:value="-1.3567136999999949" table:formula="of:=([.$D$3]*9.81-[.D6]*[.G6])" table:style-name="ce15">
            <text:p>-1.36</text:p>
          </table:table-cell>
          <table:table-cell office:value-type="float" office:value="-1.3634044949999966" table:formula="of:=AVERAGE([.I6:.J6])" table:style-name="ce15">
            <text:p>-1.36</text:p>
          </table:table-cell>
          <table:table-cell table:style-name="ce15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float" office:value="-2.6703250000000001E-4" table:style-name="ce12">
            <text:p>-0.0002670</text:p>
          </table:table-cell>
          <table:table-cell office:value-type="float" office:value="-9.7890333333333309E-4" table:style-name="ce12">
            <text:p>-0.0009789</text:p>
          </table:table-cell>
          <table:table-cell office:value-type="float" office:value="13780.58987761123" table:formula="of:=(-[.$E$3]--[.$D$3])*9.81/([.E7]-[.D7])" table:style-name="ce13">
            <text:p>13780.59</text:p>
          </table:table-cell>
          <table:table-cell office:value-type="float" office:value="13761" table:style-name="ce14">
            <text:p>13761</text:p>
          </table:table-cell>
          <table:table-cell table:style-name="ce14"/>
          <table:table-cell office:value-type="float" office:value="-1.2443112300000028" table:formula="of:=(-[.$E$3]*9.81-[.G7]*[.E7])" table:style-name="ce15">
            <text:p>-1.24</text:p>
          </table:table-cell>
          <table:table-cell office:value-type="float" office:value="-1.2303657674999999" table:formula="of:=(-[.$D$3]*9.81-[.D7]*[.G7])" table:style-name="ce15">
            <text:p>-1.23</text:p>
          </table:table-cell>
          <table:table-cell office:value-type="float" office:value="-1.2373384987500013" table:formula="of:=AVERAGE([.I7:.J7])" table:style-name="ce15">
            <text:p>-1.24</text:p>
          </table:table-cell>
          <table:table-cell office:value-type="float" office:value="-1.3003714968749991" table:formula="of:=AVERAGE([.K6:.K7])" table:style-name="ce15">
            <text:p>-1.30</text:p>
          </table:table-cell>
          <table:table-cell table:number-columns-repeated="16372" table:style-name="ce1"/>
        </table:table-row>
        <table:table-row table:style-name="ro1">
          <table:table-cell table:style-name="ce7"/>
          <table:table-cell table:number-columns-repeated="2" table:style-name="ce1"/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neutral</text:p>
          </table:table-cell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+</text:p>
          </table:table-cell>
          <table:table-cell office:value-type="float" office:value="5.1103200000000002E-4" table:style-name="ce12">
            <text:p>0.0005110</text:p>
          </table:table-cell>
          <table:table-cell office:value-type="float" office:value="1.22120375E-3" table:style-name="ce12">
            <text:p>0.0012212</text:p>
          </table:table-cell>
          <table:table-cell office:value-type="float" office:value="13813.559888857873" table:formula="of:=([.$E$3]-[.$D$3])*9.81/([.E10]-[.D10])" table:style-name="ce13">
            <text:p>13813.56</text:p>
          </table:table-cell>
          <table:table-cell office:value-type="float" office:value="13823" table:style-name="ce14">
            <text:p>13823</text:p>
          </table:table-cell>
          <table:table-cell table:style-name="ce14"/>
          <table:table-cell office:value-type="float" office:value="-2.1656994362499979" table:formula="of:=([.$E$3]*9.81-[.G10]*[.E10])" table:style-name="ce15">
            <text:p>-2.17</text:p>
          </table:table-cell>
          <table:table-cell office:value-type="float" office:value="-2.1589953360000003" table:formula="of:=([.$D$3]*9.81-[.D10]*[.G10])" table:style-name="ce15">
            <text:p>-2.16</text:p>
          </table:table-cell>
          <table:table-cell office:value-type="float" office:value="-2.1623473861249991" table:formula="of:=AVERAGE([.I10:.J10])" table:style-name="ce15">
            <text:p>-2.16</text:p>
          </table:table-cell>
          <table:table-cell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-</text:p>
          </table:table-cell>
          <table:table-cell office:value-type="float" office:value="-2.0603571428571399E-4" table:style-name="ce12">
            <text:p>-0.0002060</text:p>
          </table:table-cell>
          <table:table-cell office:value-type="float" office:value="-9.1524749999999995E-4" table:style-name="ce7">
            <text:p>-0.000915248</text:p>
          </table:table-cell>
          <table:table-cell office:value-type="float" office:value="13832.257440730224" table:formula="of:=(-[.$E$3]--[.$D$3])*9.81/([.E11]-[.D11])" table:style-name="ce13">
            <text:p>13832.26</text:p>
          </table:table-cell>
          <table:table-cell office:value-type="float" office:value="13823" table:style-name="ce14">
            <text:p>13823</text:p>
          </table:table-cell>
          <table:table-cell table:style-name="ce14"/>
          <table:table-cell office:value-type="float" office:value="-2.0635338075000007" table:formula="of:=(-[.$E$3]*9.81-[.G11]*[.E11])" table:style-name="ce15">
            <text:p>-2.06</text:p>
          </table:table-cell>
          <table:table-cell office:value-type="float" office:value="-2.0569683214285757" table:formula="of:=(-[.$D$3]*9.81-[.D11]*[.G11])" table:style-name="ce15">
            <text:p>-2.06</text:p>
          </table:table-cell>
          <table:table-cell office:value-type="float" office:value="-2.0602510644642882" table:formula="of:=AVERAGE([.I11:.J11])" table:style-name="ce15">
            <text:p>-2.06</text:p>
          </table:table-cell>
          <table:table-cell office:value-type="float" office:value="-2.1112992252946436" table:formula="of:=AVERAGE([.K10:.K11])" table:style-name="ce15">
            <text:p>-2.11</text:p>
          </table:table-cell>
          <table:table-cell table:number-columns-repeated="16372"/>
        </table:table-row>
        <table:table-row table:style-name="ro1">
          <table:table-cell table:style-name="ce7"/>
          <table:table-cell table:number-columns-repeated="2" table:style-name="ce6"/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z</text:p>
          </table:table-cell>
          <table:table-cell office:value-type="string" table:style-name="ce6">
            <text:p>neutral</text:p>
          </table:table-cell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+</text:p>
          </table:table-cell>
          <table:table-cell office:value-type="float" office:value="3.5932899999999997E-4" table:style-name="ce12">
            <text:p>0.0003593</text:p>
          </table:table-cell>
          <table:table-cell office:value-type="float" office:value="1.1440381818181801E-3" table:style-name="ce12">
            <text:p>0.0011440</text:p>
          </table:table-cell>
          <table:table-cell office:value-type="float" office:value="12501.446685344141" table:formula="of:=([.$E$3]-[.$D$3])*9.81/([.E14]-[.D14])" table:style-name="ce13">
            <text:p>12501.45</text:p>
          </table:table-cell>
          <table:table-cell office:value-type="float" office:value="12550" table:style-name="ce14">
            <text:p>12550</text:p>
          </table:table-cell>
          <table:table-cell table:style-name="ce14"/>
          <table:table-cell office:value-type="float" office:value="0.35732081818184014" table:formula="of:=([.$E$3]*9.81-[.G14]*[.E14])" table:style-name="ce15">
            <text:p>0.36</text:p>
          </table:table-cell>
          <table:table-cell office:value-type="float" office:value="0.39542105000000038" table:formula="of:=([.$D$3]*9.81-[.D14]*[.G14])" table:style-name="ce15">
            <text:p>0.40</text:p>
          </table:table-cell>
          <table:table-cell office:value-type="float" office:value="0.37637093409092026" table:formula="of:=AVERAGE([.I14:.J14])" table:style-name="ce15">
            <text:p>0.38</text:p>
          </table:table-cell>
          <table:table-cell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-</text:p>
          </table:table-cell>
          <table:table-cell office:value-type="float" office:value="-4.5961636363636401E-4" table:style-name="ce12">
            <text:p>-0.0004596</text:p>
          </table:table-cell>
          <table:table-cell office:value-type="float" office:value="-1.23744571428571E-3" table:style-name="ce12">
            <text:p>-0.0012374</text:p>
          </table:table-cell>
          <table:table-cell office:value-type="float" office:value="12612.020865258473" table:formula="of:=(-[.$E$3]--[.$D$3])*9.81/([.E15]-[.D15])" table:style-name="ce13">
            <text:p>12612.02</text:p>
          </table:table-cell>
          <table:table-cell office:value-type="float" office:value="12550" table:style-name="ce14">
            <text:p>12550</text:p>
          </table:table-cell>
          <table:table-cell table:style-name="ce14"/>
          <table:table-cell office:value-type="float" office:value="0.81494371428566126" table:formula="of:=(-[.$E$3]*9.81-[.G15]*[.E15])" table:style-name="ce15">
            <text:p>0.81</text:p>
          </table:table-cell>
          <table:table-cell office:value-type="float" office:value="0.86318536363636778" table:formula="of:=(-[.$D$3]*9.81-[.D15]*[.G15])" table:style-name="ce15">
            <text:p>0.86</text:p>
          </table:table-cell>
          <table:table-cell office:value-type="float" office:value="0.83906453896101452" table:formula="of:=AVERAGE([.I15:.J15])" table:style-name="ce15">
            <text:p>0.84</text:p>
          </table:table-cell>
          <table:table-cell office:value-type="float" office:value="0.60771773652596739" table:formula="of:=AVERAGE([.K14:.K15])" table:style-name="ce15">
            <text:p>0.61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3" table:style-name="ce6"/>
          <table:table-cell table:number-columns-repeated="16379"/>
        </table:table-row>
        <table:table-row table:style-name="ro1">
          <table:table-cell table:number-columns-repeated="2"/>
          <table:table-cell table:number-columns-repeated="2" table:style-name="ce6"/>
          <table:table-cell table:number-columns-repeated="1019" table:style-name="ce7"/>
          <table:table-cell table:number-columns-repeated="15361"/>
        </table:table-row>
        <table:table-row table:number-rows-repeated="3" table:style-name="ro1">
          <table:table-cell table:number-columns-repeated="2"/>
          <table:table-cell table:number-columns-repeated="1021" table:style-name="ce7"/>
          <table:table-cell table:number-columns-repeated="15361"/>
        </table:table-row>
        <table:table-row table:number-rows-repeated="4" table:style-name="ro1">
          <table:table-cell table:number-columns-repeated="2"/>
          <table:table-cell table:number-columns-repeated="2" table:style-name="ce6"/>
          <table:table-cell table:number-columns-repeated="1019" table:style-name="ce7"/>
          <table:table-cell table:number-columns-repeated="15361"/>
        </table:table-row>
        <table:table-row table:style-name="ro1">
          <table:table-cell table:number-columns-repeated="2"/>
          <table:table-cell table:number-columns-repeated="1021" table:style-name="ce7"/>
          <table:table-cell table:number-columns-repeated="15361"/>
        </table:table-row>
        <table:table-row table:number-rows-repeated="5" table:style-name="ro1">
          <table:table-cell table:number-columns-repeated="2"/>
          <table:table-cell table:number-columns-repeated="3" table:style-name="ce6"/>
          <table:table-cell table:number-columns-repeated="16379"/>
        </table:table-row>
        <table:table-row table:number-rows-repeated="4" table:style-name="ro1">
          <table:table-cell table:number-columns-repeated="3"/>
          <table:table-cell table:number-columns-repeated="2" table:style-name="ce6"/>
          <table:table-cell table:number-columns-repeated="16379"/>
        </table:table-row>
        <table:table-row table:number-rows-repeated="12" table:style-name="ro1">
          <table:table-cell table:number-columns-repeated="3"/>
          <table:table-cell table:style-name="ce6"/>
          <table:table-cell table:number-columns-repeated="1019" table:style-name="ce7"/>
          <table:table-cell table:number-columns-repeated="15361"/>
        </table:table-row>
        <table:table-row table:number-rows-repeated="4" table:style-name="ro1">
          <table:table-cell table:number-columns-repeated="3"/>
          <table:table-cell table:style-name="ce6"/>
          <table:table-cell table:number-columns-repeated="16380"/>
        </table:table-row>
        <table:table-row table:number-rows-repeated="1048524" table:style-name="ro1">
          <table:table-cell table:number-columns-repeated="16384"/>
        </table:table-row>
      </table:table>
      <table:table table:name="LC_12_b" table:style-name="ta3">
        <table:table-column table:style-name="co3" table:default-cell-style-name="ce7"/>
        <table:table-column table:style-name="co4" table:default-cell-style-name="ce6"/>
        <table:table-column table:style-name="co1" table:default-cell-style-name="ce6"/>
        <table:table-column table:style-name="co5" table:number-columns-repeated="3" table:default-cell-style-name="ce7"/>
        <table:table-column table:style-name="co6" table:default-cell-style-name="ce7"/>
        <table:table-column table:style-name="co1" table:default-cell-style-name="ce7"/>
        <table:table-column table:style-name="co7" table:default-cell-style-name="ce7"/>
        <table:table-column table:style-name="co1" table:number-columns-repeated="1015" table:default-cell-style-name="ce7"/>
        <table:table-column table:style-name="co2" table:number-columns-repeated="15360" table:default-cell-style-name="ce1"/>
        <table:table-row table:style-name="ro1">
          <table:table-cell office:value-type="string" table:style-name="ce5">
            <text:p>CALIBRATION VALUES</text:p>
          </table:table-cell>
          <table:table-cell table:number-columns-repeated="2" table:style-name="ce6"/>
          <table:table-cell table:number-columns-repeated="1021" table:style-name="ce7"/>
          <table:table-cell table:number-columns-repeated="15360"/>
        </table:table-row>
        <table:table-row table:style-name="ro1">
          <table:table-cell table:style-name="ce7"/>
          <table:table-cell table:number-columns-repeated="2" table:style-name="ce6"/>
          <table:table-cell office:value-type="string" table:style-name="ce7">
            <text:p>Mass 1</text:p>
          </table:table-cell>
          <table:table-cell office:value-type="string" table:style-name="ce7">
            <text:p>Mass 2</text:p>
          </table:table-cell>
          <table:table-cell office:value-type="string" table:style-name="ce7">
            <text:p>Mass 0</text:p>
          </table:table-cell>
          <table:table-cell table:number-columns-repeated="1018" table:style-name="ce7"/>
          <table:table-cell table:number-columns-repeated="15360"/>
        </table:table-row>
        <table:table-row table:style-name="ro1">
          <table:table-cell table:style-name="ce1"/>
          <table:table-cell table:number-columns-repeated="2" table:style-name="ce6"/>
          <table:table-cell office:value-type="float" office:value="1.0629999999999999" table:style-name="ce21">
            <text:p>1.0630</text:p>
          </table:table-cell>
          <table:table-cell office:value-type="float" office:value="0.54700000000000004" table:style-name="ce7">
            <text:p>0.547</text:p>
          </table:table-cell>
          <table:table-cell office:value-type="float" office:value="0" table:style-name="ce7">
            <text:p>0</text:p>
          </table:table-cell>
          <table:table-cell table:number-columns-repeated="7" table:style-name="ce7"/>
          <table:table-cell table:number-columns-repeated="16371" table:style-name="ce5"/>
        </table:table-row>
        <table:table-row table:style-name="ro1">
          <table:table-cell office:value-type="string" table:style-name="ce8">
            <text:p>Loadcell #12</text:p>
          </table:table-cell>
          <table:table-cell office:value-type="string" table:style-name="ce9">
            <text:p>Axis</text:p>
          </table:table-cell>
          <table:table-cell office:value-type="string" table:style-name="ce9">
            <text:p>Direction</text:p>
          </table:table-cell>
          <table:table-cell office:value-type="string" table:style-name="ce10">
            <text:p>Mean voltage value mass 1</text:p>
          </table:table-cell>
          <table:table-cell office:value-type="string" table:style-name="ce10">
            <text:p>Mean voltage value mass 2</text:p>
          </table:table-cell>
          <table:table-cell office:value-type="string" table:style-name="ce10">
            <text:p>Mean voltage value mass 2</text:p>
          </table:table-cell>
          <table:table-cell office:value-type="string" table:style-name="ce10">
            <text:p>Gain</text:p>
          </table:table-cell>
          <table:table-cell office:value-type="string" table:style-name="ce10">
            <text:p>Gain selected</text:p>
          </table:table-cell>
          <table:table-cell table:style-name="ce10"/>
          <table:table-cell office:value-type="string" table:style-name="ce11">
            <text:p>Offset 1.5</text:p>
          </table:table-cell>
          <table:table-cell office:value-type="string" table:style-name="ce10">
            <text:p>Offset 0.5</text:p>
          </table:table-cell>
          <table:table-cell office:value-type="string" table:style-name="ce10">
            <text:p>Offset Mean</text:p>
          </table:table-cell>
          <table:table-cell office:value-type="string" table:style-name="ce10">
            <text:p>Offset selected</text:p>
          </table:table-cell>
          <table:table-cell table:number-columns-repeated="16371"/>
        </table:table-row>
        <table:table-row table:style-name="ro1">
          <table:table-cell table:style-name="ce1"/>
          <table:table-cell table:number-columns-repeated="2" table:style-name="ce6"/>
          <table:table-cell table:style-name="ce7"/>
          <table:table-cell table:number-columns-repeated="2" table:style-name="ce1"/>
          <table:table-cell table:number-columns-repeated="1018" table:style-name="ce7"/>
          <table:table-cell table:number-columns-repeated="15360"/>
        </table:table-row>
        <table:table-row table:style-name="ro1">
          <table:table-cell table:style-name="ce7"/>
          <table:table-cell table:number-columns-repeated="2" table:style-name="ce6"/>
          <table:table-cell table:number-columns-repeated="3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1"/>
        </table:table-row>
        <table:table-row table:style-name="ro1">
          <table:table-cell table:style-name="ce1"/>
          <table:table-cell table:number-columns-repeated="2" table:style-name="ce6"/>
          <table:table-cell table:number-columns-repeated="3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1" table:style-name="ce1"/>
        </table:table-row>
        <table:table-row table:style-name="ro1">
          <table:table-cell table:style-name="ce7"/>
          <table:table-cell table:number-columns-repeated="2" table:style-name="ce1"/>
          <table:table-cell table:number-columns-repeated="3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1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neutral</text:p>
          </table:table-cell>
          <table:table-cell table:number-columns-repeated="3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1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+</text:p>
          </table:table-cell>
          <table:table-cell office:value-type="float" office:value="8.0116000000000009E-4" table:style-name="ce12">
            <text:p>0.0008012</text:p>
          </table:table-cell>
          <table:table-cell office:value-type="float" office:value="4.5802374999999999E-4" table:style-name="ce12">
            <text:p>0.0004580</text:p>
          </table:table-cell>
          <table:table-cell office:value-type="float" office:value="1.0135857142857141E-4" table:style-name="ce12">
            <text:p>0.0001014</text:p>
          </table:table-cell>
          <table:table-cell office:value-type="float" office:value="14752.040916691249" table:formula="of:=([.$E$3]-[.$D$3])*9.81/([.E10]-[.D10])" table:style-name="ce13">
            <text:p>14752.04</text:p>
          </table:table-cell>
          <table:table-cell office:value-type="float" office:value="14775" table:style-name="ce14">
            <text:p>14775</text:p>
          </table:table-cell>
          <table:table-cell table:style-name="ce14"/>
          <table:table-cell office:value-type="float" office:value="-1.4012309062499995" table:formula="of:=([.$E$3]*9.81-[.H10]*[.E10])" table:style-name="ce15">
            <text:p>-1.40</text:p>
          </table:table-cell>
          <table:table-cell office:value-type="float" office:value="-1.4091090000000008" table:formula="of:=([.$D$3]*9.81-[.D10]*[.H10])" table:style-name="ce15">
            <text:p>-1.41</text:p>
          </table:table-cell>
          <table:table-cell office:value-type="float" office:value="-1.4051699531250001" table:formula="of:=AVERAGE([.J10:.K10])" table:style-name="ce15">
            <text:p>-1.41</text:p>
          </table:table-cell>
          <table:table-cell table:style-name="ce15"/>
          <table:table-cell table:number-columns-repeated="16371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-</text:p>
          </table:table-cell>
          <table:table-cell office:value-type="float" office:value="-6.4163600000000001E-4" table:style-name="ce12">
            <text:p>-0.0006416</text:p>
          </table:table-cell>
          <table:table-cell office:value-type="float" office:value="-2.9966714285714288E-4" table:style-name="ce7">
            <text:p>-0.000299667</text:p>
          </table:table-cell>
          <table:table-cell office:value-type="float" office:value="5.7687142857142855E-5" table:style-name="ce7">
            <text:p>5.76871E-05</text:p>
          </table:table-cell>
          <table:table-cell office:value-type="float" office:value="14802.400552765455" table:formula="of:=(-[.$E$3]--[.$D$3])*9.81/([.E11]-[.D11])" table:style-name="ce13">
            <text:p>14802.40</text:p>
          </table:table-cell>
          <table:table-cell office:value-type="float" office:value="14775" table:style-name="ce14">
            <text:p>14775</text:p>
          </table:table-cell>
          <table:table-cell table:style-name="ce14"/>
          <table:table-cell office:value-type="float" office:value="-0.93848796428571468" table:formula="of:=(-[.$E$3]*9.81-[.H11]*[.E11])" table:style-name="ce15">
            <text:p>-0.94</text:p>
          </table:table-cell>
          <table:table-cell office:value-type="float" office:value="-0.94785809999999948" table:formula="of:=(-[.$D$3]*9.81-[.D11]*[.H11])" table:style-name="ce15">
            <text:p>-0.95</text:p>
          </table:table-cell>
          <table:table-cell office:value-type="float" office:value="-0.94317303214285708" table:formula="of:=AVERAGE([.J11:.K11])" table:style-name="ce15">
            <text:p>-0.94</text:p>
          </table:table-cell>
          <table:table-cell office:value-type="float" office:value="-1.1741714926339286" table:formula="of:=AVERAGE([.L10:.L11])" table:style-name="ce15">
            <text:p>-1.17</text:p>
          </table:table-cell>
          <table:table-cell table:number-columns-repeated="16371"/>
        </table:table-row>
        <table:table-row table:style-name="ro1">
          <table:table-cell table:style-name="ce7"/>
          <table:table-cell table:number-columns-repeated="2" table:style-name="ce6"/>
          <table:table-cell table:style-name="ce12"/>
          <table:table-cell table:style-name="ce7"/>
          <table:table-cell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1"/>
        </table:table-row>
        <table:table-row table:style-name="ro1">
          <table:table-cell table:style-name="ce1"/>
          <table:table-cell table:number-columns-repeated="2" table:style-name="ce6"/>
          <table:table-cell table:number-columns-repeated="3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1"/>
        </table:table-row>
        <table:table-row table:number-rows-repeated="2" table:style-name="ro1">
          <table:table-cell table:style-name="ce7"/>
          <table:table-cell table:number-columns-repeated="2" table:style-name="ce6"/>
          <table:table-cell table:number-columns-repeated="3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2" table:style-name="ce6"/>
          <table:table-cell table:number-columns-repeated="1020" table:style-name="ce7"/>
          <table:table-cell table:number-columns-repeated="15360"/>
        </table:table-row>
        <table:table-row table:number-rows-repeated="7" table:style-name="ro1">
          <table:table-cell table:number-columns-repeated="2"/>
          <table:table-cell table:number-columns-repeated="1022" table:style-name="ce7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6"/>
          <table:table-cell table:number-columns-repeated="1020" table:style-name="ce7"/>
          <table:table-cell table:number-columns-repeated="15360"/>
        </table:table-row>
        <table:table-row table:style-name="ro1">
          <table:table-cell table:number-columns-repeated="2"/>
          <table:table-cell table:style-name="ce7"/>
          <table:table-cell table:style-name="ce6"/>
          <table:table-cell table:number-columns-repeated="1020" table:style-name="ce7"/>
          <table:table-cell table:number-columns-repeated="15360"/>
        </table:table-row>
        <table:table-row table:style-name="ro1">
          <table:table-cell table:number-columns-repeated="16384"/>
        </table:table-row>
        <table:table-row table:number-rows-repeated="5" table:style-name="ro1">
          <table:table-cell table:number-columns-repeated="2"/>
          <table:table-cell table:number-columns-repeated="4" table:style-name="ce6"/>
          <table:table-cell table:number-columns-repeated="16378"/>
        </table:table-row>
        <table:table-row table:number-rows-repeated="4" table:style-name="ro1">
          <table:table-cell table:number-columns-repeated="3"/>
          <table:table-cell table:number-columns-repeated="3" table:style-name="ce6"/>
          <table:table-cell table:number-columns-repeated="16378"/>
        </table:table-row>
        <table:table-row table:number-rows-repeated="12" table:style-name="ro1">
          <table:table-cell table:number-columns-repeated="3"/>
          <table:table-cell table:style-name="ce6"/>
          <table:table-cell table:number-columns-repeated="1020" table:style-name="ce7"/>
          <table:table-cell table:number-columns-repeated="15360"/>
        </table:table-row>
        <table:table-row table:number-rows-repeated="4" table:style-name="ro1">
          <table:table-cell table:number-columns-repeated="3"/>
          <table:table-cell table:style-name="ce6"/>
          <table:table-cell table:number-columns-repeated="16380"/>
        </table:table-row>
        <table:table-row table:number-rows-repeated="1048524" table:style-name="ro1">
          <table:table-cell table:number-columns-repeated="16384"/>
        </table:table-row>
      </table:table>
      <table:table table:name="LC_4_oldway" table:style-name="ta1">
        <table:table-column table:style-name="co8" table:default-cell-style-name="ce7"/>
        <table:table-column table:style-name="co9" table:default-cell-style-name="ce6"/>
        <table:table-column table:style-name="co1" table:default-cell-style-name="ce6"/>
        <table:table-column table:style-name="co15" table:default-cell-style-name="ce7"/>
        <table:table-column table:style-name="co16" table:default-cell-style-name="ce7"/>
        <table:table-column table:style-name="co12" table:default-cell-style-name="ce7"/>
        <table:table-column table:style-name="co17" table:default-cell-style-name="ce7"/>
        <table:table-column table:style-name="co18" table:default-cell-style-name="ce7"/>
        <table:table-column table:style-name="co1" table:number-columns-repeated="1015" table:default-cell-style-name="ce7"/>
        <table:table-column table:style-name="co2" table:number-columns-repeated="15361" table:default-cell-style-name="ce1"/>
        <table:table-row table:style-name="ro1">
          <table:table-cell office:value-type="string" table:style-name="ce5">
            <text:p>CALIBRATION VALUES</text:p>
          </table:table-cell>
          <table:table-cell table:number-columns-repeated="2"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Loadcell #4</text:p>
          </table:table-cell>
          <table:table-cell office:value-type="string" table:style-name="ce9">
            <text:p>Axis</text:p>
          </table:table-cell>
          <table:table-cell office:value-type="string" table:style-name="ce9">
            <text:p>Direction</text:p>
          </table:table-cell>
          <table:table-cell office:value-type="string" table:style-name="ce10">
            <text:p>Gain used for offset</text:p>
          </table:table-cell>
          <table:table-cell office:value-type="string" table:style-name="ce10">
            <text:p>Offset</text:p>
          </table:table-cell>
          <table:table-cell office:value-type="string" table:style-name="ce10">
            <text:p>Offset Mean</text:p>
          </table:table-cell>
          <table:table-cell table:style-name="ce10"/>
          <table:table-cell office:value-type="string" table:style-name="ce10">
            <text:p>Gain [0.5 kg, 1.5 kg]</text:p>
          </table:table-cell>
          <table:table-cell office:value-type="string" table:style-name="ce11">
            <text:p>Gain used</text:p>
          </table:table-cell>
          <table:table-cell table:number-columns-repeated="16375" table:style-name="ce5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neutral</text:p>
          </table:table-cell>
          <table:table-cell office:value-type="float" office:value="14220" table:style-name="ce7">
            <text:p>14220</text:p>
          </table:table-cell>
          <table:table-cell office:value-type="float" office:value="-3.3" table:style-name="ce1">
            <text:p>-3.3</text:p>
          </table:table-cell>
          <table:table-cell table:number-columns-repeated="1018" table:style-name="ce7"/>
          <table:table-cell table:number-columns-repeated="15361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+</text:p>
          </table:table-cell>
          <table:table-cell office:value-type="float" office:value="14220" table:style-name="ce7">
            <text:p>14220</text:p>
          </table:table-cell>
          <table:table-cell office:value-type="float" office:value="-3.48" table:style-name="ce7">
            <text:p>-3.48</text:p>
          </table:table-cell>
          <table:table-cell table:number-columns-repeated="2" table:style-name="ce7"/>
          <table:table-cell office:value-type="string" table:style-name="ce7">
            <text:p>14060 13660</text:p>
          </table:table-cell>
          <table:table-cell table:number-columns-repeated="1015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float" office:value="14220" table:style-name="ce7">
            <text:p>14220</text:p>
          </table:table-cell>
          <table:table-cell office:value-type="float" office:value="-3.08" table:style-name="ce7">
            <text:p>-3.08</text:p>
          </table:table-cell>
          <table:table-cell office:value-type="float" office:value="-3.2800000000000002" table:formula="of:=SUM([.E5:.E6])/2" table:style-name="ce22">
            <text:p>-3.28</text:p>
          </table:table-cell>
          <table:table-cell table:style-name="ce1"/>
          <table:table-cell office:value-type="string" table:style-name="ce7">
            <text:p>13190 13190</text:p>
          </table:table-cell>
          <table:table-cell table:style-name="ce22"/>
          <table:table-cell table:number-columns-repeated="16375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neutral</text:p>
          </table:table-cell>
          <table:table-cell office:value-type="float" office:value="14500" table:style-name="ce7">
            <text:p>14500</text:p>
          </table:table-cell>
          <table:table-cell office:value-type="float" office:value="-1.81" table:style-name="ce7">
            <text:p>-1.81</text:p>
          </table:table-cell>
          <table:table-cell table:number-columns-repeated="1018" table:style-name="ce7"/>
          <table:table-cell table:number-columns-repeated="15361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+</text:p>
          </table:table-cell>
          <table:table-cell office:value-type="string" table:style-name="ce7">
            <text:p>y</text:p>
          </table:table-cell>
          <table:table-cell office:value-type="float" office:value="-2.0099999999999998" table:style-name="ce7">
            <text:p>-2.01</text:p>
          </table:table-cell>
          <table:table-cell table:number-columns-repeated="1018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-</text:p>
          </table:table-cell>
          <table:table-cell office:value-type="string" table:style-name="ce7">
            <text:p>y</text:p>
          </table:table-cell>
          <table:table-cell office:value-type="float" office:value="-1.52" table:style-name="ce7">
            <text:p>-1.52</text:p>
          </table:table-cell>
          <table:table-cell office:value-type="float" office:value="-1.7649999999999999" table:formula="of:=SUM([.E9:.E10])/2" table:style-name="ce22">
            <text:p>-1.765</text:p>
          </table:table-cell>
          <table:table-cell table:style-name="ce1"/>
          <table:table-cell table:style-name="ce7"/>
          <table:table-cell table:style-name="ce22"/>
          <table:table-cell table:number-columns-repeated="16375"/>
        </table:table-row>
        <table:table-row table:style-name="ro1">
          <table:table-cell table:style-name="ce7"/>
          <table:table-cell table:number-columns-repeated="2" table:style-name="ce6"/>
          <table:table-cell table:number-columns-repeated="5" table:style-name="ce7"/>
          <table:table-cell table:style-name="ce1"/>
          <table:table-cell table:number-columns-repeated="16375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neutral</text:p>
          </table:table-cell>
          <table:table-cell office:value-type="float" office:value="13440" table:style-name="ce7">
            <text:p>13440</text:p>
          </table:table-cell>
          <table:table-cell office:value-type="float" office:value="0.06" table:style-name="ce7">
            <text:p>0.06</text:p>
          </table:table-cell>
          <table:table-cell table:number-columns-repeated="1018" table:style-name="ce7"/>
          <table:table-cell table:number-columns-repeated="15361"/>
        </table:table-row>
        <table:table-row table:style-name="ro1">
          <table:table-cell table:style-name="ce1"/>
          <table:table-cell office:value-type="string" table:style-name="ce6">
            <text:p>z</text:p>
          </table:table-cell>
          <table:table-cell office:value-type="string" table:style-name="ce6">
            <text:p>+</text:p>
          </table:table-cell>
          <table:table-cell office:value-type="float" office:value="13440" table:style-name="ce7">
            <text:p>13440</text:p>
          </table:table-cell>
          <table:table-cell office:value-type="float" office:value="-0.21" table:style-name="ce7">
            <text:p>-0.21</text:p>
          </table:table-cell>
          <table:table-cell table:number-columns-repeated="1018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-</text:p>
          </table:table-cell>
          <table:table-cell office:value-type="string" table:style-name="ce7">
            <text:p>z</text:p>
          </table:table-cell>
          <table:table-cell office:value-type="float" office:value="0.49" table:style-name="ce7">
            <text:p>0.49</text:p>
          </table:table-cell>
          <table:table-cell office:value-type="float" office:value="0.14000000000000001" table:formula="of:=SUM([.E13:.E14])/2" table:style-name="ce22">
            <text:p>0.14</text:p>
          </table:table-cell>
          <table:table-cell table:style-name="ce1"/>
          <table:table-cell table:style-name="ce7"/>
          <table:table-cell table:style-name="ce2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7"/>
          <table:table-cell table:number-columns-repeated="2" table:style-name="ce6"/>
          <table:table-cell table:number-columns-repeated="3" table:style-name="ce7"/>
          <table:table-cell table:number-columns-repeated="2" table:style-name="ce1"/>
          <table:table-cell table:number-columns-repeated="1015" table:style-name="ce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6"/>
          <table:table-cell table:number-columns-repeated="2" table:style-name="ce7"/>
          <table:table-cell table:style-name="ce1"/>
          <table:table-cell table:number-columns-repeated="1017" table:style-name="ce7"/>
          <table:table-cell table:number-columns-repeated="15361"/>
        </table:table-row>
        <table:table-row table:number-rows-repeated="4" table:style-name="ro1">
          <table:table-cell/>
          <table:table-cell table:number-columns-repeated="8" table:style-name="ce1"/>
          <table:table-cell table:number-columns-repeated="16375"/>
        </table:table-row>
        <table:table-row table:style-name="ro1">
          <table:table-cell/>
          <table:table-cell office:value-type="string" table:style-name="ce1">
            <text:p>for this one I tuned the offset first and then the gain (as martijn pdf suggests), but it could be faster to tune the gain first, using 2 weights doing the delta and computing the gain</text:p>
          </table:table-cell>
          <table:table-cell table:number-columns-repeated="7" table:style-name="ce1"/>
          <table:table-cell table:number-columns-repeated="16375"/>
        </table:table-row>
        <table:table-row table:number-rows-repeated="7" table:style-name="ro1">
          <table:table-cell/>
          <table:table-cell table:number-columns-repeated="8" table:style-name="ce1"/>
          <table:table-cell table:number-columns-repeated="16375"/>
        </table:table-row>
        <table:table-row table:number-rows-repeated="1048546" table:style-name="ro1">
          <table:table-cell table:number-columns-repeated="16384"/>
        </table:table-row>
      </table:table>
      <table:table table:name="Template" table:style-name="ta1">
        <table:table-column table:style-name="co3" table:default-cell-style-name="ce7"/>
        <table:table-column table:style-name="co4" table:default-cell-style-name="ce6"/>
        <table:table-column table:style-name="co1" table:default-cell-style-name="ce6"/>
        <table:table-column table:style-name="co5" table:number-columns-repeated="2" table:default-cell-style-name="ce7"/>
        <table:table-column table:style-name="co6" table:default-cell-style-name="ce7"/>
        <table:table-column table:style-name="co1" table:default-cell-style-name="ce7"/>
        <table:table-column table:style-name="co7" table:default-cell-style-name="ce7"/>
        <table:table-column table:style-name="co1" table:number-columns-repeated="1015" table:default-cell-style-name="ce7"/>
        <table:table-column table:style-name="co2" table:number-columns-repeated="15361" table:default-cell-style-name="ce1"/>
        <table:table-row table:style-name="ro1">
          <table:table-cell office:value-type="string" table:style-name="ce5">
            <text:p>CALIBRATION VALUES</text:p>
          </table:table-cell>
          <table:table-cell table:number-columns-repeated="2" table:style-name="ce6"/>
          <table:table-cell table:number-columns-repeated="1020" table:style-name="ce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6"/>
          <table:table-cell office:value-type="float" office:value="0.5" table:style-name="ce7">
            <text:p>0.5</text:p>
          </table:table-cell>
          <table:table-cell office:value-type="float" office:value="1.5" table:style-name="ce7">
            <text:p>1.5</text:p>
          </table:table-cell>
          <table:table-cell table:number-columns-repeated="7" table:style-name="ce7"/>
          <table:table-cell table:number-columns-repeated="16372" table:style-name="ce5"/>
        </table:table-row>
        <table:table-row table:style-name="ro1">
          <table:table-cell office:value-type="string" table:style-name="ce8">
            <text:p>Loadcell #</text:p>
          </table:table-cell>
          <table:table-cell office:value-type="string" table:style-name="ce9">
            <text:p>Axis</text:p>
          </table:table-cell>
          <table:table-cell office:value-type="string" table:style-name="ce9">
            <text:p>Direction</text:p>
          </table:table-cell>
          <table:table-cell office:value-type="string" table:style-name="ce10">
            <text:p>Mean voltage value 0.5 kg</text:p>
          </table:table-cell>
          <table:table-cell office:value-type="string" table:style-name="ce10">
            <text:p>Mean voltage value 1.5 kg</text:p>
          </table:table-cell>
          <table:table-cell office:value-type="string" table:style-name="ce10">
            <text:p>Gain</text:p>
          </table:table-cell>
          <table:table-cell office:value-type="string" table:style-name="ce10">
            <text:p>Gain selected</text:p>
          </table:table-cell>
          <table:table-cell table:style-name="ce10"/>
          <table:table-cell office:value-type="string" table:style-name="ce11">
            <text:p>Offset 1.5</text:p>
          </table:table-cell>
          <table:table-cell office:value-type="string" table:style-name="ce10">
            <text:p>Offset 0.5</text:p>
          </table:table-cell>
          <table:table-cell table:style-name="ce10"/>
          <table:table-cell office:value-type="string" table:style-name="ce10">
            <text:p>Offset selected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neutral</text:p>
          </table:table-cell>
          <table:table-cell table:style-name="ce7"/>
          <table:table-cell table:style-name="ce1"/>
          <table:table-cell table:number-columns-repeated="1018" table:style-name="ce7"/>
          <table:table-cell table:number-columns-repeated="15361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+</text:p>
          </table:table-cell>
          <table:table-cell table:number-columns-repeated="2" table:style-name="ce12"/>
          <table:table-cell office:value-type="float" office:value="0" table:formula="of:=([.$E$3]-[.$D$3])*9.81/([.E6]-[.D6])" table:style-name="ce13">
            <text:p>#DIV/0!</text:p>
          </table:table-cell>
          <table:table-cell table:number-columns-repeated="2" table:style-name="ce14"/>
          <table:table-cell office:value-type="float" office:value="14.715" table:formula="of:=([.$E$3]*9.81-[.G6]*[.E6])" table:style-name="ce15">
            <text:p>14.72</text:p>
          </table:table-cell>
          <table:table-cell office:value-type="float" office:value="4.9050000000000002" table:formula="of:=([.$D$3]*9.81-[.D6]*[.G6])" table:style-name="ce15">
            <text:p>4.91</text:p>
          </table:table-cell>
          <table:table-cell office:value-type="float" office:value="9.81" table:formula="of:=AVERAGE([.I6:.J6])" table:style-name="ce15">
            <text:p>9.81</text:p>
          </table:table-cell>
          <table:table-cell table:style-name="ce15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table:number-columns-repeated="2" table:style-name="ce12"/>
          <table:table-cell office:value-type="float" office:value="0" table:formula="of:=(-[.$E$3]--[.$D$3])*9.81/([.E7]-[.D7])" table:style-name="ce13">
            <text:p>#DIV/0!</text:p>
          </table:table-cell>
          <table:table-cell table:number-columns-repeated="2" table:style-name="ce14"/>
          <table:table-cell office:value-type="float" office:value="-14.715" table:formula="of:=(-[.$E$3]*9.81-[.G7]*[.E7])" table:style-name="ce15">
            <text:p>-14.72</text:p>
          </table:table-cell>
          <table:table-cell office:value-type="float" office:value="-4.9050000000000002" table:formula="of:=(-[.$D$3]*9.81-[.D7]*[.G7])" table:style-name="ce15">
            <text:p>-4.91</text:p>
          </table:table-cell>
          <table:table-cell office:value-type="float" office:value="-9.81" table:formula="of:=AVERAGE([.I7:.J7])" table:style-name="ce15">
            <text:p>-9.81</text:p>
          </table:table-cell>
          <table:table-cell office:value-type="float" office:value="0" table:formula="of:=AVERAGE([.K6:.K7])" table:style-name="ce15">
            <text:p>0.00</text:p>
          </table:table-cell>
          <table:table-cell table:number-columns-repeated="16372" table:style-name="ce1"/>
        </table:table-row>
        <table:table-row table:style-name="ro1">
          <table:table-cell table:style-name="ce7"/>
          <table:table-cell table:number-columns-repeated="2" table:style-name="ce1"/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neutral</text:p>
          </table:table-cell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+</text:p>
          </table:table-cell>
          <table:table-cell table:number-columns-repeated="2" table:style-name="ce12"/>
          <table:table-cell office:value-type="float" office:value="0" table:formula="of:=([.$E$3]-[.$D$3])*9.81/([.E10]-[.D10])" table:style-name="ce13">
            <text:p>#DIV/0!</text:p>
          </table:table-cell>
          <table:table-cell table:number-columns-repeated="2" table:style-name="ce14"/>
          <table:table-cell office:value-type="float" office:value="14.715" table:formula="of:=([.$E$3]*9.81-[.G10]*[.E10])" table:style-name="ce15">
            <text:p>14.72</text:p>
          </table:table-cell>
          <table:table-cell office:value-type="float" office:value="4.9050000000000002" table:formula="of:=([.$D$3]*9.81-[.D10]*[.G10])" table:style-name="ce15">
            <text:p>4.91</text:p>
          </table:table-cell>
          <table:table-cell office:value-type="float" office:value="9.81" table:formula="of:=AVERAGE([.I10:.J10])" table:style-name="ce15">
            <text:p>9.81</text:p>
          </table:table-cell>
          <table:table-cell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-</text:p>
          </table:table-cell>
          <table:table-cell table:number-columns-repeated="2" table:style-name="ce12"/>
          <table:table-cell office:value-type="float" office:value="0" table:formula="of:=(-[.$E$3]--[.$D$3])*9.81/([.E11]-[.D11])" table:style-name="ce13">
            <text:p>#DIV/0!</text:p>
          </table:table-cell>
          <table:table-cell table:number-columns-repeated="2" table:style-name="ce14"/>
          <table:table-cell office:value-type="float" office:value="-14.715" table:formula="of:=(-[.$E$3]*9.81-[.G11]*[.E11])" table:style-name="ce15">
            <text:p>-14.72</text:p>
          </table:table-cell>
          <table:table-cell office:value-type="float" office:value="-4.9050000000000002" table:formula="of:=(-[.$D$3]*9.81-[.D11]*[.G11])" table:style-name="ce15">
            <text:p>-4.91</text:p>
          </table:table-cell>
          <table:table-cell office:value-type="float" office:value="-9.81" table:formula="of:=AVERAGE([.I11:.J11])" table:style-name="ce15">
            <text:p>-9.81</text:p>
          </table:table-cell>
          <table:table-cell office:value-type="float" office:value="0" table:formula="of:=AVERAGE([.K10:.K11])" table:style-name="ce15">
            <text:p>0.00</text:p>
          </table:table-cell>
          <table:table-cell table:number-columns-repeated="16372"/>
        </table:table-row>
        <table:table-row table:style-name="ro1">
          <table:table-cell table:style-name="ce7"/>
          <table:table-cell table:number-columns-repeated="2" table:style-name="ce6"/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1"/>
          <table:table-cell office:value-type="string" table:style-name="ce6">
            <text:p>z</text:p>
          </table:table-cell>
          <table:table-cell office:value-type="string" table:style-name="ce6">
            <text:p>neutral</text:p>
          </table:table-cell>
          <table:table-cell table:number-columns-repeated="2" table:style-name="ce12"/>
          <table:table-cell table:style-name="ce13"/>
          <table:table-cell table:number-columns-repeated="2" table:style-name="ce14"/>
          <table:table-cell table:number-columns-repeated="4"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+</text:p>
          </table:table-cell>
          <table:table-cell table:number-columns-repeated="2" table:style-name="ce12"/>
          <table:table-cell office:value-type="float" office:value="0" table:formula="of:=([.$E$3]-[.$D$3])*9.81/([.E14]-[.D14])" table:style-name="ce13">
            <text:p>#DIV/0!</text:p>
          </table:table-cell>
          <table:table-cell table:number-columns-repeated="2" table:style-name="ce14"/>
          <table:table-cell office:value-type="float" office:value="14.715" table:formula="of:=([.$E$3]*9.81-[.G14]*[.E14])" table:style-name="ce15">
            <text:p>14.72</text:p>
          </table:table-cell>
          <table:table-cell office:value-type="float" office:value="4.9050000000000002" table:formula="of:=([.$D$3]*9.81-[.D14]*[.G14])" table:style-name="ce15">
            <text:p>4.91</text:p>
          </table:table-cell>
          <table:table-cell office:value-type="float" office:value="9.81" table:formula="of:=AVERAGE([.I14:.J14])" table:style-name="ce15">
            <text:p>9.81</text:p>
          </table:table-cell>
          <table:table-cell table:style-name="ce15"/>
          <table:table-cell table:number-columns-repeated="16372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-</text:p>
          </table:table-cell>
          <table:table-cell table:number-columns-repeated="2" table:style-name="ce12"/>
          <table:table-cell office:value-type="float" office:value="0" table:formula="of:=(-[.$E$3]--[.$D$3])*9.81/([.E15]-[.D15])" table:style-name="ce13">
            <text:p>#DIV/0!</text:p>
          </table:table-cell>
          <table:table-cell table:number-columns-repeated="2" table:style-name="ce14"/>
          <table:table-cell office:value-type="float" office:value="-14.715" table:formula="of:=(-[.$E$3]*9.81-[.G15]*[.E15])" table:style-name="ce15">
            <text:p>-14.72</text:p>
          </table:table-cell>
          <table:table-cell office:value-type="float" office:value="-4.9050000000000002" table:formula="of:=(-[.$D$3]*9.81-[.D15]*[.G15])" table:style-name="ce15">
            <text:p>-4.91</text:p>
          </table:table-cell>
          <table:table-cell office:value-type="float" office:value="-9.81" table:formula="of:=AVERAGE([.I15:.J15])" table:style-name="ce15">
            <text:p>-9.81</text:p>
          </table:table-cell>
          <table:table-cell office:value-type="float" office:value="0" table:formula="of:=AVERAGE([.K14:.K15])" table:style-name="ce15">
            <text:p>0.00</text:p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6">
            <text:p>order x+, x-, z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6">
            <text:p>then y+, y-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6">
            <text:p>then z+ : the bottles are directly on the loadcell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Order_of_Calibration_Procedure" table:style-name="ta1">
        <table:table-column table:style-name="co8" table:default-cell-style-name="ce1"/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3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014" table:default-cell-style-name="ce1"/>
        <table:table-column table:style-name="co2" table:number-columns-repeated="15361" table:default-cell-style-name="ce1"/>
        <table:table-row table:style-name="ro1">
          <table:table-cell office:value-type="string" table:style-name="ce5">
            <text:p>CALIBRATION VALUES</text:p>
          </table:table-cell>
          <table:table-cell table:number-columns-repeated="2" table:style-name="ce6"/>
          <table:table-cell table:number-columns-repeated="16381" table:style-name="ce7"/>
        </table:table-row>
        <table:table-row table:style-name="ro1">
          <table:table-cell table:style-name="ce7"/>
          <table:table-cell table:number-columns-repeated="2" table:style-name="ce6"/>
          <table:table-cell table:number-columns-repeated="16381" table:style-name="ce7"/>
        </table:table-row>
        <table:table-row table:style-name="ro1">
          <table:table-cell office:value-type="string" table:style-name="ce8">
            <text:p>Loadcell I</text:p>
          </table:table-cell>
          <table:table-cell office:value-type="string" table:style-name="ce9">
            <text:p>Axis</text:p>
          </table:table-cell>
          <table:table-cell office:value-type="string" table:style-name="ce9">
            <text:p>Direction</text:p>
          </table:table-cell>
          <table:table-cell office:value-type="string" table:style-name="ce10">
            <text:p>Gain used for offset</text:p>
          </table:table-cell>
          <table:table-cell office:value-type="string" table:style-name="ce10">
            <text:p>Offset</text:p>
          </table:table-cell>
          <table:table-cell office:value-type="string" table:style-name="ce10">
            <text:p>Offset Mean</text:p>
          </table:table-cell>
          <table:table-cell table:style-name="ce10"/>
          <table:table-cell office:value-type="string" table:style-name="ce10">
            <text:p>Gain [0.5 kg, 1.5 kg]</text:p>
          </table:table-cell>
          <table:table-cell office:value-type="string" table:style-name="ce11">
            <text:p>Gain used</text:p>
          </table:table-cell>
          <table:table-cell table:number-columns-repeated="16375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neutral</text:p>
          </table:table-cell>
          <table:table-cell table:style-name="ce7"/>
          <table:table-cell office:value-type="float" office:value="6" table:style-name="ce7">
            <text:p>6</text:p>
          </table:table-cell>
          <table:table-cell table:number-columns-repeated="4" table:style-name="ce7"/>
          <table:table-cell table:number-columns-repeated="16375"/>
        </table:table-row>
        <table:table-row table:style-name="ro1">
          <table:table-cell table:style-name="ce1"/>
          <table:table-cell office:value-type="string" table:style-name="ce6">
            <text:p>x</text:p>
          </table:table-cell>
          <table:table-cell office:value-type="string" table:style-name="ce6">
            <text:p>+</text:p>
          </table:table-cell>
          <table:table-cell office:value-type="string" table:style-name="ce7">
            <text:p>x</text:p>
          </table:table-cell>
          <table:table-cell office:value-type="float" office:value="4" table:style-name="ce7">
            <text:p>4</text:p>
          </table:table-cell>
          <table:table-cell table:number-columns-repeated="2" table:style-name="ce7"/>
          <table:table-cell office:value-type="string" table:style-name="ce7">
            <text:p><text:span text:style-name="T2">[18, 17</text:span>]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7"/>
          <table:table-cell office:value-type="string" table:style-name="ce6">
            <text:p>x</text:p>
          </table:table-cell>
          <table:table-cell office:value-type="string" table:style-name="ce6">
            <text:p>-</text:p>
          </table:table-cell>
          <table:table-cell office:value-type="string" table:style-name="ce7">
            <text:p>x</text:p>
          </table:table-cell>
          <table:table-cell office:value-type="float" office:value="5" table:style-name="ce7">
            <text:p>5</text:p>
          </table:table-cell>
          <table:table-cell office:value-type="float" office:value="10" table:style-name="ce22">
            <text:p>10</text:p>
          </table:table-cell>
          <table:table-cell table:style-name="ce1"/>
          <table:table-cell office:value-type="string" table:style-name="ce7">
            <text:p><text:span text:style-name="T2">[19, 20</text:span>]</text:p>
          </table:table-cell>
          <table:table-cell office:value-type="float" office:value="24" table:style-name="ce22">
            <text:p>2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neutral</text:p>
          </table:table-cell>
          <table:table-cell table:style-name="ce7"/>
          <table:table-cell office:value-type="float" office:value="7" table:style-name="ce7">
            <text:p>7</text:p>
          </table:table-cell>
          <table:table-cell table:number-columns-repeated="4" table:style-name="ce7"/>
          <table:table-cell table:number-columns-repeated="16375"/>
        </table:table-row>
        <table:table-row table:style-name="ro1">
          <table:table-cell table:style-name="ce1"/>
          <table:table-cell office:value-type="string" table:style-name="ce6">
            <text:p>y</text:p>
          </table:table-cell>
          <table:table-cell office:value-type="string" table:style-name="ce6">
            <text:p>+</text:p>
          </table:table-cell>
          <table:table-cell office:value-type="string" table:style-name="ce7">
            <text:p>y</text:p>
          </table:table-cell>
          <table:table-cell office:value-type="float" office:value="8" table:style-name="ce7">
            <text:p>8</text:p>
          </table:table-cell>
          <table:table-cell table:number-columns-repeated="2" table:style-name="ce7"/>
          <table:table-cell office:value-type="string" table:style-name="ce7">
            <text:p><text:span text:style-name="T2">[15</text:span>, 16]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7"/>
          <table:table-cell office:value-type="string" table:style-name="ce6">
            <text:p>y</text:p>
          </table:table-cell>
          <table:table-cell office:value-type="string" table:style-name="ce6">
            <text:p>-</text:p>
          </table:table-cell>
          <table:table-cell office:value-type="string" table:style-name="ce7">
            <text:p>y</text:p>
          </table:table-cell>
          <table:table-cell office:value-type="float" office:value="9" table:style-name="ce7">
            <text:p>9</text:p>
          </table:table-cell>
          <table:table-cell office:value-type="float" office:value="11" table:style-name="ce22">
            <text:p>11</text:p>
          </table:table-cell>
          <table:table-cell table:style-name="ce1"/>
          <table:table-cell office:value-type="string" table:style-name="ce7">
            <text:p><text:span text:style-name="T2">[14, 13</text:span>]</text:p>
          </table:table-cell>
          <table:table-cell office:value-type="float" office:value="25" table:style-name="ce22">
            <text:p>25</text:p>
          </table:table-cell>
          <table:table-cell table:number-columns-repeated="16375"/>
        </table:table-row>
        <table:table-row table:style-name="ro1">
          <table:table-cell table:style-name="ce7"/>
          <table:table-cell table:number-columns-repeated="2" table:style-name="ce6"/>
          <table:table-cell table:number-columns-repeated="5" table:style-name="ce7"/>
          <table:table-cell table:number-columns-repeated="16376" table:style-name="ce1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neutral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4" table:style-name="ce7"/>
          <table:table-cell table:number-columns-repeated="16375"/>
        </table:table-row>
        <table:table-row table:style-name="ro1">
          <table:table-cell table:style-name="ce1"/>
          <table:table-cell office:value-type="string" table:style-name="ce6">
            <text:p>z</text:p>
          </table:table-cell>
          <table:table-cell office:value-type="string" table:style-name="ce6">
            <text:p>+</text:p>
          </table:table-cell>
          <table:table-cell office:value-type="string" table:style-name="ce7">
            <text:p>z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office:value-type="string" table:style-name="ce7">
            <text:p><text:span text:style-name="T2">[23</text:span>,~]</text:p>
          </table:table-cell>
          <table:table-cell table:style-name="ce7"/>
          <table:table-cell table:number-columns-repeated="16375"/>
        </table:table-row>
        <table:table-row table:style-name="ro1">
          <table:table-cell table:style-name="ce7"/>
          <table:table-cell office:value-type="string" table:style-name="ce6">
            <text:p>z</text:p>
          </table:table-cell>
          <table:table-cell office:value-type="string" table:style-name="ce6">
            <text:p>-</text:p>
          </table:table-cell>
          <table:table-cell office:value-type="string" table:style-name="ce7">
            <text:p>z</text:p>
          </table:table-cell>
          <table:table-cell office:value-type="float" office:value="3" table:style-name="ce7">
            <text:p>3</text:p>
          </table:table-cell>
          <table:table-cell office:value-type="float" office:value="12" table:style-name="ce22">
            <text:p>12</text:p>
          </table:table-cell>
          <table:table-cell table:style-name="ce1"/>
          <table:table-cell office:value-type="string" table:style-name="ce7">
            <text:p>[21, 22]</text:p>
          </table:table-cell>
          <table:table-cell office:value-type="float" office:value="26" table:style-name="ce22">
            <text:p>26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number-style style:name="N36">
      <number:number number:decimal-places="7" number:min-integer-digits="1"/>
    </number:number-style>
    <number:number-style style:name="N37">
      <number:number number:decimal-places="2" number:min-integer-digits="0"/>
    </number:number-style>
    <number:date-style style:name="N38">
      <number:day number:style="long"/>
      <number:text>.</number:text>
      <number:month number:style="long"/>
      <number:text>.</number:text>
      <number:year/>
    </number:date-style>
    <number:number-style style:name="N39">
      <number:number number:decimal-places="4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Matthieu Dujany</meta:initial-creator>
    <dc:creator>Matthieu Dujany</dc:creator>
    <meta:creation-date>2017-10-20T23:41:04Z</meta:creation-date>
    <dc:date>2019-10-03T11:13:12Z</dc:date>
    <meta:editing-cycles>50</meta:editing-cycles>
    <meta:editing-duration>PT56580S</meta:editing-duration>
  </office:meta>
</office:document-meta>
</file>